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4c4d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7cm" svg:stroke-color="#000000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solid" svg:stroke-width="0.017cm" svg:stroke-color="#b0b0b0" draw:stroke-linejoin="round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7cm" svg:stroke-color="#000000" draw:stroke-linejoin="miter" svg:stroke-linecap="square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17cm" svg:stroke-color="#7f7f7f" draw:stroke-linejoin="round" svg:stroke-linecap="butt" draw:fill="none" fo:padding-top="0.008cm" fo:padding-bottom="0.008cm" fo:padding-left="0.008cm" fo:padding-right="0.00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4c4df"/>
    </style:style>
    <style:style style:name="P3" style:family="paragraph">
      <loext:graphic-properties draw:fill="solid" draw:fill-color="#1864ab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Liberation Serif" fo:font-size="8pt" style:font-size-asian="8pt" style:font-name-complex="Liberation Serif" style:font-size-complex="8pt"/>
    </style:style>
    <style:style style:name="T2" style:family="text">
      <style:text-properties fo:color="#ffffff" style:font-name="Liberation Serif" fo:font-size="8pt" style:font-size-asian="8pt" style:font-name-complex="Liberation Serif" style:font-size-complex="8pt"/>
    </style:style>
    <style:style style:name="T3" style:family="text">
      <style:text-properties fo:color="#7f7f7f" style:font-name="Liberation Serif" fo:font-size="8pt" style:font-size-asian="8pt" style:font-name-complex="Liberation Serif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89cm" svg:height="4.064cm" svg:x="0cm" svg:y="0.002cm" svg:viewBox="0 0 8891 4065" draw:points="0,0 8891,0 8891,4065 0,4065">
          <text:p/>
        </draw:polygon>
        <draw:polygon draw:style-name="gr2" draw:text-style-name="P2" draw:layer="layout" svg:width="0.081cm" svg:height="0.265cm" svg:x="1.555cm" svg:y="2.838cm" svg:viewBox="0 0 82 266" draw:points="0,266 82,266 82,0 0,0">
          <text:p/>
        </draw:polygon>
        <draw:polygon draw:style-name="gr3" draw:text-style-name="P3" draw:layer="layout" svg:width="0.554cm" svg:height="0.261cm" svg:x="1.633cm" svg:y="2.838cm" svg:viewBox="0 0 555 262" draw:points="0,262 555,262 555,0 0,0">
          <text:p/>
        </draw:polygon>
        <draw:polygon draw:style-name="gr2" draw:text-style-name="P2" draw:layer="layout" svg:width="0.9cm" svg:height="0.261cm" svg:x="1.636cm" svg:y="2.51cm" svg:viewBox="0 0 901 262" draw:points="0,262 901,262 901,0 0,0">
          <text:p/>
        </draw:polygon>
        <draw:polygon draw:style-name="gr3" draw:text-style-name="P3" draw:layer="layout" svg:width="3.006cm" svg:height="0.261cm" svg:x="2.532cm" svg:y="2.51cm" svg:viewBox="0 0 3007 262" draw:points="0,262 3007,262 3007,0 0,0">
          <text:p/>
        </draw:polygon>
        <draw:polygon draw:style-name="gr2" draw:text-style-name="P2" draw:layer="layout" svg:width="0.186cm" svg:height="0.261cm" svg:x="2.54cm" svg:y="2.186cm" svg:viewBox="0 0 187 262" draw:points="0,262 187,262 187,0 0,0">
          <text:p/>
        </draw:polygon>
        <draw:polygon draw:style-name="gr3" draw:text-style-name="P3" draw:layer="layout" svg:width="1.637cm" svg:height="0.261cm" svg:x="2.723cm" svg:y="2.186cm" svg:viewBox="0 0 1638 262" draw:points="0,262 1638,262 1638,0 0,0">
          <text:p/>
        </draw:polygon>
        <draw:polygon draw:style-name="gr2" draw:text-style-name="P2" draw:layer="layout" svg:width="0.187cm" svg:height="0.261cm" svg:x="2.73cm" svg:y="1.858cm" svg:viewBox="0 0 188 262" draw:points="0,262 188,262 188,0 0,0">
          <text:p/>
        </draw:polygon>
        <draw:polygon draw:style-name="gr3" draw:text-style-name="P3" draw:layer="layout" svg:width="1.616cm" svg:height="0.261cm" svg:x="2.91cm" svg:y="1.858cm" svg:viewBox="0 0 1617 262" draw:points="0,262 1617,262 1617,0 0,0">
          <text:p/>
        </draw:polygon>
        <draw:polygon draw:style-name="gr2" draw:text-style-name="P2" draw:layer="layout" svg:width="0.42cm" svg:height="0.264cm" svg:x="2.917cm" svg:y="1.53cm" svg:viewBox="0 0 421 265" draw:points="0,265 421,265 421,0 0,0">
          <text:p/>
        </draw:polygon>
        <draw:polygon draw:style-name="gr3" draw:text-style-name="P3" draw:layer="layout" svg:width="4.777cm" svg:height="0.264cm" svg:x="3.333cm" svg:y="1.53cm" svg:viewBox="0 0 4778 265" draw:points="0,265 4778,265 4778,0 0,0">
          <text:p/>
        </draw:polygon>
        <draw:polygon draw:style-name="gr2" draw:text-style-name="P2" draw:layer="layout" svg:width="0.416cm" svg:height="0.261cm" svg:x="3.344cm" svg:y="1.205cm" svg:viewBox="0 0 417 262" draw:points="0,262 417,262 417,0 0,0">
          <text:p/>
        </draw:polygon>
        <draw:polygon draw:style-name="gr3" draw:text-style-name="P3" draw:layer="layout" svg:width="4.766cm" svg:height="0.261cm" svg:x="3.753cm" svg:y="1.205cm" svg:viewBox="0 0 4767 262" draw:points="0,262 4767,262 4767,0 0,0">
          <text:p/>
        </draw:polygon>
        <draw:polygon draw:style-name="gr2" draw:text-style-name="P2" draw:layer="layout" svg:width="0.057cm" svg:height="0.261cm" svg:x="3.76cm" svg:y="0.88cm" svg:viewBox="0 0 58 262" draw:points="0,262 58,262 58,0 0,0">
          <text:p/>
        </draw:polygon>
        <draw:polygon draw:style-name="gr3" draw:text-style-name="P3" draw:layer="layout" svg:width="0.723cm" svg:height="0.261cm" svg:x="3.813cm" svg:y="0.88cm" svg:viewBox="0 0 724 262" draw:points="0,262 724,262 724,0 0,0">
          <text:p/>
        </draw:polygon>
        <draw:polygon draw:style-name="gr2" draw:text-style-name="P2" draw:layer="layout" svg:width="0.152cm" svg:height="0.261cm" svg:x="3.82cm" svg:y="0.552cm" svg:viewBox="0 0 153 262" draw:points="0,262 153,262 153,0 0,0">
          <text:p/>
        </draw:polygon>
        <draw:polygon draw:style-name="gr3" draw:text-style-name="P3" draw:layer="layout" svg:width="1.676cm" svg:height="0.261cm" svg:x="3.968cm" svg:y="0.552cm" svg:viewBox="0 0 1677 262" draw:points="0,262 1677,262 1677,0 0,0">
          <text:p/>
        </draw:polygon>
        <draw:polygon draw:style-name="gr4" draw:text-style-name="P4" draw:layer="layout" svg:width="0.004cm" svg:height="0.261cm" svg:x="3.975cm" svg:y="0.224cm" svg:viewBox="0 0 5 262" draw:points="0,262 5,262 5,0 0,0">
          <text:p/>
        </draw:polygon>
        <draw:line draw:style-name="gr5" draw:text-style-name="P5" draw:layer="layout" svg:x1="1.552cm" svg:y1="3.293cm" svg:x2="1.552cm" svg:y2="3.396cm">
          <text:p/>
        </draw:line>
        <draw:line draw:style-name="gr6" draw:text-style-name="P5" draw:layer="layout" svg:x1="3.051cm" svg:y1="3.293cm" svg:x2="3.051cm" svg:y2="3.244cm">
          <text:p/>
        </draw:line>
        <draw:line draw:style-name="gr6" draw:text-style-name="P5" draw:layer="layout" svg:x1="3.051cm" svg:y1="3.191cm" svg:x2="3.051cm" svg:y2="3.142cm">
          <text:p/>
        </draw:line>
        <draw:line draw:style-name="gr6" draw:text-style-name="P5" draw:layer="layout" svg:x1="3.051cm" svg:y1="3.089cm" svg:x2="3.051cm" svg:y2="3.039cm">
          <text:p/>
        </draw:line>
        <draw:line draw:style-name="gr6" draw:text-style-name="P5" draw:layer="layout" svg:x1="3.051cm" svg:y1="2.987cm" svg:x2="3.051cm" svg:y2="2.937cm">
          <text:p/>
        </draw:line>
        <draw:line draw:style-name="gr6" draw:text-style-name="P5" draw:layer="layout" svg:x1="3.051cm" svg:y1="2.888cm" svg:x2="3.051cm" svg:y2="2.835cm">
          <text:p/>
        </draw:line>
        <draw:line draw:style-name="gr6" draw:text-style-name="P5" draw:layer="layout" svg:x1="3.051cm" svg:y1="2.785cm" svg:x2="3.051cm" svg:y2="2.733cm">
          <text:p/>
        </draw:line>
        <draw:line draw:style-name="gr6" draw:text-style-name="P5" draw:layer="layout" svg:x1="3.051cm" svg:y1="2.683cm" svg:x2="3.051cm" svg:y2="2.63cm">
          <text:p/>
        </draw:line>
        <draw:line draw:style-name="gr6" draw:text-style-name="P5" draw:layer="layout" svg:x1="3.051cm" svg:y1="2.581cm" svg:x2="3.051cm" svg:y2="2.528cm">
          <text:p/>
        </draw:line>
        <draw:line draw:style-name="gr6" draw:text-style-name="P5" draw:layer="layout" svg:x1="3.051cm" svg:y1="2.479cm" svg:x2="3.051cm" svg:y2="2.426cm">
          <text:p/>
        </draw:line>
        <draw:line draw:style-name="gr6" draw:text-style-name="P5" draw:layer="layout" svg:x1="3.051cm" svg:y1="2.376cm" svg:x2="3.051cm" svg:y2="2.323cm">
          <text:p/>
        </draw:line>
        <draw:line draw:style-name="gr6" draw:text-style-name="P5" draw:layer="layout" svg:x1="3.051cm" svg:y1="2.274cm" svg:x2="3.051cm" svg:y2="2.225cm">
          <text:p/>
        </draw:line>
        <draw:line draw:style-name="gr6" draw:text-style-name="P5" draw:layer="layout" svg:x1="3.051cm" svg:y1="2.172cm" svg:x2="3.051cm" svg:y2="2.122cm">
          <text:p/>
        </draw:line>
        <draw:line draw:style-name="gr6" draw:text-style-name="P5" draw:layer="layout" svg:x1="3.051cm" svg:y1="2.069cm" svg:x2="3.051cm" svg:y2="2.02cm">
          <text:p/>
        </draw:line>
        <draw:line draw:style-name="gr6" draw:text-style-name="P5" draw:layer="layout" svg:x1="3.051cm" svg:y1="1.967cm" svg:x2="3.051cm" svg:y2="1.918cm">
          <text:p/>
        </draw:line>
        <draw:line draw:style-name="gr6" draw:text-style-name="P5" draw:layer="layout" svg:x1="3.051cm" svg:y1="1.865cm" svg:x2="3.051cm" svg:y2="1.815cm">
          <text:p/>
        </draw:line>
        <draw:line draw:style-name="gr6" draw:text-style-name="P5" draw:layer="layout" svg:x1="3.051cm" svg:y1="1.762cm" svg:x2="3.051cm" svg:y2="1.713cm">
          <text:p/>
        </draw:line>
        <draw:line draw:style-name="gr6" draw:text-style-name="P5" draw:layer="layout" svg:x1="3.051cm" svg:y1="1.664cm" svg:x2="3.051cm" svg:y2="1.611cm">
          <text:p/>
        </draw:line>
        <draw:line draw:style-name="gr6" draw:text-style-name="P5" draw:layer="layout" svg:x1="3.051cm" svg:y1="1.561cm" svg:x2="3.051cm" svg:y2="1.508cm">
          <text:p/>
        </draw:line>
        <draw:line draw:style-name="gr6" draw:text-style-name="P5" draw:layer="layout" svg:x1="3.051cm" svg:y1="1.459cm" svg:x2="3.051cm" svg:y2="1.406cm">
          <text:p/>
        </draw:line>
        <draw:line draw:style-name="gr6" draw:text-style-name="P5" draw:layer="layout" svg:x1="3.051cm" svg:y1="1.357cm" svg:x2="3.051cm" svg:y2="1.304cm">
          <text:p/>
        </draw:line>
        <draw:line draw:style-name="gr6" draw:text-style-name="P5" draw:layer="layout" svg:x1="3.051cm" svg:y1="1.254cm" svg:x2="3.051cm" svg:y2="1.201cm">
          <text:p/>
        </draw:line>
        <draw:line draw:style-name="gr6" draw:text-style-name="P5" draw:layer="layout" svg:x1="3.051cm" svg:y1="1.152cm" svg:x2="3.051cm" svg:y2="1.103cm">
          <text:p/>
        </draw:line>
        <draw:line draw:style-name="gr6" draw:text-style-name="P5" draw:layer="layout" svg:x1="3.051cm" svg:y1="1.05cm" svg:x2="3.051cm" svg:y2="1cm">
          <text:p/>
        </draw:line>
        <draw:line draw:style-name="gr6" draw:text-style-name="P5" draw:layer="layout" svg:x1="3.051cm" svg:y1="0.947cm" svg:x2="3.051cm" svg:y2="0.898cm">
          <text:p/>
        </draw:line>
        <draw:line draw:style-name="gr6" draw:text-style-name="P5" draw:layer="layout" svg:x1="3.051cm" svg:y1="0.845cm" svg:x2="3.051cm" svg:y2="0.796cm">
          <text:p/>
        </draw:line>
        <draw:line draw:style-name="gr6" draw:text-style-name="P5" draw:layer="layout" svg:x1="3.051cm" svg:y1="0.743cm" svg:x2="3.051cm" svg:y2="0.693cm">
          <text:p/>
        </draw:line>
        <draw:line draw:style-name="gr6" draw:text-style-name="P5" draw:layer="layout" svg:x1="3.051cm" svg:y1="0.641cm" svg:x2="3.051cm" svg:y2="0.591cm">
          <text:p/>
        </draw:line>
        <draw:line draw:style-name="gr6" draw:text-style-name="P5" draw:layer="layout" svg:x1="3.051cm" svg:y1="0.542cm" svg:x2="3.051cm" svg:y2="0.489cm">
          <text:p/>
        </draw:line>
        <draw:line draw:style-name="gr6" draw:text-style-name="P5" draw:layer="layout" svg:x1="3.051cm" svg:y1="0.439cm" svg:x2="3.051cm" svg:y2="0.387cm">
          <text:p/>
        </draw:line>
        <draw:line draw:style-name="gr6" draw:text-style-name="P5" draw:layer="layout" svg:x1="3.051cm" svg:y1="0.337cm" svg:x2="3.051cm" svg:y2="0.284cm">
          <text:p/>
        </draw:line>
        <draw:line draw:style-name="gr6" draw:text-style-name="P5" draw:layer="layout" svg:x1="3.051cm" svg:y1="0.235cm" svg:x2="3.051cm" svg:y2="0.182cm">
          <text:p/>
        </draw:line>
        <draw:line draw:style-name="gr6" draw:text-style-name="P5" draw:layer="layout" svg:x1="3.051cm" svg:y1="0.133cm" svg:x2="3.051cm" svg:y2="0.08cm">
          <text:p/>
        </draw:line>
        <draw:line draw:style-name="gr6" draw:text-style-name="P5" draw:layer="layout" svg:x1="3.051cm" svg:y1="0.03cm" svg:x2="3.051cm" svg:y2="0.023cm">
          <text:p/>
        </draw:line>
        <draw:line draw:style-name="gr5" draw:text-style-name="P5" draw:layer="layout" svg:x1="3.051cm" svg:y1="3.293cm" svg:x2="3.051cm" svg:y2="3.396cm">
          <text:p/>
        </draw:line>
        <draw:line draw:style-name="gr6" draw:text-style-name="P5" draw:layer="layout" svg:x1="4.55cm" svg:y1="3.293cm" svg:x2="4.55cm" svg:y2="3.244cm">
          <text:p/>
        </draw:line>
        <draw:line draw:style-name="gr6" draw:text-style-name="P5" draw:layer="layout" svg:x1="4.55cm" svg:y1="3.191cm" svg:x2="4.55cm" svg:y2="3.142cm">
          <text:p/>
        </draw:line>
        <draw:line draw:style-name="gr6" draw:text-style-name="P5" draw:layer="layout" svg:x1="4.55cm" svg:y1="3.089cm" svg:x2="4.55cm" svg:y2="3.039cm">
          <text:p/>
        </draw:line>
        <draw:line draw:style-name="gr6" draw:text-style-name="P5" draw:layer="layout" svg:x1="4.55cm" svg:y1="2.987cm" svg:x2="4.55cm" svg:y2="2.937cm">
          <text:p/>
        </draw:line>
        <draw:line draw:style-name="gr6" draw:text-style-name="P5" draw:layer="layout" svg:x1="4.55cm" svg:y1="2.888cm" svg:x2="4.55cm" svg:y2="2.835cm">
          <text:p/>
        </draw:line>
        <draw:line draw:style-name="gr6" draw:text-style-name="P5" draw:layer="layout" svg:x1="4.55cm" svg:y1="2.785cm" svg:x2="4.55cm" svg:y2="2.733cm">
          <text:p/>
        </draw:line>
        <draw:line draw:style-name="gr6" draw:text-style-name="P5" draw:layer="layout" svg:x1="4.55cm" svg:y1="2.683cm" svg:x2="4.55cm" svg:y2="2.63cm">
          <text:p/>
        </draw:line>
        <draw:line draw:style-name="gr6" draw:text-style-name="P5" draw:layer="layout" svg:x1="4.55cm" svg:y1="2.581cm" svg:x2="4.55cm" svg:y2="2.528cm">
          <text:p/>
        </draw:line>
        <draw:line draw:style-name="gr6" draw:text-style-name="P5" draw:layer="layout" svg:x1="4.55cm" svg:y1="2.479cm" svg:x2="4.55cm" svg:y2="2.426cm">
          <text:p/>
        </draw:line>
        <draw:line draw:style-name="gr6" draw:text-style-name="P5" draw:layer="layout" svg:x1="4.55cm" svg:y1="2.376cm" svg:x2="4.55cm" svg:y2="2.323cm">
          <text:p/>
        </draw:line>
        <draw:line draw:style-name="gr6" draw:text-style-name="P5" draw:layer="layout" svg:x1="4.55cm" svg:y1="2.274cm" svg:x2="4.55cm" svg:y2="2.225cm">
          <text:p/>
        </draw:line>
        <draw:line draw:style-name="gr6" draw:text-style-name="P5" draw:layer="layout" svg:x1="4.55cm" svg:y1="2.172cm" svg:x2="4.55cm" svg:y2="2.122cm">
          <text:p/>
        </draw:line>
        <draw:line draw:style-name="gr6" draw:text-style-name="P5" draw:layer="layout" svg:x1="4.55cm" svg:y1="2.069cm" svg:x2="4.55cm" svg:y2="2.02cm">
          <text:p/>
        </draw:line>
        <draw:line draw:style-name="gr6" draw:text-style-name="P5" draw:layer="layout" svg:x1="4.55cm" svg:y1="1.967cm" svg:x2="4.55cm" svg:y2="1.918cm">
          <text:p/>
        </draw:line>
        <draw:line draw:style-name="gr6" draw:text-style-name="P5" draw:layer="layout" svg:x1="4.55cm" svg:y1="1.865cm" svg:x2="4.55cm" svg:y2="1.815cm">
          <text:p/>
        </draw:line>
        <draw:line draw:style-name="gr6" draw:text-style-name="P5" draw:layer="layout" svg:x1="4.55cm" svg:y1="1.762cm" svg:x2="4.55cm" svg:y2="1.713cm">
          <text:p/>
        </draw:line>
        <draw:line draw:style-name="gr6" draw:text-style-name="P5" draw:layer="layout" svg:x1="4.55cm" svg:y1="1.664cm" svg:x2="4.55cm" svg:y2="1.611cm">
          <text:p/>
        </draw:line>
        <draw:line draw:style-name="gr6" draw:text-style-name="P5" draw:layer="layout" svg:x1="4.55cm" svg:y1="1.561cm" svg:x2="4.55cm" svg:y2="1.508cm">
          <text:p/>
        </draw:line>
        <draw:line draw:style-name="gr6" draw:text-style-name="P5" draw:layer="layout" svg:x1="4.55cm" svg:y1="1.459cm" svg:x2="4.55cm" svg:y2="1.406cm">
          <text:p/>
        </draw:line>
        <draw:line draw:style-name="gr6" draw:text-style-name="P5" draw:layer="layout" svg:x1="4.55cm" svg:y1="1.357cm" svg:x2="4.55cm" svg:y2="1.304cm">
          <text:p/>
        </draw:line>
        <draw:line draw:style-name="gr6" draw:text-style-name="P5" draw:layer="layout" svg:x1="4.55cm" svg:y1="1.254cm" svg:x2="4.55cm" svg:y2="1.201cm">
          <text:p/>
        </draw:line>
        <draw:line draw:style-name="gr6" draw:text-style-name="P5" draw:layer="layout" svg:x1="4.55cm" svg:y1="1.152cm" svg:x2="4.55cm" svg:y2="1.103cm">
          <text:p/>
        </draw:line>
        <draw:line draw:style-name="gr6" draw:text-style-name="P5" draw:layer="layout" svg:x1="4.55cm" svg:y1="1.05cm" svg:x2="4.55cm" svg:y2="1cm">
          <text:p/>
        </draw:line>
        <draw:line draw:style-name="gr6" draw:text-style-name="P5" draw:layer="layout" svg:x1="4.55cm" svg:y1="0.947cm" svg:x2="4.55cm" svg:y2="0.898cm">
          <text:p/>
        </draw:line>
        <draw:line draw:style-name="gr6" draw:text-style-name="P5" draw:layer="layout" svg:x1="4.55cm" svg:y1="0.845cm" svg:x2="4.55cm" svg:y2="0.796cm">
          <text:p/>
        </draw:line>
        <draw:line draw:style-name="gr6" draw:text-style-name="P5" draw:layer="layout" svg:x1="4.55cm" svg:y1="0.743cm" svg:x2="4.55cm" svg:y2="0.693cm">
          <text:p/>
        </draw:line>
        <draw:line draw:style-name="gr6" draw:text-style-name="P5" draw:layer="layout" svg:x1="4.55cm" svg:y1="0.641cm" svg:x2="4.55cm" svg:y2="0.591cm">
          <text:p/>
        </draw:line>
        <draw:line draw:style-name="gr6" draw:text-style-name="P5" draw:layer="layout" svg:x1="4.55cm" svg:y1="0.542cm" svg:x2="4.55cm" svg:y2="0.489cm">
          <text:p/>
        </draw:line>
        <draw:line draw:style-name="gr6" draw:text-style-name="P5" draw:layer="layout" svg:x1="4.55cm" svg:y1="0.439cm" svg:x2="4.55cm" svg:y2="0.387cm">
          <text:p/>
        </draw:line>
        <draw:line draw:style-name="gr6" draw:text-style-name="P5" draw:layer="layout" svg:x1="4.55cm" svg:y1="0.337cm" svg:x2="4.55cm" svg:y2="0.284cm">
          <text:p/>
        </draw:line>
        <draw:line draw:style-name="gr6" draw:text-style-name="P5" draw:layer="layout" svg:x1="4.55cm" svg:y1="0.235cm" svg:x2="4.55cm" svg:y2="0.182cm">
          <text:p/>
        </draw:line>
        <draw:line draw:style-name="gr6" draw:text-style-name="P5" draw:layer="layout" svg:x1="4.55cm" svg:y1="0.133cm" svg:x2="4.55cm" svg:y2="0.08cm">
          <text:p/>
        </draw:line>
        <draw:line draw:style-name="gr6" draw:text-style-name="P5" draw:layer="layout" svg:x1="4.55cm" svg:y1="0.03cm" svg:x2="4.55cm" svg:y2="0.023cm">
          <text:p/>
        </draw:line>
        <draw:line draw:style-name="gr5" draw:text-style-name="P5" draw:layer="layout" svg:x1="4.55cm" svg:y1="3.293cm" svg:x2="4.55cm" svg:y2="3.396cm">
          <text:p/>
        </draw:line>
        <draw:frame draw:style-name="gr7" draw:text-style-name="P7" draw:layer="layout" svg:width="0.281cm" svg:height="0.314cm" svg:x="1.489cm" svg:y="3.378cm">
          <draw:text-box>
            <text:p text:style-name="P6"><text:span text:style-name="T1">0</text:span></text:p>
          </draw:text-box>
        </draw:frame>
        <draw:line draw:style-name="gr6" draw:text-style-name="P5" draw:layer="layout" svg:x1="6.053cm" svg:y1="3.293cm" svg:x2="6.053cm" svg:y2="3.244cm">
          <text:p/>
        </draw:line>
        <draw:line draw:style-name="gr6" draw:text-style-name="P5" draw:layer="layout" svg:x1="6.053cm" svg:y1="3.191cm" svg:x2="6.053cm" svg:y2="3.142cm">
          <text:p/>
        </draw:line>
        <draw:line draw:style-name="gr6" draw:text-style-name="P5" draw:layer="layout" svg:x1="6.053cm" svg:y1="3.089cm" svg:x2="6.053cm" svg:y2="3.039cm">
          <text:p/>
        </draw:line>
        <draw:line draw:style-name="gr6" draw:text-style-name="P5" draw:layer="layout" svg:x1="6.053cm" svg:y1="2.987cm" svg:x2="6.053cm" svg:y2="2.937cm">
          <text:p/>
        </draw:line>
        <draw:line draw:style-name="gr6" draw:text-style-name="P5" draw:layer="layout" svg:x1="6.053cm" svg:y1="2.888cm" svg:x2="6.053cm" svg:y2="2.835cm">
          <text:p/>
        </draw:line>
        <draw:line draw:style-name="gr6" draw:text-style-name="P5" draw:layer="layout" svg:x1="6.053cm" svg:y1="2.785cm" svg:x2="6.053cm" svg:y2="2.733cm">
          <text:p/>
        </draw:line>
        <draw:line draw:style-name="gr6" draw:text-style-name="P5" draw:layer="layout" svg:x1="6.053cm" svg:y1="2.683cm" svg:x2="6.053cm" svg:y2="2.63cm">
          <text:p/>
        </draw:line>
        <draw:line draw:style-name="gr6" draw:text-style-name="P5" draw:layer="layout" svg:x1="6.053cm" svg:y1="2.581cm" svg:x2="6.053cm" svg:y2="2.528cm">
          <text:p/>
        </draw:line>
        <draw:line draw:style-name="gr6" draw:text-style-name="P5" draw:layer="layout" svg:x1="6.053cm" svg:y1="2.479cm" svg:x2="6.053cm" svg:y2="2.426cm">
          <text:p/>
        </draw:line>
        <draw:line draw:style-name="gr6" draw:text-style-name="P5" draw:layer="layout" svg:x1="6.053cm" svg:y1="2.376cm" svg:x2="6.053cm" svg:y2="2.323cm">
          <text:p/>
        </draw:line>
        <draw:line draw:style-name="gr6" draw:text-style-name="P5" draw:layer="layout" svg:x1="6.053cm" svg:y1="2.274cm" svg:x2="6.053cm" svg:y2="2.225cm">
          <text:p/>
        </draw:line>
        <draw:line draw:style-name="gr6" draw:text-style-name="P5" draw:layer="layout" svg:x1="6.053cm" svg:y1="2.172cm" svg:x2="6.053cm" svg:y2="2.122cm">
          <text:p/>
        </draw:line>
        <draw:line draw:style-name="gr6" draw:text-style-name="P5" draw:layer="layout" svg:x1="6.053cm" svg:y1="2.069cm" svg:x2="6.053cm" svg:y2="2.02cm">
          <text:p/>
        </draw:line>
        <draw:line draw:style-name="gr6" draw:text-style-name="P5" draw:layer="layout" svg:x1="6.053cm" svg:y1="1.967cm" svg:x2="6.053cm" svg:y2="1.918cm">
          <text:p/>
        </draw:line>
        <draw:line draw:style-name="gr6" draw:text-style-name="P5" draw:layer="layout" svg:x1="6.053cm" svg:y1="1.865cm" svg:x2="6.053cm" svg:y2="1.815cm">
          <text:p/>
        </draw:line>
        <draw:line draw:style-name="gr6" draw:text-style-name="P5" draw:layer="layout" svg:x1="6.053cm" svg:y1="1.762cm" svg:x2="6.053cm" svg:y2="1.713cm">
          <text:p/>
        </draw:line>
        <draw:line draw:style-name="gr6" draw:text-style-name="P5" draw:layer="layout" svg:x1="6.053cm" svg:y1="1.664cm" svg:x2="6.053cm" svg:y2="1.611cm">
          <text:p/>
        </draw:line>
        <draw:line draw:style-name="gr6" draw:text-style-name="P5" draw:layer="layout" svg:x1="6.053cm" svg:y1="1.561cm" svg:x2="6.053cm" svg:y2="1.508cm">
          <text:p/>
        </draw:line>
        <draw:line draw:style-name="gr6" draw:text-style-name="P5" draw:layer="layout" svg:x1="6.053cm" svg:y1="1.459cm" svg:x2="6.053cm" svg:y2="1.406cm">
          <text:p/>
        </draw:line>
        <draw:line draw:style-name="gr6" draw:text-style-name="P5" draw:layer="layout" svg:x1="6.053cm" svg:y1="1.357cm" svg:x2="6.053cm" svg:y2="1.304cm">
          <text:p/>
        </draw:line>
        <draw:line draw:style-name="gr6" draw:text-style-name="P5" draw:layer="layout" svg:x1="6.053cm" svg:y1="1.254cm" svg:x2="6.053cm" svg:y2="1.201cm">
          <text:p/>
        </draw:line>
        <draw:line draw:style-name="gr6" draw:text-style-name="P5" draw:layer="layout" svg:x1="6.053cm" svg:y1="1.152cm" svg:x2="6.053cm" svg:y2="1.103cm">
          <text:p/>
        </draw:line>
        <draw:line draw:style-name="gr6" draw:text-style-name="P5" draw:layer="layout" svg:x1="6.053cm" svg:y1="1.05cm" svg:x2="6.053cm" svg:y2="1cm">
          <text:p/>
        </draw:line>
        <draw:line draw:style-name="gr6" draw:text-style-name="P5" draw:layer="layout" svg:x1="6.053cm" svg:y1="0.947cm" svg:x2="6.053cm" svg:y2="0.898cm">
          <text:p/>
        </draw:line>
        <draw:line draw:style-name="gr6" draw:text-style-name="P5" draw:layer="layout" svg:x1="6.053cm" svg:y1="0.845cm" svg:x2="6.053cm" svg:y2="0.796cm">
          <text:p/>
        </draw:line>
        <draw:line draw:style-name="gr6" draw:text-style-name="P5" draw:layer="layout" svg:x1="6.053cm" svg:y1="0.743cm" svg:x2="6.053cm" svg:y2="0.693cm">
          <text:p/>
        </draw:line>
        <draw:line draw:style-name="gr6" draw:text-style-name="P5" draw:layer="layout" svg:x1="6.053cm" svg:y1="0.641cm" svg:x2="6.053cm" svg:y2="0.591cm">
          <text:p/>
        </draw:line>
        <draw:line draw:style-name="gr6" draw:text-style-name="P5" draw:layer="layout" svg:x1="6.053cm" svg:y1="0.542cm" svg:x2="6.053cm" svg:y2="0.489cm">
          <text:p/>
        </draw:line>
        <draw:line draw:style-name="gr6" draw:text-style-name="P5" draw:layer="layout" svg:x1="6.053cm" svg:y1="0.439cm" svg:x2="6.053cm" svg:y2="0.387cm">
          <text:p/>
        </draw:line>
        <draw:line draw:style-name="gr6" draw:text-style-name="P5" draw:layer="layout" svg:x1="6.053cm" svg:y1="0.337cm" svg:x2="6.053cm" svg:y2="0.284cm">
          <text:p/>
        </draw:line>
        <draw:line draw:style-name="gr6" draw:text-style-name="P5" draw:layer="layout" svg:x1="6.053cm" svg:y1="0.235cm" svg:x2="6.053cm" svg:y2="0.182cm">
          <text:p/>
        </draw:line>
        <draw:line draw:style-name="gr6" draw:text-style-name="P5" draw:layer="layout" svg:x1="6.053cm" svg:y1="0.133cm" svg:x2="6.053cm" svg:y2="0.08cm">
          <text:p/>
        </draw:line>
        <draw:line draw:style-name="gr6" draw:text-style-name="P5" draw:layer="layout" svg:x1="6.053cm" svg:y1="0.03cm" svg:x2="6.053cm" svg:y2="0.023cm">
          <text:p/>
        </draw:line>
        <draw:line draw:style-name="gr5" draw:text-style-name="P5" draw:layer="layout" svg:x1="6.053cm" svg:y1="3.293cm" svg:x2="6.053cm" svg:y2="3.396cm">
          <text:p/>
        </draw:line>
        <draw:frame draw:style-name="gr7" draw:text-style-name="P7" draw:layer="layout" svg:width="0.281cm" svg:height="0.314cm" svg:x="2.977cm" svg:y="3.378cm">
          <draw:text-box>
            <text:p text:style-name="P6"><text:span text:style-name="T1">1</text:span></text:p>
          </draw:text-box>
        </draw:frame>
        <draw:line draw:style-name="gr6" draw:text-style-name="P5" draw:layer="layout" svg:x1="7.552cm" svg:y1="3.293cm" svg:x2="7.552cm" svg:y2="3.244cm">
          <text:p/>
        </draw:line>
        <draw:line draw:style-name="gr6" draw:text-style-name="P5" draw:layer="layout" svg:x1="7.552cm" svg:y1="3.191cm" svg:x2="7.552cm" svg:y2="3.142cm">
          <text:p/>
        </draw:line>
        <draw:line draw:style-name="gr6" draw:text-style-name="P5" draw:layer="layout" svg:x1="7.552cm" svg:y1="3.089cm" svg:x2="7.552cm" svg:y2="3.039cm">
          <text:p/>
        </draw:line>
        <draw:line draw:style-name="gr6" draw:text-style-name="P5" draw:layer="layout" svg:x1="7.552cm" svg:y1="2.987cm" svg:x2="7.552cm" svg:y2="2.937cm">
          <text:p/>
        </draw:line>
        <draw:line draw:style-name="gr6" draw:text-style-name="P5" draw:layer="layout" svg:x1="7.552cm" svg:y1="2.888cm" svg:x2="7.552cm" svg:y2="2.835cm">
          <text:p/>
        </draw:line>
        <draw:line draw:style-name="gr6" draw:text-style-name="P5" draw:layer="layout" svg:x1="7.552cm" svg:y1="2.785cm" svg:x2="7.552cm" svg:y2="2.733cm">
          <text:p/>
        </draw:line>
        <draw:line draw:style-name="gr6" draw:text-style-name="P5" draw:layer="layout" svg:x1="7.552cm" svg:y1="2.683cm" svg:x2="7.552cm" svg:y2="2.63cm">
          <text:p/>
        </draw:line>
        <draw:line draw:style-name="gr6" draw:text-style-name="P5" draw:layer="layout" svg:x1="7.552cm" svg:y1="2.581cm" svg:x2="7.552cm" svg:y2="2.528cm">
          <text:p/>
        </draw:line>
        <draw:line draw:style-name="gr6" draw:text-style-name="P5" draw:layer="layout" svg:x1="7.552cm" svg:y1="2.479cm" svg:x2="7.552cm" svg:y2="2.426cm">
          <text:p/>
        </draw:line>
        <draw:line draw:style-name="gr6" draw:text-style-name="P5" draw:layer="layout" svg:x1="7.552cm" svg:y1="2.376cm" svg:x2="7.552cm" svg:y2="2.323cm">
          <text:p/>
        </draw:line>
        <draw:line draw:style-name="gr6" draw:text-style-name="P5" draw:layer="layout" svg:x1="7.552cm" svg:y1="2.274cm" svg:x2="7.552cm" svg:y2="2.225cm">
          <text:p/>
        </draw:line>
        <draw:line draw:style-name="gr6" draw:text-style-name="P5" draw:layer="layout" svg:x1="7.552cm" svg:y1="2.172cm" svg:x2="7.552cm" svg:y2="2.122cm">
          <text:p/>
        </draw:line>
        <draw:line draw:style-name="gr6" draw:text-style-name="P5" draw:layer="layout" svg:x1="7.552cm" svg:y1="2.069cm" svg:x2="7.552cm" svg:y2="2.02cm">
          <text:p/>
        </draw:line>
        <draw:line draw:style-name="gr6" draw:text-style-name="P5" draw:layer="layout" svg:x1="7.552cm" svg:y1="1.967cm" svg:x2="7.552cm" svg:y2="1.918cm">
          <text:p/>
        </draw:line>
        <draw:line draw:style-name="gr6" draw:text-style-name="P5" draw:layer="layout" svg:x1="7.552cm" svg:y1="1.865cm" svg:x2="7.552cm" svg:y2="1.815cm">
          <text:p/>
        </draw:line>
        <draw:line draw:style-name="gr6" draw:text-style-name="P5" draw:layer="layout" svg:x1="7.552cm" svg:y1="1.762cm" svg:x2="7.552cm" svg:y2="1.713cm">
          <text:p/>
        </draw:line>
        <draw:line draw:style-name="gr6" draw:text-style-name="P5" draw:layer="layout" svg:x1="7.552cm" svg:y1="1.664cm" svg:x2="7.552cm" svg:y2="1.611cm">
          <text:p/>
        </draw:line>
        <draw:line draw:style-name="gr6" draw:text-style-name="P5" draw:layer="layout" svg:x1="7.552cm" svg:y1="1.561cm" svg:x2="7.552cm" svg:y2="1.508cm">
          <text:p/>
        </draw:line>
        <draw:line draw:style-name="gr6" draw:text-style-name="P5" draw:layer="layout" svg:x1="7.552cm" svg:y1="1.459cm" svg:x2="7.552cm" svg:y2="1.406cm">
          <text:p/>
        </draw:line>
        <draw:line draw:style-name="gr6" draw:text-style-name="P5" draw:layer="layout" svg:x1="7.552cm" svg:y1="1.357cm" svg:x2="7.552cm" svg:y2="1.304cm">
          <text:p/>
        </draw:line>
        <draw:line draw:style-name="gr6" draw:text-style-name="P5" draw:layer="layout" svg:x1="7.552cm" svg:y1="1.254cm" svg:x2="7.552cm" svg:y2="1.201cm">
          <text:p/>
        </draw:line>
        <draw:line draw:style-name="gr6" draw:text-style-name="P5" draw:layer="layout" svg:x1="7.552cm" svg:y1="1.152cm" svg:x2="7.552cm" svg:y2="1.103cm">
          <text:p/>
        </draw:line>
        <draw:line draw:style-name="gr6" draw:text-style-name="P5" draw:layer="layout" svg:x1="7.552cm" svg:y1="1.05cm" svg:x2="7.552cm" svg:y2="1cm">
          <text:p/>
        </draw:line>
        <draw:line draw:style-name="gr6" draw:text-style-name="P5" draw:layer="layout" svg:x1="7.552cm" svg:y1="0.947cm" svg:x2="7.552cm" svg:y2="0.898cm">
          <text:p/>
        </draw:line>
        <draw:line draw:style-name="gr6" draw:text-style-name="P5" draw:layer="layout" svg:x1="7.552cm" svg:y1="0.845cm" svg:x2="7.552cm" svg:y2="0.796cm">
          <text:p/>
        </draw:line>
        <draw:line draw:style-name="gr6" draw:text-style-name="P5" draw:layer="layout" svg:x1="7.552cm" svg:y1="0.743cm" svg:x2="7.552cm" svg:y2="0.693cm">
          <text:p/>
        </draw:line>
        <draw:line draw:style-name="gr6" draw:text-style-name="P5" draw:layer="layout" svg:x1="7.552cm" svg:y1="0.641cm" svg:x2="7.552cm" svg:y2="0.591cm">
          <text:p/>
        </draw:line>
        <draw:line draw:style-name="gr6" draw:text-style-name="P5" draw:layer="layout" svg:x1="7.552cm" svg:y1="0.542cm" svg:x2="7.552cm" svg:y2="0.489cm">
          <text:p/>
        </draw:line>
        <draw:line draw:style-name="gr6" draw:text-style-name="P5" draw:layer="layout" svg:x1="7.552cm" svg:y1="0.439cm" svg:x2="7.552cm" svg:y2="0.387cm">
          <text:p/>
        </draw:line>
        <draw:line draw:style-name="gr6" draw:text-style-name="P5" draw:layer="layout" svg:x1="7.552cm" svg:y1="0.337cm" svg:x2="7.552cm" svg:y2="0.284cm">
          <text:p/>
        </draw:line>
        <draw:line draw:style-name="gr6" draw:text-style-name="P5" draw:layer="layout" svg:x1="7.552cm" svg:y1="0.235cm" svg:x2="7.552cm" svg:y2="0.182cm">
          <text:p/>
        </draw:line>
        <draw:line draw:style-name="gr6" draw:text-style-name="P5" draw:layer="layout" svg:x1="7.552cm" svg:y1="0.133cm" svg:x2="7.552cm" svg:y2="0.08cm">
          <text:p/>
        </draw:line>
        <draw:line draw:style-name="gr6" draw:text-style-name="P5" draw:layer="layout" svg:x1="7.552cm" svg:y1="0.03cm" svg:x2="7.552cm" svg:y2="0.023cm">
          <text:p/>
        </draw:line>
        <draw:line draw:style-name="gr5" draw:text-style-name="P5" draw:layer="layout" svg:x1="7.552cm" svg:y1="3.293cm" svg:x2="7.552cm" svg:y2="3.396cm">
          <text:p/>
        </draw:line>
        <draw:frame draw:style-name="gr7" draw:text-style-name="P7" draw:layer="layout" svg:width="0.281cm" svg:height="0.314cm" svg:x="4.47cm" svg:y="3.378cm">
          <draw:text-box>
            <text:p text:style-name="P6"><text:span text:style-name="T1">2</text:span></text:p>
          </draw:text-box>
        </draw:frame>
        <draw:frame draw:style-name="gr7" draw:text-style-name="P7" draw:layer="layout" svg:width="0.281cm" svg:height="0.314cm" svg:x="5.958cm" svg:y="3.378cm">
          <draw:text-box>
            <text:p text:style-name="P6"><text:span text:style-name="T1">3</text:span></text:p>
          </draw:text-box>
        </draw:frame>
        <draw:line draw:style-name="gr5" draw:text-style-name="P5" draw:layer="layout" svg:x1="1.552cm" svg:y1="3.297cm" svg:x2="1.524cm" svg:y2="3.297cm">
          <text:p/>
        </draw:line>
        <draw:frame draw:style-name="gr7" draw:text-style-name="P7" draw:layer="layout" svg:width="0.281cm" svg:height="0.314cm" svg:x="7.447cm" svg:y="3.378cm">
          <draw:text-box>
            <text:p text:style-name="P6"><text:span text:style-name="T1">4</text:span></text:p>
          </draw:text-box>
        </draw:frame>
        <draw:line draw:style-name="gr5" draw:text-style-name="P5" draw:layer="layout" svg:x1="1.552cm" svg:y1="2.969cm" svg:x2="1.524cm" svg:y2="2.969cm">
          <text:p/>
        </draw:line>
        <draw:line draw:style-name="gr5" draw:text-style-name="P5" draw:layer="layout" svg:x1="1.552cm" svg:y1="2.644cm" svg:x2="1.524cm" svg:y2="2.644cm">
          <text:p/>
        </draw:line>
        <draw:frame draw:style-name="gr7" draw:text-style-name="P7" draw:layer="layout" svg:width="1.64cm" svg:height="0.314cm" svg:x="4.329cm" svg:y="3.681cm">
          <draw:text-box>
            <text:p text:style-name="P6"><text:span text:style-name="T1">Schedule (ms)</text:span></text:p>
          </draw:text-box>
        </draw:frame>
        <draw:line draw:style-name="gr5" draw:text-style-name="P5" draw:layer="layout" svg:x1="1.552cm" svg:y1="2.316cm" svg:x2="1.524cm" svg:y2="2.316cm">
          <text:p/>
        </draw:line>
        <draw:line draw:style-name="gr6" draw:text-style-name="P5" draw:layer="layout" svg:x1="1.552cm" svg:y1="1.988cm" svg:x2="1.601cm" svg:y2="1.988cm">
          <text:p/>
        </draw:line>
        <draw:line draw:style-name="gr6" draw:text-style-name="P5" draw:layer="layout" svg:x1="1.654cm" svg:y1="1.988cm" svg:x2="1.703cm" svg:y2="1.988cm">
          <text:p/>
        </draw:line>
        <draw:line draw:style-name="gr6" draw:text-style-name="P5" draw:layer="layout" svg:x1="1.753cm" svg:y1="1.988cm" svg:x2="1.806cm" svg:y2="1.988cm">
          <text:p/>
        </draw:line>
        <draw:line draw:style-name="gr6" draw:text-style-name="P5" draw:layer="layout" svg:x1="1.855cm" svg:y1="1.988cm" svg:x2="1.908cm" svg:y2="1.988cm">
          <text:p/>
        </draw:line>
        <draw:line draw:style-name="gr6" draw:text-style-name="P5" draw:layer="layout" svg:x1="1.957cm" svg:y1="1.988cm" svg:x2="2.01cm" svg:y2="1.988cm">
          <text:p/>
        </draw:line>
        <draw:line draw:style-name="gr6" draw:text-style-name="P5" draw:layer="layout" svg:x1="2.06cm" svg:y1="1.988cm" svg:x2="2.113cm" svg:y2="1.988cm">
          <text:p/>
        </draw:line>
        <draw:line draw:style-name="gr6" draw:text-style-name="P5" draw:layer="layout" svg:x1="2.162cm" svg:y1="1.988cm" svg:x2="2.215cm" svg:y2="1.988cm">
          <text:p/>
        </draw:line>
        <draw:line draw:style-name="gr6" draw:text-style-name="P5" draw:layer="layout" svg:x1="2.264cm" svg:y1="1.988cm" svg:x2="2.317cm" svg:y2="1.988cm">
          <text:p/>
        </draw:line>
        <draw:line draw:style-name="gr6" draw:text-style-name="P5" draw:layer="layout" svg:x1="2.367cm" svg:y1="1.988cm" svg:x2="2.416cm" svg:y2="1.988cm">
          <text:p/>
        </draw:line>
        <draw:line draw:style-name="gr6" draw:text-style-name="P5" draw:layer="layout" svg:x1="2.469cm" svg:y1="1.988cm" svg:x2="2.518cm" svg:y2="1.988cm">
          <text:p/>
        </draw:line>
        <draw:line draw:style-name="gr6" draw:text-style-name="P5" draw:layer="layout" svg:x1="2.571cm" svg:y1="1.988cm" svg:x2="2.621cm" svg:y2="1.988cm">
          <text:p/>
        </draw:line>
        <draw:line draw:style-name="gr6" draw:text-style-name="P5" draw:layer="layout" svg:x1="2.674cm" svg:y1="1.988cm" svg:x2="2.723cm" svg:y2="1.988cm">
          <text:p/>
        </draw:line>
        <draw:line draw:style-name="gr6" draw:text-style-name="P5" draw:layer="layout" svg:x1="2.776cm" svg:y1="1.988cm" svg:x2="2.825cm" svg:y2="1.988cm">
          <text:p/>
        </draw:line>
        <draw:line draw:style-name="gr6" draw:text-style-name="P5" draw:layer="layout" svg:x1="2.878cm" svg:y1="1.988cm" svg:x2="2.928cm" svg:y2="1.988cm">
          <text:p/>
        </draw:line>
        <draw:line draw:style-name="gr6" draw:text-style-name="P5" draw:layer="layout" svg:x1="2.977cm" svg:y1="1.988cm" svg:x2="3.03cm" svg:y2="1.988cm">
          <text:p/>
        </draw:line>
        <draw:line draw:style-name="gr6" draw:text-style-name="P5" draw:layer="layout" svg:x1="3.079cm" svg:y1="1.988cm" svg:x2="3.132cm" svg:y2="1.988cm">
          <text:p/>
        </draw:line>
        <draw:line draw:style-name="gr6" draw:text-style-name="P5" draw:layer="layout" svg:x1="3.182cm" svg:y1="1.988cm" svg:x2="3.234cm" svg:y2="1.988cm">
          <text:p/>
        </draw:line>
        <draw:line draw:style-name="gr6" draw:text-style-name="P5" draw:layer="layout" svg:x1="3.284cm" svg:y1="1.988cm" svg:x2="3.337cm" svg:y2="1.988cm">
          <text:p/>
        </draw:line>
        <draw:line draw:style-name="gr6" draw:text-style-name="P5" draw:layer="layout" svg:x1="3.386cm" svg:y1="1.988cm" svg:x2="3.439cm" svg:y2="1.988cm">
          <text:p/>
        </draw:line>
        <draw:line draw:style-name="gr6" draw:text-style-name="P5" draw:layer="layout" svg:x1="3.488cm" svg:y1="1.988cm" svg:x2="3.538cm" svg:y2="1.988cm">
          <text:p/>
        </draw:line>
        <draw:line draw:style-name="gr6" draw:text-style-name="P5" draw:layer="layout" svg:x1="3.591cm" svg:y1="1.988cm" svg:x2="3.64cm" svg:y2="1.988cm">
          <text:p/>
        </draw:line>
        <draw:line draw:style-name="gr6" draw:text-style-name="P5" draw:layer="layout" svg:x1="3.693cm" svg:y1="1.988cm" svg:x2="3.742cm" svg:y2="1.988cm">
          <text:p/>
        </draw:line>
        <draw:line draw:style-name="gr6" draw:text-style-name="P5" draw:layer="layout" svg:x1="3.795cm" svg:y1="1.988cm" svg:x2="3.845cm" svg:y2="1.988cm">
          <text:p/>
        </draw:line>
        <draw:line draw:style-name="gr6" draw:text-style-name="P5" draw:layer="layout" svg:x1="3.898cm" svg:y1="1.988cm" svg:x2="3.947cm" svg:y2="1.988cm">
          <text:p/>
        </draw:line>
        <draw:line draw:style-name="gr6" draw:text-style-name="P5" draw:layer="layout" svg:x1="4cm" svg:y1="1.988cm" svg:x2="4.049cm" svg:y2="1.988cm">
          <text:p/>
        </draw:line>
        <draw:line draw:style-name="gr6" draw:text-style-name="P5" draw:layer="layout" svg:x1="4.099cm" svg:y1="1.988cm" svg:x2="4.152cm" svg:y2="1.988cm">
          <text:p/>
        </draw:line>
        <draw:line draw:style-name="gr6" draw:text-style-name="P5" draw:layer="layout" svg:x1="4.201cm" svg:y1="1.988cm" svg:x2="4.254cm" svg:y2="1.988cm">
          <text:p/>
        </draw:line>
        <draw:line draw:style-name="gr6" draw:text-style-name="P5" draw:layer="layout" svg:x1="4.303cm" svg:y1="1.988cm" svg:x2="4.356cm" svg:y2="1.988cm">
          <text:p/>
        </draw:line>
        <draw:line draw:style-name="gr6" draw:text-style-name="P5" draw:layer="layout" svg:x1="4.406cm" svg:y1="1.988cm" svg:x2="4.459cm" svg:y2="1.988cm">
          <text:p/>
        </draw:line>
        <draw:line draw:style-name="gr6" draw:text-style-name="P5" draw:layer="layout" svg:x1="4.508cm" svg:y1="1.988cm" svg:x2="4.561cm" svg:y2="1.988cm">
          <text:p/>
        </draw:line>
        <draw:line draw:style-name="gr6" draw:text-style-name="P5" draw:layer="layout" svg:x1="4.61cm" svg:y1="1.988cm" svg:x2="4.663cm" svg:y2="1.988cm">
          <text:p/>
        </draw:line>
        <draw:line draw:style-name="gr6" draw:text-style-name="P5" draw:layer="layout" svg:x1="4.713cm" svg:y1="1.988cm" svg:x2="4.762cm" svg:y2="1.988cm">
          <text:p/>
        </draw:line>
        <draw:line draw:style-name="gr6" draw:text-style-name="P5" draw:layer="layout" svg:x1="4.815cm" svg:y1="1.988cm" svg:x2="4.864cm" svg:y2="1.988cm">
          <text:p/>
        </draw:line>
        <draw:line draw:style-name="gr6" draw:text-style-name="P5" draw:layer="layout" svg:x1="4.917cm" svg:y1="1.988cm" svg:x2="4.967cm" svg:y2="1.988cm">
          <text:p/>
        </draw:line>
        <draw:line draw:style-name="gr6" draw:text-style-name="P5" draw:layer="layout" svg:x1="5.02cm" svg:y1="1.988cm" svg:x2="5.069cm" svg:y2="1.988cm">
          <text:p/>
        </draw:line>
        <draw:line draw:style-name="gr6" draw:text-style-name="P5" draw:layer="layout" svg:x1="5.122cm" svg:y1="1.988cm" svg:x2="5.171cm" svg:y2="1.988cm">
          <text:p/>
        </draw:line>
        <draw:line draw:style-name="gr6" draw:text-style-name="P5" draw:layer="layout" svg:x1="5.224cm" svg:y1="1.988cm" svg:x2="5.274cm" svg:y2="1.988cm">
          <text:p/>
        </draw:line>
        <draw:line draw:style-name="gr6" draw:text-style-name="P5" draw:layer="layout" svg:x1="5.323cm" svg:y1="1.988cm" svg:x2="5.376cm" svg:y2="1.988cm">
          <text:p/>
        </draw:line>
        <draw:line draw:style-name="gr6" draw:text-style-name="P5" draw:layer="layout" svg:x1="5.425cm" svg:y1="1.988cm" svg:x2="5.478cm" svg:y2="1.988cm">
          <text:p/>
        </draw:line>
        <draw:line draw:style-name="gr6" draw:text-style-name="P5" draw:layer="layout" svg:x1="5.528cm" svg:y1="1.988cm" svg:x2="5.58cm" svg:y2="1.988cm">
          <text:p/>
        </draw:line>
        <draw:line draw:style-name="gr6" draw:text-style-name="P5" draw:layer="layout" svg:x1="5.63cm" svg:y1="1.988cm" svg:x2="5.683cm" svg:y2="1.988cm">
          <text:p/>
        </draw:line>
        <draw:line draw:style-name="gr6" draw:text-style-name="P5" draw:layer="layout" svg:x1="5.732cm" svg:y1="1.988cm" svg:x2="5.785cm" svg:y2="1.988cm">
          <text:p/>
        </draw:line>
        <draw:line draw:style-name="gr6" draw:text-style-name="P5" draw:layer="layout" svg:x1="5.834cm" svg:y1="1.988cm" svg:x2="5.884cm" svg:y2="1.988cm">
          <text:p/>
        </draw:line>
        <draw:line draw:style-name="gr6" draw:text-style-name="P5" draw:layer="layout" svg:x1="5.937cm" svg:y1="1.988cm" svg:x2="5.986cm" svg:y2="1.988cm">
          <text:p/>
        </draw:line>
        <draw:line draw:style-name="gr6" draw:text-style-name="P5" draw:layer="layout" svg:x1="6.039cm" svg:y1="1.988cm" svg:x2="6.088cm" svg:y2="1.988cm">
          <text:p/>
        </draw:line>
        <draw:line draw:style-name="gr6" draw:text-style-name="P5" draw:layer="layout" svg:x1="6.141cm" svg:y1="1.988cm" svg:x2="6.191cm" svg:y2="1.988cm">
          <text:p/>
        </draw:line>
        <draw:line draw:style-name="gr6" draw:text-style-name="P5" draw:layer="layout" svg:x1="6.244cm" svg:y1="1.988cm" svg:x2="6.293cm" svg:y2="1.988cm">
          <text:p/>
        </draw:line>
        <draw:line draw:style-name="gr6" draw:text-style-name="P5" draw:layer="layout" svg:x1="6.346cm" svg:y1="1.988cm" svg:x2="6.395cm" svg:y2="1.988cm">
          <text:p/>
        </draw:line>
        <draw:line draw:style-name="gr6" draw:text-style-name="P5" draw:layer="layout" svg:x1="6.445cm" svg:y1="1.988cm" svg:x2="6.498cm" svg:y2="1.988cm">
          <text:p/>
        </draw:line>
        <draw:line draw:style-name="gr6" draw:text-style-name="P5" draw:layer="layout" svg:x1="6.547cm" svg:y1="1.988cm" svg:x2="6.6cm" svg:y2="1.988cm">
          <text:p/>
        </draw:line>
        <draw:line draw:style-name="gr6" draw:text-style-name="P5" draw:layer="layout" svg:x1="6.649cm" svg:y1="1.988cm" svg:x2="6.702cm" svg:y2="1.988cm">
          <text:p/>
        </draw:line>
        <draw:line draw:style-name="gr6" draw:text-style-name="P5" draw:layer="layout" svg:x1="6.752cm" svg:y1="1.988cm" svg:x2="6.805cm" svg:y2="1.988cm">
          <text:p/>
        </draw:line>
        <draw:line draw:style-name="gr6" draw:text-style-name="P5" draw:layer="layout" svg:x1="6.854cm" svg:y1="1.988cm" svg:x2="6.907cm" svg:y2="1.988cm">
          <text:p/>
        </draw:line>
        <draw:line draw:style-name="gr6" draw:text-style-name="P5" draw:layer="layout" svg:x1="6.956cm" svg:y1="1.988cm" svg:x2="7.009cm" svg:y2="1.988cm">
          <text:p/>
        </draw:line>
        <draw:line draw:style-name="gr6" draw:text-style-name="P5" draw:layer="layout" svg:x1="7.059cm" svg:y1="1.988cm" svg:x2="7.108cm" svg:y2="1.988cm">
          <text:p/>
        </draw:line>
        <draw:line draw:style-name="gr6" draw:text-style-name="P5" draw:layer="layout" svg:x1="7.161cm" svg:y1="1.988cm" svg:x2="7.21cm" svg:y2="1.988cm">
          <text:p/>
        </draw:line>
        <draw:line draw:style-name="gr6" draw:text-style-name="P5" draw:layer="layout" svg:x1="7.263cm" svg:y1="1.988cm" svg:x2="7.313cm" svg:y2="1.988cm">
          <text:p/>
        </draw:line>
        <draw:line draw:style-name="gr6" draw:text-style-name="P5" draw:layer="layout" svg:x1="7.366cm" svg:y1="1.988cm" svg:x2="7.415cm" svg:y2="1.988cm">
          <text:p/>
        </draw:line>
        <draw:line draw:style-name="gr6" draw:text-style-name="P5" draw:layer="layout" svg:x1="7.468cm" svg:y1="1.988cm" svg:x2="7.517cm" svg:y2="1.988cm">
          <text:p/>
        </draw:line>
        <draw:line draw:style-name="gr6" draw:text-style-name="P5" draw:layer="layout" svg:x1="7.57cm" svg:y1="1.988cm" svg:x2="7.62cm" svg:y2="1.988cm">
          <text:p/>
        </draw:line>
        <draw:line draw:style-name="gr6" draw:text-style-name="P5" draw:layer="layout" svg:x1="7.669cm" svg:y1="1.988cm" svg:x2="7.722cm" svg:y2="1.988cm">
          <text:p/>
        </draw:line>
        <draw:line draw:style-name="gr6" draw:text-style-name="P5" draw:layer="layout" svg:x1="7.771cm" svg:y1="1.988cm" svg:x2="7.824cm" svg:y2="1.988cm">
          <text:p/>
        </draw:line>
        <draw:line draw:style-name="gr6" draw:text-style-name="P5" draw:layer="layout" svg:x1="7.874cm" svg:y1="1.988cm" svg:x2="7.926cm" svg:y2="1.988cm">
          <text:p/>
        </draw:line>
        <draw:line draw:style-name="gr6" draw:text-style-name="P5" draw:layer="layout" svg:x1="7.976cm" svg:y1="1.988cm" svg:x2="8.029cm" svg:y2="1.988cm">
          <text:p/>
        </draw:line>
        <draw:line draw:style-name="gr6" draw:text-style-name="P5" draw:layer="layout" svg:x1="8.078cm" svg:y1="1.988cm" svg:x2="8.131cm" svg:y2="1.988cm">
          <text:p/>
        </draw:line>
        <draw:line draw:style-name="gr6" draw:text-style-name="P5" draw:layer="layout" svg:x1="8.18cm" svg:y1="1.988cm" svg:x2="8.23cm" svg:y2="1.988cm">
          <text:p/>
        </draw:line>
        <draw:line draw:style-name="gr6" draw:text-style-name="P5" draw:layer="layout" svg:x1="8.283cm" svg:y1="1.988cm" svg:x2="8.332cm" svg:y2="1.988cm">
          <text:p/>
        </draw:line>
        <draw:line draw:style-name="gr6" draw:text-style-name="P5" draw:layer="layout" svg:x1="8.385cm" svg:y1="1.988cm" svg:x2="8.434cm" svg:y2="1.988cm">
          <text:p/>
        </draw:line>
        <draw:line draw:style-name="gr6" draw:text-style-name="P5" draw:layer="layout" svg:x1="8.487cm" svg:y1="1.988cm" svg:x2="8.537cm" svg:y2="1.988cm">
          <text:p/>
        </draw:line>
        <draw:line draw:style-name="gr6" draw:text-style-name="P5" draw:layer="layout" svg:x1="8.59cm" svg:y1="1.988cm" svg:x2="8.639cm" svg:y2="1.988cm">
          <text:p/>
        </draw:line>
        <draw:line draw:style-name="gr6" draw:text-style-name="P5" draw:layer="layout" svg:x1="8.692cm" svg:y1="1.988cm" svg:x2="8.741cm" svg:y2="1.988cm">
          <text:p/>
        </draw:line>
        <draw:line draw:style-name="gr6" draw:text-style-name="P5" draw:layer="layout" svg:x1="8.794cm" svg:y1="1.988cm" svg:x2="8.844cm" svg:y2="1.988cm">
          <text:p/>
        </draw:line>
        <draw:line draw:style-name="gr5" draw:text-style-name="P5" draw:layer="layout" svg:x1="1.552cm" svg:y1="1.988cm" svg:x2="1.524cm" svg:y2="1.988cm">
          <text:p/>
        </draw:line>
        <draw:line draw:style-name="gr6" draw:text-style-name="P5" draw:layer="layout" svg:x1="1.552cm" svg:y1="1.664cm" svg:x2="1.601cm" svg:y2="1.664cm">
          <text:p/>
        </draw:line>
        <draw:line draw:style-name="gr6" draw:text-style-name="P5" draw:layer="layout" svg:x1="1.654cm" svg:y1="1.664cm" svg:x2="1.703cm" svg:y2="1.664cm">
          <text:p/>
        </draw:line>
        <draw:line draw:style-name="gr6" draw:text-style-name="P5" draw:layer="layout" svg:x1="1.753cm" svg:y1="1.664cm" svg:x2="1.806cm" svg:y2="1.664cm">
          <text:p/>
        </draw:line>
        <draw:line draw:style-name="gr6" draw:text-style-name="P5" draw:layer="layout" svg:x1="1.855cm" svg:y1="1.664cm" svg:x2="1.908cm" svg:y2="1.664cm">
          <text:p/>
        </draw:line>
        <draw:line draw:style-name="gr6" draw:text-style-name="P5" draw:layer="layout" svg:x1="1.957cm" svg:y1="1.664cm" svg:x2="2.01cm" svg:y2="1.664cm">
          <text:p/>
        </draw:line>
        <draw:line draw:style-name="gr6" draw:text-style-name="P5" draw:layer="layout" svg:x1="2.06cm" svg:y1="1.664cm" svg:x2="2.113cm" svg:y2="1.664cm">
          <text:p/>
        </draw:line>
        <draw:line draw:style-name="gr6" draw:text-style-name="P5" draw:layer="layout" svg:x1="2.162cm" svg:y1="1.664cm" svg:x2="2.215cm" svg:y2="1.664cm">
          <text:p/>
        </draw:line>
        <draw:line draw:style-name="gr6" draw:text-style-name="P5" draw:layer="layout" svg:x1="2.264cm" svg:y1="1.664cm" svg:x2="2.317cm" svg:y2="1.664cm">
          <text:p/>
        </draw:line>
        <draw:line draw:style-name="gr6" draw:text-style-name="P5" draw:layer="layout" svg:x1="2.367cm" svg:y1="1.664cm" svg:x2="2.416cm" svg:y2="1.664cm">
          <text:p/>
        </draw:line>
        <draw:line draw:style-name="gr6" draw:text-style-name="P5" draw:layer="layout" svg:x1="2.469cm" svg:y1="1.664cm" svg:x2="2.518cm" svg:y2="1.664cm">
          <text:p/>
        </draw:line>
        <draw:line draw:style-name="gr6" draw:text-style-name="P5" draw:layer="layout" svg:x1="2.571cm" svg:y1="1.664cm" svg:x2="2.621cm" svg:y2="1.664cm">
          <text:p/>
        </draw:line>
        <draw:line draw:style-name="gr6" draw:text-style-name="P5" draw:layer="layout" svg:x1="2.674cm" svg:y1="1.664cm" svg:x2="2.723cm" svg:y2="1.664cm">
          <text:p/>
        </draw:line>
        <draw:line draw:style-name="gr6" draw:text-style-name="P5" draw:layer="layout" svg:x1="2.776cm" svg:y1="1.664cm" svg:x2="2.825cm" svg:y2="1.664cm">
          <text:p/>
        </draw:line>
        <draw:line draw:style-name="gr6" draw:text-style-name="P5" draw:layer="layout" svg:x1="2.878cm" svg:y1="1.664cm" svg:x2="2.928cm" svg:y2="1.664cm">
          <text:p/>
        </draw:line>
        <draw:line draw:style-name="gr6" draw:text-style-name="P5" draw:layer="layout" svg:x1="2.977cm" svg:y1="1.664cm" svg:x2="3.03cm" svg:y2="1.664cm">
          <text:p/>
        </draw:line>
        <draw:line draw:style-name="gr6" draw:text-style-name="P5" draw:layer="layout" svg:x1="3.079cm" svg:y1="1.664cm" svg:x2="3.132cm" svg:y2="1.664cm">
          <text:p/>
        </draw:line>
        <draw:line draw:style-name="gr6" draw:text-style-name="P5" draw:layer="layout" svg:x1="3.182cm" svg:y1="1.664cm" svg:x2="3.234cm" svg:y2="1.664cm">
          <text:p/>
        </draw:line>
        <draw:line draw:style-name="gr6" draw:text-style-name="P5" draw:layer="layout" svg:x1="3.284cm" svg:y1="1.664cm" svg:x2="3.337cm" svg:y2="1.664cm">
          <text:p/>
        </draw:line>
        <draw:line draw:style-name="gr6" draw:text-style-name="P5" draw:layer="layout" svg:x1="3.386cm" svg:y1="1.664cm" svg:x2="3.439cm" svg:y2="1.664cm">
          <text:p/>
        </draw:line>
        <draw:line draw:style-name="gr6" draw:text-style-name="P5" draw:layer="layout" svg:x1="3.488cm" svg:y1="1.664cm" svg:x2="3.538cm" svg:y2="1.664cm">
          <text:p/>
        </draw:line>
        <draw:line draw:style-name="gr6" draw:text-style-name="P5" draw:layer="layout" svg:x1="3.591cm" svg:y1="1.664cm" svg:x2="3.64cm" svg:y2="1.664cm">
          <text:p/>
        </draw:line>
        <draw:line draw:style-name="gr6" draw:text-style-name="P5" draw:layer="layout" svg:x1="3.693cm" svg:y1="1.664cm" svg:x2="3.742cm" svg:y2="1.664cm">
          <text:p/>
        </draw:line>
        <draw:line draw:style-name="gr6" draw:text-style-name="P5" draw:layer="layout" svg:x1="3.795cm" svg:y1="1.664cm" svg:x2="3.845cm" svg:y2="1.664cm">
          <text:p/>
        </draw:line>
        <draw:line draw:style-name="gr6" draw:text-style-name="P5" draw:layer="layout" svg:x1="3.898cm" svg:y1="1.664cm" svg:x2="3.947cm" svg:y2="1.664cm">
          <text:p/>
        </draw:line>
        <draw:line draw:style-name="gr6" draw:text-style-name="P5" draw:layer="layout" svg:x1="4cm" svg:y1="1.664cm" svg:x2="4.049cm" svg:y2="1.664cm">
          <text:p/>
        </draw:line>
        <draw:line draw:style-name="gr6" draw:text-style-name="P5" draw:layer="layout" svg:x1="4.099cm" svg:y1="1.664cm" svg:x2="4.152cm" svg:y2="1.664cm">
          <text:p/>
        </draw:line>
        <draw:line draw:style-name="gr6" draw:text-style-name="P5" draw:layer="layout" svg:x1="4.201cm" svg:y1="1.664cm" svg:x2="4.254cm" svg:y2="1.664cm">
          <text:p/>
        </draw:line>
        <draw:line draw:style-name="gr6" draw:text-style-name="P5" draw:layer="layout" svg:x1="4.303cm" svg:y1="1.664cm" svg:x2="4.356cm" svg:y2="1.664cm">
          <text:p/>
        </draw:line>
        <draw:line draw:style-name="gr6" draw:text-style-name="P5" draw:layer="layout" svg:x1="4.406cm" svg:y1="1.664cm" svg:x2="4.459cm" svg:y2="1.664cm">
          <text:p/>
        </draw:line>
        <draw:line draw:style-name="gr6" draw:text-style-name="P5" draw:layer="layout" svg:x1="4.508cm" svg:y1="1.664cm" svg:x2="4.561cm" svg:y2="1.664cm">
          <text:p/>
        </draw:line>
        <draw:line draw:style-name="gr6" draw:text-style-name="P5" draw:layer="layout" svg:x1="4.61cm" svg:y1="1.664cm" svg:x2="4.663cm" svg:y2="1.664cm">
          <text:p/>
        </draw:line>
        <draw:line draw:style-name="gr6" draw:text-style-name="P5" draw:layer="layout" svg:x1="4.713cm" svg:y1="1.664cm" svg:x2="4.762cm" svg:y2="1.664cm">
          <text:p/>
        </draw:line>
        <draw:line draw:style-name="gr6" draw:text-style-name="P5" draw:layer="layout" svg:x1="4.815cm" svg:y1="1.664cm" svg:x2="4.864cm" svg:y2="1.664cm">
          <text:p/>
        </draw:line>
        <draw:line draw:style-name="gr6" draw:text-style-name="P5" draw:layer="layout" svg:x1="4.917cm" svg:y1="1.664cm" svg:x2="4.967cm" svg:y2="1.664cm">
          <text:p/>
        </draw:line>
        <draw:line draw:style-name="gr6" draw:text-style-name="P5" draw:layer="layout" svg:x1="5.02cm" svg:y1="1.664cm" svg:x2="5.069cm" svg:y2="1.664cm">
          <text:p/>
        </draw:line>
        <draw:line draw:style-name="gr6" draw:text-style-name="P5" draw:layer="layout" svg:x1="5.122cm" svg:y1="1.664cm" svg:x2="5.171cm" svg:y2="1.664cm">
          <text:p/>
        </draw:line>
        <draw:line draw:style-name="gr6" draw:text-style-name="P5" draw:layer="layout" svg:x1="5.224cm" svg:y1="1.664cm" svg:x2="5.274cm" svg:y2="1.664cm">
          <text:p/>
        </draw:line>
        <draw:line draw:style-name="gr6" draw:text-style-name="P5" draw:layer="layout" svg:x1="5.323cm" svg:y1="1.664cm" svg:x2="5.376cm" svg:y2="1.664cm">
          <text:p/>
        </draw:line>
        <draw:line draw:style-name="gr6" draw:text-style-name="P5" draw:layer="layout" svg:x1="5.425cm" svg:y1="1.664cm" svg:x2="5.478cm" svg:y2="1.664cm">
          <text:p/>
        </draw:line>
        <draw:line draw:style-name="gr6" draw:text-style-name="P5" draw:layer="layout" svg:x1="5.528cm" svg:y1="1.664cm" svg:x2="5.58cm" svg:y2="1.664cm">
          <text:p/>
        </draw:line>
        <draw:line draw:style-name="gr6" draw:text-style-name="P5" draw:layer="layout" svg:x1="5.63cm" svg:y1="1.664cm" svg:x2="5.683cm" svg:y2="1.664cm">
          <text:p/>
        </draw:line>
        <draw:line draw:style-name="gr6" draw:text-style-name="P5" draw:layer="layout" svg:x1="5.732cm" svg:y1="1.664cm" svg:x2="5.785cm" svg:y2="1.664cm">
          <text:p/>
        </draw:line>
        <draw:line draw:style-name="gr6" draw:text-style-name="P5" draw:layer="layout" svg:x1="5.834cm" svg:y1="1.664cm" svg:x2="5.884cm" svg:y2="1.664cm">
          <text:p/>
        </draw:line>
        <draw:line draw:style-name="gr6" draw:text-style-name="P5" draw:layer="layout" svg:x1="5.937cm" svg:y1="1.664cm" svg:x2="5.986cm" svg:y2="1.664cm">
          <text:p/>
        </draw:line>
        <draw:line draw:style-name="gr6" draw:text-style-name="P5" draw:layer="layout" svg:x1="6.039cm" svg:y1="1.664cm" svg:x2="6.088cm" svg:y2="1.664cm">
          <text:p/>
        </draw:line>
        <draw:line draw:style-name="gr6" draw:text-style-name="P5" draw:layer="layout" svg:x1="6.141cm" svg:y1="1.664cm" svg:x2="6.191cm" svg:y2="1.664cm">
          <text:p/>
        </draw:line>
        <draw:line draw:style-name="gr6" draw:text-style-name="P5" draw:layer="layout" svg:x1="6.244cm" svg:y1="1.664cm" svg:x2="6.293cm" svg:y2="1.664cm">
          <text:p/>
        </draw:line>
        <draw:line draw:style-name="gr6" draw:text-style-name="P5" draw:layer="layout" svg:x1="6.346cm" svg:y1="1.664cm" svg:x2="6.395cm" svg:y2="1.664cm">
          <text:p/>
        </draw:line>
        <draw:line draw:style-name="gr6" draw:text-style-name="P5" draw:layer="layout" svg:x1="6.445cm" svg:y1="1.664cm" svg:x2="6.498cm" svg:y2="1.664cm">
          <text:p/>
        </draw:line>
        <draw:line draw:style-name="gr6" draw:text-style-name="P5" draw:layer="layout" svg:x1="6.547cm" svg:y1="1.664cm" svg:x2="6.6cm" svg:y2="1.664cm">
          <text:p/>
        </draw:line>
        <draw:line draw:style-name="gr6" draw:text-style-name="P5" draw:layer="layout" svg:x1="6.649cm" svg:y1="1.664cm" svg:x2="6.702cm" svg:y2="1.664cm">
          <text:p/>
        </draw:line>
        <draw:line draw:style-name="gr6" draw:text-style-name="P5" draw:layer="layout" svg:x1="6.752cm" svg:y1="1.664cm" svg:x2="6.805cm" svg:y2="1.664cm">
          <text:p/>
        </draw:line>
        <draw:line draw:style-name="gr6" draw:text-style-name="P5" draw:layer="layout" svg:x1="6.854cm" svg:y1="1.664cm" svg:x2="6.907cm" svg:y2="1.664cm">
          <text:p/>
        </draw:line>
        <draw:line draw:style-name="gr6" draw:text-style-name="P5" draw:layer="layout" svg:x1="6.956cm" svg:y1="1.664cm" svg:x2="7.009cm" svg:y2="1.664cm">
          <text:p/>
        </draw:line>
        <draw:line draw:style-name="gr6" draw:text-style-name="P5" draw:layer="layout" svg:x1="7.059cm" svg:y1="1.664cm" svg:x2="7.108cm" svg:y2="1.664cm">
          <text:p/>
        </draw:line>
        <draw:line draw:style-name="gr6" draw:text-style-name="P5" draw:layer="layout" svg:x1="7.161cm" svg:y1="1.664cm" svg:x2="7.21cm" svg:y2="1.664cm">
          <text:p/>
        </draw:line>
        <draw:line draw:style-name="gr6" draw:text-style-name="P5" draw:layer="layout" svg:x1="7.263cm" svg:y1="1.664cm" svg:x2="7.313cm" svg:y2="1.664cm">
          <text:p/>
        </draw:line>
        <draw:line draw:style-name="gr6" draw:text-style-name="P5" draw:layer="layout" svg:x1="7.366cm" svg:y1="1.664cm" svg:x2="7.415cm" svg:y2="1.664cm">
          <text:p/>
        </draw:line>
        <draw:line draw:style-name="gr6" draw:text-style-name="P5" draw:layer="layout" svg:x1="7.468cm" svg:y1="1.664cm" svg:x2="7.517cm" svg:y2="1.664cm">
          <text:p/>
        </draw:line>
        <draw:line draw:style-name="gr6" draw:text-style-name="P5" draw:layer="layout" svg:x1="7.57cm" svg:y1="1.664cm" svg:x2="7.62cm" svg:y2="1.664cm">
          <text:p/>
        </draw:line>
        <draw:line draw:style-name="gr6" draw:text-style-name="P5" draw:layer="layout" svg:x1="7.669cm" svg:y1="1.664cm" svg:x2="7.722cm" svg:y2="1.664cm">
          <text:p/>
        </draw:line>
        <draw:line draw:style-name="gr6" draw:text-style-name="P5" draw:layer="layout" svg:x1="7.771cm" svg:y1="1.664cm" svg:x2="7.824cm" svg:y2="1.664cm">
          <text:p/>
        </draw:line>
        <draw:line draw:style-name="gr6" draw:text-style-name="P5" draw:layer="layout" svg:x1="7.874cm" svg:y1="1.664cm" svg:x2="7.926cm" svg:y2="1.664cm">
          <text:p/>
        </draw:line>
        <draw:line draw:style-name="gr6" draw:text-style-name="P5" draw:layer="layout" svg:x1="7.976cm" svg:y1="1.664cm" svg:x2="8.029cm" svg:y2="1.664cm">
          <text:p/>
        </draw:line>
        <draw:line draw:style-name="gr6" draw:text-style-name="P5" draw:layer="layout" svg:x1="8.078cm" svg:y1="1.664cm" svg:x2="8.131cm" svg:y2="1.664cm">
          <text:p/>
        </draw:line>
        <draw:line draw:style-name="gr6" draw:text-style-name="P5" draw:layer="layout" svg:x1="8.18cm" svg:y1="1.664cm" svg:x2="8.23cm" svg:y2="1.664cm">
          <text:p/>
        </draw:line>
        <draw:line draw:style-name="gr6" draw:text-style-name="P5" draw:layer="layout" svg:x1="8.283cm" svg:y1="1.664cm" svg:x2="8.332cm" svg:y2="1.664cm">
          <text:p/>
        </draw:line>
        <draw:line draw:style-name="gr6" draw:text-style-name="P5" draw:layer="layout" svg:x1="8.385cm" svg:y1="1.664cm" svg:x2="8.434cm" svg:y2="1.664cm">
          <text:p/>
        </draw:line>
        <draw:line draw:style-name="gr6" draw:text-style-name="P5" draw:layer="layout" svg:x1="8.487cm" svg:y1="1.664cm" svg:x2="8.537cm" svg:y2="1.664cm">
          <text:p/>
        </draw:line>
        <draw:line draw:style-name="gr6" draw:text-style-name="P5" draw:layer="layout" svg:x1="8.59cm" svg:y1="1.664cm" svg:x2="8.639cm" svg:y2="1.664cm">
          <text:p/>
        </draw:line>
        <draw:line draw:style-name="gr6" draw:text-style-name="P5" draw:layer="layout" svg:x1="8.692cm" svg:y1="1.664cm" svg:x2="8.741cm" svg:y2="1.664cm">
          <text:p/>
        </draw:line>
        <draw:line draw:style-name="gr6" draw:text-style-name="P5" draw:layer="layout" svg:x1="8.794cm" svg:y1="1.664cm" svg:x2="8.844cm" svg:y2="1.664cm">
          <text:p/>
        </draw:line>
        <draw:line draw:style-name="gr5" draw:text-style-name="P5" draw:layer="layout" svg:x1="1.552cm" svg:y1="1.664cm" svg:x2="1.524cm" svg:y2="1.664cm">
          <text:p/>
        </draw:line>
        <draw:frame draw:style-name="gr7" draw:text-style-name="P7" draw:layer="layout" svg:width="0.849cm" svg:height="0.314cm" svg:x="0.596cm" svg:y="2.813cm">
          <draw:text-box>
            <text:p text:style-name="P6"><text:span text:style-name="T1">HX_IN</text:span></text:p>
          </draw:text-box>
        </draw:frame>
        <draw:line draw:style-name="gr6" draw:text-style-name="P5" draw:layer="layout" svg:x1="1.552cm" svg:y1="1.336cm" svg:x2="1.601cm" svg:y2="1.336cm">
          <text:p/>
        </draw:line>
        <draw:line draw:style-name="gr6" draw:text-style-name="P5" draw:layer="layout" svg:x1="1.654cm" svg:y1="1.336cm" svg:x2="1.703cm" svg:y2="1.336cm">
          <text:p/>
        </draw:line>
        <draw:line draw:style-name="gr6" draw:text-style-name="P5" draw:layer="layout" svg:x1="1.753cm" svg:y1="1.336cm" svg:x2="1.806cm" svg:y2="1.336cm">
          <text:p/>
        </draw:line>
        <draw:line draw:style-name="gr6" draw:text-style-name="P5" draw:layer="layout" svg:x1="1.855cm" svg:y1="1.336cm" svg:x2="1.908cm" svg:y2="1.336cm">
          <text:p/>
        </draw:line>
        <draw:line draw:style-name="gr6" draw:text-style-name="P5" draw:layer="layout" svg:x1="1.957cm" svg:y1="1.336cm" svg:x2="2.01cm" svg:y2="1.336cm">
          <text:p/>
        </draw:line>
        <draw:line draw:style-name="gr6" draw:text-style-name="P5" draw:layer="layout" svg:x1="2.06cm" svg:y1="1.336cm" svg:x2="2.113cm" svg:y2="1.336cm">
          <text:p/>
        </draw:line>
        <draw:line draw:style-name="gr6" draw:text-style-name="P5" draw:layer="layout" svg:x1="2.162cm" svg:y1="1.336cm" svg:x2="2.215cm" svg:y2="1.336cm">
          <text:p/>
        </draw:line>
        <draw:line draw:style-name="gr6" draw:text-style-name="P5" draw:layer="layout" svg:x1="2.264cm" svg:y1="1.336cm" svg:x2="2.317cm" svg:y2="1.336cm">
          <text:p/>
        </draw:line>
        <draw:line draw:style-name="gr6" draw:text-style-name="P5" draw:layer="layout" svg:x1="2.367cm" svg:y1="1.336cm" svg:x2="2.416cm" svg:y2="1.336cm">
          <text:p/>
        </draw:line>
        <draw:line draw:style-name="gr6" draw:text-style-name="P5" draw:layer="layout" svg:x1="2.469cm" svg:y1="1.336cm" svg:x2="2.518cm" svg:y2="1.336cm">
          <text:p/>
        </draw:line>
        <draw:line draw:style-name="gr6" draw:text-style-name="P5" draw:layer="layout" svg:x1="2.571cm" svg:y1="1.336cm" svg:x2="2.621cm" svg:y2="1.336cm">
          <text:p/>
        </draw:line>
        <draw:line draw:style-name="gr6" draw:text-style-name="P5" draw:layer="layout" svg:x1="2.674cm" svg:y1="1.336cm" svg:x2="2.723cm" svg:y2="1.336cm">
          <text:p/>
        </draw:line>
        <draw:line draw:style-name="gr6" draw:text-style-name="P5" draw:layer="layout" svg:x1="2.776cm" svg:y1="1.336cm" svg:x2="2.825cm" svg:y2="1.336cm">
          <text:p/>
        </draw:line>
        <draw:line draw:style-name="gr6" draw:text-style-name="P5" draw:layer="layout" svg:x1="2.878cm" svg:y1="1.336cm" svg:x2="2.928cm" svg:y2="1.336cm">
          <text:p/>
        </draw:line>
        <draw:line draw:style-name="gr6" draw:text-style-name="P5" draw:layer="layout" svg:x1="2.977cm" svg:y1="1.336cm" svg:x2="3.03cm" svg:y2="1.336cm">
          <text:p/>
        </draw:line>
        <draw:line draw:style-name="gr6" draw:text-style-name="P5" draw:layer="layout" svg:x1="3.079cm" svg:y1="1.336cm" svg:x2="3.132cm" svg:y2="1.336cm">
          <text:p/>
        </draw:line>
        <draw:line draw:style-name="gr6" draw:text-style-name="P5" draw:layer="layout" svg:x1="3.182cm" svg:y1="1.336cm" svg:x2="3.234cm" svg:y2="1.336cm">
          <text:p/>
        </draw:line>
        <draw:line draw:style-name="gr6" draw:text-style-name="P5" draw:layer="layout" svg:x1="3.284cm" svg:y1="1.336cm" svg:x2="3.337cm" svg:y2="1.336cm">
          <text:p/>
        </draw:line>
        <draw:line draw:style-name="gr6" draw:text-style-name="P5" draw:layer="layout" svg:x1="3.386cm" svg:y1="1.336cm" svg:x2="3.439cm" svg:y2="1.336cm">
          <text:p/>
        </draw:line>
        <draw:line draw:style-name="gr6" draw:text-style-name="P5" draw:layer="layout" svg:x1="3.488cm" svg:y1="1.336cm" svg:x2="3.538cm" svg:y2="1.336cm">
          <text:p/>
        </draw:line>
        <draw:line draw:style-name="gr6" draw:text-style-name="P5" draw:layer="layout" svg:x1="3.591cm" svg:y1="1.336cm" svg:x2="3.64cm" svg:y2="1.336cm">
          <text:p/>
        </draw:line>
        <draw:line draw:style-name="gr6" draw:text-style-name="P5" draw:layer="layout" svg:x1="3.693cm" svg:y1="1.336cm" svg:x2="3.742cm" svg:y2="1.336cm">
          <text:p/>
        </draw:line>
        <draw:line draw:style-name="gr6" draw:text-style-name="P5" draw:layer="layout" svg:x1="3.795cm" svg:y1="1.336cm" svg:x2="3.845cm" svg:y2="1.336cm">
          <text:p/>
        </draw:line>
        <draw:line draw:style-name="gr6" draw:text-style-name="P5" draw:layer="layout" svg:x1="3.898cm" svg:y1="1.336cm" svg:x2="3.947cm" svg:y2="1.336cm">
          <text:p/>
        </draw:line>
        <draw:line draw:style-name="gr6" draw:text-style-name="P5" draw:layer="layout" svg:x1="4cm" svg:y1="1.336cm" svg:x2="4.049cm" svg:y2="1.336cm">
          <text:p/>
        </draw:line>
        <draw:line draw:style-name="gr6" draw:text-style-name="P5" draw:layer="layout" svg:x1="4.099cm" svg:y1="1.336cm" svg:x2="4.152cm" svg:y2="1.336cm">
          <text:p/>
        </draw:line>
        <draw:line draw:style-name="gr6" draw:text-style-name="P5" draw:layer="layout" svg:x1="4.201cm" svg:y1="1.336cm" svg:x2="4.254cm" svg:y2="1.336cm">
          <text:p/>
        </draw:line>
        <draw:line draw:style-name="gr6" draw:text-style-name="P5" draw:layer="layout" svg:x1="4.303cm" svg:y1="1.336cm" svg:x2="4.356cm" svg:y2="1.336cm">
          <text:p/>
        </draw:line>
        <draw:line draw:style-name="gr6" draw:text-style-name="P5" draw:layer="layout" svg:x1="4.406cm" svg:y1="1.336cm" svg:x2="4.459cm" svg:y2="1.336cm">
          <text:p/>
        </draw:line>
        <draw:line draw:style-name="gr6" draw:text-style-name="P5" draw:layer="layout" svg:x1="4.508cm" svg:y1="1.336cm" svg:x2="4.561cm" svg:y2="1.336cm">
          <text:p/>
        </draw:line>
        <draw:line draw:style-name="gr6" draw:text-style-name="P5" draw:layer="layout" svg:x1="4.61cm" svg:y1="1.336cm" svg:x2="4.663cm" svg:y2="1.336cm">
          <text:p/>
        </draw:line>
        <draw:line draw:style-name="gr6" draw:text-style-name="P5" draw:layer="layout" svg:x1="4.713cm" svg:y1="1.336cm" svg:x2="4.762cm" svg:y2="1.336cm">
          <text:p/>
        </draw:line>
        <draw:line draw:style-name="gr6" draw:text-style-name="P5" draw:layer="layout" svg:x1="4.815cm" svg:y1="1.336cm" svg:x2="4.864cm" svg:y2="1.336cm">
          <text:p/>
        </draw:line>
        <draw:line draw:style-name="gr6" draw:text-style-name="P5" draw:layer="layout" svg:x1="4.917cm" svg:y1="1.336cm" svg:x2="4.967cm" svg:y2="1.336cm">
          <text:p/>
        </draw:line>
        <draw:line draw:style-name="gr6" draw:text-style-name="P5" draw:layer="layout" svg:x1="5.02cm" svg:y1="1.336cm" svg:x2="5.069cm" svg:y2="1.336cm">
          <text:p/>
        </draw:line>
        <draw:line draw:style-name="gr6" draw:text-style-name="P5" draw:layer="layout" svg:x1="5.122cm" svg:y1="1.336cm" svg:x2="5.171cm" svg:y2="1.336cm">
          <text:p/>
        </draw:line>
        <draw:line draw:style-name="gr6" draw:text-style-name="P5" draw:layer="layout" svg:x1="5.224cm" svg:y1="1.336cm" svg:x2="5.274cm" svg:y2="1.336cm">
          <text:p/>
        </draw:line>
        <draw:line draw:style-name="gr6" draw:text-style-name="P5" draw:layer="layout" svg:x1="5.323cm" svg:y1="1.336cm" svg:x2="5.376cm" svg:y2="1.336cm">
          <text:p/>
        </draw:line>
        <draw:line draw:style-name="gr6" draw:text-style-name="P5" draw:layer="layout" svg:x1="5.425cm" svg:y1="1.336cm" svg:x2="5.478cm" svg:y2="1.336cm">
          <text:p/>
        </draw:line>
        <draw:line draw:style-name="gr6" draw:text-style-name="P5" draw:layer="layout" svg:x1="5.528cm" svg:y1="1.336cm" svg:x2="5.58cm" svg:y2="1.336cm">
          <text:p/>
        </draw:line>
        <draw:line draw:style-name="gr6" draw:text-style-name="P5" draw:layer="layout" svg:x1="5.63cm" svg:y1="1.336cm" svg:x2="5.683cm" svg:y2="1.336cm">
          <text:p/>
        </draw:line>
        <draw:line draw:style-name="gr6" draw:text-style-name="P5" draw:layer="layout" svg:x1="5.732cm" svg:y1="1.336cm" svg:x2="5.785cm" svg:y2="1.336cm">
          <text:p/>
        </draw:line>
        <draw:line draw:style-name="gr6" draw:text-style-name="P5" draw:layer="layout" svg:x1="5.834cm" svg:y1="1.336cm" svg:x2="5.884cm" svg:y2="1.336cm">
          <text:p/>
        </draw:line>
        <draw:line draw:style-name="gr6" draw:text-style-name="P5" draw:layer="layout" svg:x1="5.937cm" svg:y1="1.336cm" svg:x2="5.986cm" svg:y2="1.336cm">
          <text:p/>
        </draw:line>
        <draw:line draw:style-name="gr6" draw:text-style-name="P5" draw:layer="layout" svg:x1="6.039cm" svg:y1="1.336cm" svg:x2="6.088cm" svg:y2="1.336cm">
          <text:p/>
        </draw:line>
        <draw:line draw:style-name="gr6" draw:text-style-name="P5" draw:layer="layout" svg:x1="6.141cm" svg:y1="1.336cm" svg:x2="6.191cm" svg:y2="1.336cm">
          <text:p/>
        </draw:line>
        <draw:line draw:style-name="gr6" draw:text-style-name="P5" draw:layer="layout" svg:x1="6.244cm" svg:y1="1.336cm" svg:x2="6.293cm" svg:y2="1.336cm">
          <text:p/>
        </draw:line>
        <draw:line draw:style-name="gr6" draw:text-style-name="P5" draw:layer="layout" svg:x1="6.346cm" svg:y1="1.336cm" svg:x2="6.395cm" svg:y2="1.336cm">
          <text:p/>
        </draw:line>
        <draw:line draw:style-name="gr6" draw:text-style-name="P5" draw:layer="layout" svg:x1="6.445cm" svg:y1="1.336cm" svg:x2="6.498cm" svg:y2="1.336cm">
          <text:p/>
        </draw:line>
        <draw:line draw:style-name="gr6" draw:text-style-name="P5" draw:layer="layout" svg:x1="6.547cm" svg:y1="1.336cm" svg:x2="6.6cm" svg:y2="1.336cm">
          <text:p/>
        </draw:line>
        <draw:line draw:style-name="gr6" draw:text-style-name="P5" draw:layer="layout" svg:x1="6.649cm" svg:y1="1.336cm" svg:x2="6.702cm" svg:y2="1.336cm">
          <text:p/>
        </draw:line>
        <draw:line draw:style-name="gr6" draw:text-style-name="P5" draw:layer="layout" svg:x1="6.752cm" svg:y1="1.336cm" svg:x2="6.805cm" svg:y2="1.336cm">
          <text:p/>
        </draw:line>
        <draw:line draw:style-name="gr6" draw:text-style-name="P5" draw:layer="layout" svg:x1="6.854cm" svg:y1="1.336cm" svg:x2="6.907cm" svg:y2="1.336cm">
          <text:p/>
        </draw:line>
        <draw:line draw:style-name="gr6" draw:text-style-name="P5" draw:layer="layout" svg:x1="6.956cm" svg:y1="1.336cm" svg:x2="7.009cm" svg:y2="1.336cm">
          <text:p/>
        </draw:line>
        <draw:line draw:style-name="gr6" draw:text-style-name="P5" draw:layer="layout" svg:x1="7.059cm" svg:y1="1.336cm" svg:x2="7.108cm" svg:y2="1.336cm">
          <text:p/>
        </draw:line>
        <draw:line draw:style-name="gr6" draw:text-style-name="P5" draw:layer="layout" svg:x1="7.161cm" svg:y1="1.336cm" svg:x2="7.21cm" svg:y2="1.336cm">
          <text:p/>
        </draw:line>
        <draw:line draw:style-name="gr6" draw:text-style-name="P5" draw:layer="layout" svg:x1="7.263cm" svg:y1="1.336cm" svg:x2="7.313cm" svg:y2="1.336cm">
          <text:p/>
        </draw:line>
        <draw:line draw:style-name="gr6" draw:text-style-name="P5" draw:layer="layout" svg:x1="7.366cm" svg:y1="1.336cm" svg:x2="7.415cm" svg:y2="1.336cm">
          <text:p/>
        </draw:line>
        <draw:line draw:style-name="gr6" draw:text-style-name="P5" draw:layer="layout" svg:x1="7.468cm" svg:y1="1.336cm" svg:x2="7.517cm" svg:y2="1.336cm">
          <text:p/>
        </draw:line>
        <draw:line draw:style-name="gr6" draw:text-style-name="P5" draw:layer="layout" svg:x1="7.57cm" svg:y1="1.336cm" svg:x2="7.62cm" svg:y2="1.336cm">
          <text:p/>
        </draw:line>
        <draw:line draw:style-name="gr6" draw:text-style-name="P5" draw:layer="layout" svg:x1="7.669cm" svg:y1="1.336cm" svg:x2="7.722cm" svg:y2="1.336cm">
          <text:p/>
        </draw:line>
        <draw:line draw:style-name="gr6" draw:text-style-name="P5" draw:layer="layout" svg:x1="7.771cm" svg:y1="1.336cm" svg:x2="7.824cm" svg:y2="1.336cm">
          <text:p/>
        </draw:line>
        <draw:line draw:style-name="gr6" draw:text-style-name="P5" draw:layer="layout" svg:x1="7.874cm" svg:y1="1.336cm" svg:x2="7.926cm" svg:y2="1.336cm">
          <text:p/>
        </draw:line>
        <draw:line draw:style-name="gr6" draw:text-style-name="P5" draw:layer="layout" svg:x1="7.976cm" svg:y1="1.336cm" svg:x2="8.029cm" svg:y2="1.336cm">
          <text:p/>
        </draw:line>
        <draw:line draw:style-name="gr6" draw:text-style-name="P5" draw:layer="layout" svg:x1="8.078cm" svg:y1="1.336cm" svg:x2="8.131cm" svg:y2="1.336cm">
          <text:p/>
        </draw:line>
        <draw:line draw:style-name="gr6" draw:text-style-name="P5" draw:layer="layout" svg:x1="8.18cm" svg:y1="1.336cm" svg:x2="8.23cm" svg:y2="1.336cm">
          <text:p/>
        </draw:line>
        <draw:line draw:style-name="gr6" draw:text-style-name="P5" draw:layer="layout" svg:x1="8.283cm" svg:y1="1.336cm" svg:x2="8.332cm" svg:y2="1.336cm">
          <text:p/>
        </draw:line>
        <draw:line draw:style-name="gr6" draw:text-style-name="P5" draw:layer="layout" svg:x1="8.385cm" svg:y1="1.336cm" svg:x2="8.434cm" svg:y2="1.336cm">
          <text:p/>
        </draw:line>
        <draw:line draw:style-name="gr6" draw:text-style-name="P5" draw:layer="layout" svg:x1="8.487cm" svg:y1="1.336cm" svg:x2="8.537cm" svg:y2="1.336cm">
          <text:p/>
        </draw:line>
        <draw:line draw:style-name="gr6" draw:text-style-name="P5" draw:layer="layout" svg:x1="8.59cm" svg:y1="1.336cm" svg:x2="8.639cm" svg:y2="1.336cm">
          <text:p/>
        </draw:line>
        <draw:line draw:style-name="gr6" draw:text-style-name="P5" draw:layer="layout" svg:x1="8.692cm" svg:y1="1.336cm" svg:x2="8.741cm" svg:y2="1.336cm">
          <text:p/>
        </draw:line>
        <draw:line draw:style-name="gr6" draw:text-style-name="P5" draw:layer="layout" svg:x1="8.794cm" svg:y1="1.336cm" svg:x2="8.844cm" svg:y2="1.336cm">
          <text:p/>
        </draw:line>
        <draw:line draw:style-name="gr5" draw:text-style-name="P5" draw:layer="layout" svg:x1="1.552cm" svg:y1="1.336cm" svg:x2="1.524cm" svg:y2="1.336cm">
          <text:p/>
        </draw:line>
        <draw:line draw:style-name="gr6" draw:text-style-name="P5" draw:layer="layout" svg:x1="1.552cm" svg:y1="1.007cm" svg:x2="1.601cm" svg:y2="1.007cm">
          <text:p/>
        </draw:line>
        <draw:line draw:style-name="gr6" draw:text-style-name="P5" draw:layer="layout" svg:x1="1.654cm" svg:y1="1.007cm" svg:x2="1.703cm" svg:y2="1.007cm">
          <text:p/>
        </draw:line>
        <draw:line draw:style-name="gr6" draw:text-style-name="P5" draw:layer="layout" svg:x1="1.753cm" svg:y1="1.007cm" svg:x2="1.806cm" svg:y2="1.007cm">
          <text:p/>
        </draw:line>
        <draw:line draw:style-name="gr6" draw:text-style-name="P5" draw:layer="layout" svg:x1="1.855cm" svg:y1="1.007cm" svg:x2="1.908cm" svg:y2="1.007cm">
          <text:p/>
        </draw:line>
        <draw:line draw:style-name="gr6" draw:text-style-name="P5" draw:layer="layout" svg:x1="1.957cm" svg:y1="1.007cm" svg:x2="2.01cm" svg:y2="1.007cm">
          <text:p/>
        </draw:line>
        <draw:line draw:style-name="gr6" draw:text-style-name="P5" draw:layer="layout" svg:x1="2.06cm" svg:y1="1.007cm" svg:x2="2.113cm" svg:y2="1.007cm">
          <text:p/>
        </draw:line>
        <draw:line draw:style-name="gr6" draw:text-style-name="P5" draw:layer="layout" svg:x1="2.162cm" svg:y1="1.007cm" svg:x2="2.215cm" svg:y2="1.007cm">
          <text:p/>
        </draw:line>
        <draw:line draw:style-name="gr6" draw:text-style-name="P5" draw:layer="layout" svg:x1="2.264cm" svg:y1="1.007cm" svg:x2="2.317cm" svg:y2="1.007cm">
          <text:p/>
        </draw:line>
        <draw:line draw:style-name="gr6" draw:text-style-name="P5" draw:layer="layout" svg:x1="2.367cm" svg:y1="1.007cm" svg:x2="2.416cm" svg:y2="1.007cm">
          <text:p/>
        </draw:line>
        <draw:line draw:style-name="gr6" draw:text-style-name="P5" draw:layer="layout" svg:x1="2.469cm" svg:y1="1.007cm" svg:x2="2.518cm" svg:y2="1.007cm">
          <text:p/>
        </draw:line>
        <draw:line draw:style-name="gr6" draw:text-style-name="P5" draw:layer="layout" svg:x1="2.571cm" svg:y1="1.007cm" svg:x2="2.621cm" svg:y2="1.007cm">
          <text:p/>
        </draw:line>
        <draw:line draw:style-name="gr6" draw:text-style-name="P5" draw:layer="layout" svg:x1="2.674cm" svg:y1="1.007cm" svg:x2="2.723cm" svg:y2="1.007cm">
          <text:p/>
        </draw:line>
        <draw:line draw:style-name="gr6" draw:text-style-name="P5" draw:layer="layout" svg:x1="2.776cm" svg:y1="1.007cm" svg:x2="2.825cm" svg:y2="1.007cm">
          <text:p/>
        </draw:line>
        <draw:line draw:style-name="gr6" draw:text-style-name="P5" draw:layer="layout" svg:x1="2.878cm" svg:y1="1.007cm" svg:x2="2.928cm" svg:y2="1.007cm">
          <text:p/>
        </draw:line>
        <draw:line draw:style-name="gr6" draw:text-style-name="P5" draw:layer="layout" svg:x1="2.977cm" svg:y1="1.007cm" svg:x2="3.03cm" svg:y2="1.007cm">
          <text:p/>
        </draw:line>
        <draw:line draw:style-name="gr6" draw:text-style-name="P5" draw:layer="layout" svg:x1="3.079cm" svg:y1="1.007cm" svg:x2="3.132cm" svg:y2="1.007cm">
          <text:p/>
        </draw:line>
        <draw:line draw:style-name="gr6" draw:text-style-name="P5" draw:layer="layout" svg:x1="3.182cm" svg:y1="1.007cm" svg:x2="3.234cm" svg:y2="1.007cm">
          <text:p/>
        </draw:line>
        <draw:line draw:style-name="gr6" draw:text-style-name="P5" draw:layer="layout" svg:x1="3.284cm" svg:y1="1.007cm" svg:x2="3.337cm" svg:y2="1.007cm">
          <text:p/>
        </draw:line>
        <draw:line draw:style-name="gr6" draw:text-style-name="P5" draw:layer="layout" svg:x1="3.386cm" svg:y1="1.007cm" svg:x2="3.439cm" svg:y2="1.007cm">
          <text:p/>
        </draw:line>
        <draw:line draw:style-name="gr6" draw:text-style-name="P5" draw:layer="layout" svg:x1="3.488cm" svg:y1="1.007cm" svg:x2="3.538cm" svg:y2="1.007cm">
          <text:p/>
        </draw:line>
        <draw:line draw:style-name="gr6" draw:text-style-name="P5" draw:layer="layout" svg:x1="3.591cm" svg:y1="1.007cm" svg:x2="3.64cm" svg:y2="1.007cm">
          <text:p/>
        </draw:line>
        <draw:line draw:style-name="gr6" draw:text-style-name="P5" draw:layer="layout" svg:x1="3.693cm" svg:y1="1.007cm" svg:x2="3.742cm" svg:y2="1.007cm">
          <text:p/>
        </draw:line>
        <draw:line draw:style-name="gr6" draw:text-style-name="P5" draw:layer="layout" svg:x1="3.795cm" svg:y1="1.007cm" svg:x2="3.845cm" svg:y2="1.007cm">
          <text:p/>
        </draw:line>
        <draw:line draw:style-name="gr6" draw:text-style-name="P5" draw:layer="layout" svg:x1="3.898cm" svg:y1="1.007cm" svg:x2="3.947cm" svg:y2="1.007cm">
          <text:p/>
        </draw:line>
        <draw:line draw:style-name="gr6" draw:text-style-name="P5" draw:layer="layout" svg:x1="4cm" svg:y1="1.007cm" svg:x2="4.049cm" svg:y2="1.007cm">
          <text:p/>
        </draw:line>
        <draw:line draw:style-name="gr6" draw:text-style-name="P5" draw:layer="layout" svg:x1="4.099cm" svg:y1="1.007cm" svg:x2="4.152cm" svg:y2="1.007cm">
          <text:p/>
        </draw:line>
        <draw:line draw:style-name="gr6" draw:text-style-name="P5" draw:layer="layout" svg:x1="4.201cm" svg:y1="1.007cm" svg:x2="4.254cm" svg:y2="1.007cm">
          <text:p/>
        </draw:line>
        <draw:line draw:style-name="gr6" draw:text-style-name="P5" draw:layer="layout" svg:x1="4.303cm" svg:y1="1.007cm" svg:x2="4.356cm" svg:y2="1.007cm">
          <text:p/>
        </draw:line>
        <draw:line draw:style-name="gr6" draw:text-style-name="P5" draw:layer="layout" svg:x1="4.406cm" svg:y1="1.007cm" svg:x2="4.459cm" svg:y2="1.007cm">
          <text:p/>
        </draw:line>
        <draw:line draw:style-name="gr6" draw:text-style-name="P5" draw:layer="layout" svg:x1="4.508cm" svg:y1="1.007cm" svg:x2="4.561cm" svg:y2="1.007cm">
          <text:p/>
        </draw:line>
        <draw:line draw:style-name="gr6" draw:text-style-name="P5" draw:layer="layout" svg:x1="4.61cm" svg:y1="1.007cm" svg:x2="4.663cm" svg:y2="1.007cm">
          <text:p/>
        </draw:line>
        <draw:line draw:style-name="gr6" draw:text-style-name="P5" draw:layer="layout" svg:x1="4.713cm" svg:y1="1.007cm" svg:x2="4.762cm" svg:y2="1.007cm">
          <text:p/>
        </draw:line>
        <draw:line draw:style-name="gr6" draw:text-style-name="P5" draw:layer="layout" svg:x1="4.815cm" svg:y1="1.007cm" svg:x2="4.864cm" svg:y2="1.007cm">
          <text:p/>
        </draw:line>
        <draw:line draw:style-name="gr6" draw:text-style-name="P5" draw:layer="layout" svg:x1="4.917cm" svg:y1="1.007cm" svg:x2="4.967cm" svg:y2="1.007cm">
          <text:p/>
        </draw:line>
        <draw:line draw:style-name="gr6" draw:text-style-name="P5" draw:layer="layout" svg:x1="5.02cm" svg:y1="1.007cm" svg:x2="5.069cm" svg:y2="1.007cm">
          <text:p/>
        </draw:line>
        <draw:line draw:style-name="gr6" draw:text-style-name="P5" draw:layer="layout" svg:x1="5.122cm" svg:y1="1.007cm" svg:x2="5.171cm" svg:y2="1.007cm">
          <text:p/>
        </draw:line>
        <draw:line draw:style-name="gr6" draw:text-style-name="P5" draw:layer="layout" svg:x1="5.224cm" svg:y1="1.007cm" svg:x2="5.274cm" svg:y2="1.007cm">
          <text:p/>
        </draw:line>
        <draw:line draw:style-name="gr6" draw:text-style-name="P5" draw:layer="layout" svg:x1="5.323cm" svg:y1="1.007cm" svg:x2="5.376cm" svg:y2="1.007cm">
          <text:p/>
        </draw:line>
        <draw:line draw:style-name="gr6" draw:text-style-name="P5" draw:layer="layout" svg:x1="5.425cm" svg:y1="1.007cm" svg:x2="5.478cm" svg:y2="1.007cm">
          <text:p/>
        </draw:line>
        <draw:line draw:style-name="gr6" draw:text-style-name="P5" draw:layer="layout" svg:x1="5.528cm" svg:y1="1.007cm" svg:x2="5.58cm" svg:y2="1.007cm">
          <text:p/>
        </draw:line>
        <draw:line draw:style-name="gr6" draw:text-style-name="P5" draw:layer="layout" svg:x1="5.63cm" svg:y1="1.007cm" svg:x2="5.683cm" svg:y2="1.007cm">
          <text:p/>
        </draw:line>
        <draw:line draw:style-name="gr6" draw:text-style-name="P5" draw:layer="layout" svg:x1="5.732cm" svg:y1="1.007cm" svg:x2="5.785cm" svg:y2="1.007cm">
          <text:p/>
        </draw:line>
        <draw:line draw:style-name="gr6" draw:text-style-name="P5" draw:layer="layout" svg:x1="5.834cm" svg:y1="1.007cm" svg:x2="5.884cm" svg:y2="1.007cm">
          <text:p/>
        </draw:line>
        <draw:line draw:style-name="gr6" draw:text-style-name="P5" draw:layer="layout" svg:x1="5.937cm" svg:y1="1.007cm" svg:x2="5.986cm" svg:y2="1.007cm">
          <text:p/>
        </draw:line>
        <draw:line draw:style-name="gr6" draw:text-style-name="P5" draw:layer="layout" svg:x1="6.039cm" svg:y1="1.007cm" svg:x2="6.088cm" svg:y2="1.007cm">
          <text:p/>
        </draw:line>
        <draw:line draw:style-name="gr6" draw:text-style-name="P5" draw:layer="layout" svg:x1="6.141cm" svg:y1="1.007cm" svg:x2="6.191cm" svg:y2="1.007cm">
          <text:p/>
        </draw:line>
        <draw:line draw:style-name="gr6" draw:text-style-name="P5" draw:layer="layout" svg:x1="6.244cm" svg:y1="1.007cm" svg:x2="6.293cm" svg:y2="1.007cm">
          <text:p/>
        </draw:line>
        <draw:line draw:style-name="gr6" draw:text-style-name="P5" draw:layer="layout" svg:x1="6.346cm" svg:y1="1.007cm" svg:x2="6.395cm" svg:y2="1.007cm">
          <text:p/>
        </draw:line>
        <draw:line draw:style-name="gr6" draw:text-style-name="P5" draw:layer="layout" svg:x1="6.445cm" svg:y1="1.007cm" svg:x2="6.498cm" svg:y2="1.007cm">
          <text:p/>
        </draw:line>
        <draw:line draw:style-name="gr6" draw:text-style-name="P5" draw:layer="layout" svg:x1="6.547cm" svg:y1="1.007cm" svg:x2="6.6cm" svg:y2="1.007cm">
          <text:p/>
        </draw:line>
        <draw:line draw:style-name="gr6" draw:text-style-name="P5" draw:layer="layout" svg:x1="6.649cm" svg:y1="1.007cm" svg:x2="6.702cm" svg:y2="1.007cm">
          <text:p/>
        </draw:line>
        <draw:line draw:style-name="gr6" draw:text-style-name="P5" draw:layer="layout" svg:x1="6.752cm" svg:y1="1.007cm" svg:x2="6.805cm" svg:y2="1.007cm">
          <text:p/>
        </draw:line>
        <draw:line draw:style-name="gr6" draw:text-style-name="P5" draw:layer="layout" svg:x1="6.854cm" svg:y1="1.007cm" svg:x2="6.907cm" svg:y2="1.007cm">
          <text:p/>
        </draw:line>
        <draw:line draw:style-name="gr6" draw:text-style-name="P5" draw:layer="layout" svg:x1="6.956cm" svg:y1="1.007cm" svg:x2="7.009cm" svg:y2="1.007cm">
          <text:p/>
        </draw:line>
        <draw:line draw:style-name="gr6" draw:text-style-name="P5" draw:layer="layout" svg:x1="7.059cm" svg:y1="1.007cm" svg:x2="7.108cm" svg:y2="1.007cm">
          <text:p/>
        </draw:line>
        <draw:line draw:style-name="gr6" draw:text-style-name="P5" draw:layer="layout" svg:x1="7.161cm" svg:y1="1.007cm" svg:x2="7.21cm" svg:y2="1.007cm">
          <text:p/>
        </draw:line>
        <draw:line draw:style-name="gr6" draw:text-style-name="P5" draw:layer="layout" svg:x1="7.263cm" svg:y1="1.007cm" svg:x2="7.313cm" svg:y2="1.007cm">
          <text:p/>
        </draw:line>
        <draw:line draw:style-name="gr6" draw:text-style-name="P5" draw:layer="layout" svg:x1="7.366cm" svg:y1="1.007cm" svg:x2="7.415cm" svg:y2="1.007cm">
          <text:p/>
        </draw:line>
        <draw:line draw:style-name="gr6" draw:text-style-name="P5" draw:layer="layout" svg:x1="7.468cm" svg:y1="1.007cm" svg:x2="7.517cm" svg:y2="1.007cm">
          <text:p/>
        </draw:line>
        <draw:line draw:style-name="gr6" draw:text-style-name="P5" draw:layer="layout" svg:x1="7.57cm" svg:y1="1.007cm" svg:x2="7.62cm" svg:y2="1.007cm">
          <text:p/>
        </draw:line>
        <draw:line draw:style-name="gr6" draw:text-style-name="P5" draw:layer="layout" svg:x1="7.669cm" svg:y1="1.007cm" svg:x2="7.722cm" svg:y2="1.007cm">
          <text:p/>
        </draw:line>
        <draw:line draw:style-name="gr6" draw:text-style-name="P5" draw:layer="layout" svg:x1="7.771cm" svg:y1="1.007cm" svg:x2="7.824cm" svg:y2="1.007cm">
          <text:p/>
        </draw:line>
        <draw:line draw:style-name="gr6" draw:text-style-name="P5" draw:layer="layout" svg:x1="7.874cm" svg:y1="1.007cm" svg:x2="7.926cm" svg:y2="1.007cm">
          <text:p/>
        </draw:line>
        <draw:line draw:style-name="gr6" draw:text-style-name="P5" draw:layer="layout" svg:x1="7.976cm" svg:y1="1.007cm" svg:x2="8.029cm" svg:y2="1.007cm">
          <text:p/>
        </draw:line>
        <draw:line draw:style-name="gr6" draw:text-style-name="P5" draw:layer="layout" svg:x1="8.078cm" svg:y1="1.007cm" svg:x2="8.131cm" svg:y2="1.007cm">
          <text:p/>
        </draw:line>
        <draw:line draw:style-name="gr6" draw:text-style-name="P5" draw:layer="layout" svg:x1="8.18cm" svg:y1="1.007cm" svg:x2="8.23cm" svg:y2="1.007cm">
          <text:p/>
        </draw:line>
        <draw:line draw:style-name="gr6" draw:text-style-name="P5" draw:layer="layout" svg:x1="8.283cm" svg:y1="1.007cm" svg:x2="8.332cm" svg:y2="1.007cm">
          <text:p/>
        </draw:line>
        <draw:line draw:style-name="gr6" draw:text-style-name="P5" draw:layer="layout" svg:x1="8.385cm" svg:y1="1.007cm" svg:x2="8.434cm" svg:y2="1.007cm">
          <text:p/>
        </draw:line>
        <draw:line draw:style-name="gr6" draw:text-style-name="P5" draw:layer="layout" svg:x1="8.487cm" svg:y1="1.007cm" svg:x2="8.537cm" svg:y2="1.007cm">
          <text:p/>
        </draw:line>
        <draw:line draw:style-name="gr6" draw:text-style-name="P5" draw:layer="layout" svg:x1="8.59cm" svg:y1="1.007cm" svg:x2="8.639cm" svg:y2="1.007cm">
          <text:p/>
        </draw:line>
        <draw:line draw:style-name="gr6" draw:text-style-name="P5" draw:layer="layout" svg:x1="8.692cm" svg:y1="1.007cm" svg:x2="8.741cm" svg:y2="1.007cm">
          <text:p/>
        </draw:line>
        <draw:line draw:style-name="gr6" draw:text-style-name="P5" draw:layer="layout" svg:x1="8.794cm" svg:y1="1.007cm" svg:x2="8.844cm" svg:y2="1.007cm">
          <text:p/>
        </draw:line>
        <draw:line draw:style-name="gr5" draw:text-style-name="P5" draw:layer="layout" svg:x1="1.552cm" svg:y1="1.007cm" svg:x2="1.524cm" svg:y2="1.007cm">
          <text:p/>
        </draw:line>
        <draw:line draw:style-name="gr6" draw:text-style-name="P5" draw:layer="layout" svg:x1="1.552cm" svg:y1="0.683cm" svg:x2="1.601cm" svg:y2="0.683cm">
          <text:p/>
        </draw:line>
        <draw:line draw:style-name="gr6" draw:text-style-name="P5" draw:layer="layout" svg:x1="1.654cm" svg:y1="0.683cm" svg:x2="1.703cm" svg:y2="0.683cm">
          <text:p/>
        </draw:line>
        <draw:line draw:style-name="gr6" draw:text-style-name="P5" draw:layer="layout" svg:x1="1.753cm" svg:y1="0.683cm" svg:x2="1.806cm" svg:y2="0.683cm">
          <text:p/>
        </draw:line>
        <draw:line draw:style-name="gr6" draw:text-style-name="P5" draw:layer="layout" svg:x1="1.855cm" svg:y1="0.683cm" svg:x2="1.908cm" svg:y2="0.683cm">
          <text:p/>
        </draw:line>
        <draw:line draw:style-name="gr6" draw:text-style-name="P5" draw:layer="layout" svg:x1="1.957cm" svg:y1="0.683cm" svg:x2="2.01cm" svg:y2="0.683cm">
          <text:p/>
        </draw:line>
        <draw:line draw:style-name="gr6" draw:text-style-name="P5" draw:layer="layout" svg:x1="2.06cm" svg:y1="0.683cm" svg:x2="2.113cm" svg:y2="0.683cm">
          <text:p/>
        </draw:line>
        <draw:line draw:style-name="gr6" draw:text-style-name="P5" draw:layer="layout" svg:x1="2.162cm" svg:y1="0.683cm" svg:x2="2.215cm" svg:y2="0.683cm">
          <text:p/>
        </draw:line>
        <draw:line draw:style-name="gr6" draw:text-style-name="P5" draw:layer="layout" svg:x1="2.264cm" svg:y1="0.683cm" svg:x2="2.317cm" svg:y2="0.683cm">
          <text:p/>
        </draw:line>
        <draw:line draw:style-name="gr6" draw:text-style-name="P5" draw:layer="layout" svg:x1="2.367cm" svg:y1="0.683cm" svg:x2="2.416cm" svg:y2="0.683cm">
          <text:p/>
        </draw:line>
        <draw:line draw:style-name="gr6" draw:text-style-name="P5" draw:layer="layout" svg:x1="2.469cm" svg:y1="0.683cm" svg:x2="2.518cm" svg:y2="0.683cm">
          <text:p/>
        </draw:line>
        <draw:line draw:style-name="gr6" draw:text-style-name="P5" draw:layer="layout" svg:x1="2.571cm" svg:y1="0.683cm" svg:x2="2.621cm" svg:y2="0.683cm">
          <text:p/>
        </draw:line>
        <draw:line draw:style-name="gr6" draw:text-style-name="P5" draw:layer="layout" svg:x1="2.674cm" svg:y1="0.683cm" svg:x2="2.723cm" svg:y2="0.683cm">
          <text:p/>
        </draw:line>
        <draw:line draw:style-name="gr6" draw:text-style-name="P5" draw:layer="layout" svg:x1="2.776cm" svg:y1="0.683cm" svg:x2="2.825cm" svg:y2="0.683cm">
          <text:p/>
        </draw:line>
        <draw:line draw:style-name="gr6" draw:text-style-name="P5" draw:layer="layout" svg:x1="2.878cm" svg:y1="0.683cm" svg:x2="2.928cm" svg:y2="0.683cm">
          <text:p/>
        </draw:line>
        <draw:line draw:style-name="gr6" draw:text-style-name="P5" draw:layer="layout" svg:x1="2.977cm" svg:y1="0.683cm" svg:x2="3.03cm" svg:y2="0.683cm">
          <text:p/>
        </draw:line>
        <draw:line draw:style-name="gr6" draw:text-style-name="P5" draw:layer="layout" svg:x1="3.079cm" svg:y1="0.683cm" svg:x2="3.132cm" svg:y2="0.683cm">
          <text:p/>
        </draw:line>
        <draw:line draw:style-name="gr6" draw:text-style-name="P5" draw:layer="layout" svg:x1="3.182cm" svg:y1="0.683cm" svg:x2="3.234cm" svg:y2="0.683cm">
          <text:p/>
        </draw:line>
        <draw:line draw:style-name="gr6" draw:text-style-name="P5" draw:layer="layout" svg:x1="3.284cm" svg:y1="0.683cm" svg:x2="3.337cm" svg:y2="0.683cm">
          <text:p/>
        </draw:line>
        <draw:line draw:style-name="gr6" draw:text-style-name="P5" draw:layer="layout" svg:x1="3.386cm" svg:y1="0.683cm" svg:x2="3.439cm" svg:y2="0.683cm">
          <text:p/>
        </draw:line>
        <draw:line draw:style-name="gr6" draw:text-style-name="P5" draw:layer="layout" svg:x1="3.488cm" svg:y1="0.683cm" svg:x2="3.538cm" svg:y2="0.683cm">
          <text:p/>
        </draw:line>
        <draw:line draw:style-name="gr6" draw:text-style-name="P5" draw:layer="layout" svg:x1="3.591cm" svg:y1="0.683cm" svg:x2="3.64cm" svg:y2="0.683cm">
          <text:p/>
        </draw:line>
        <draw:line draw:style-name="gr6" draw:text-style-name="P5" draw:layer="layout" svg:x1="3.693cm" svg:y1="0.683cm" svg:x2="3.742cm" svg:y2="0.683cm">
          <text:p/>
        </draw:line>
        <draw:line draw:style-name="gr6" draw:text-style-name="P5" draw:layer="layout" svg:x1="3.795cm" svg:y1="0.683cm" svg:x2="3.845cm" svg:y2="0.683cm">
          <text:p/>
        </draw:line>
        <draw:line draw:style-name="gr6" draw:text-style-name="P5" draw:layer="layout" svg:x1="3.898cm" svg:y1="0.683cm" svg:x2="3.947cm" svg:y2="0.683cm">
          <text:p/>
        </draw:line>
        <draw:line draw:style-name="gr6" draw:text-style-name="P5" draw:layer="layout" svg:x1="4cm" svg:y1="0.683cm" svg:x2="4.049cm" svg:y2="0.683cm">
          <text:p/>
        </draw:line>
        <draw:line draw:style-name="gr6" draw:text-style-name="P5" draw:layer="layout" svg:x1="4.099cm" svg:y1="0.683cm" svg:x2="4.152cm" svg:y2="0.683cm">
          <text:p/>
        </draw:line>
        <draw:line draw:style-name="gr6" draw:text-style-name="P5" draw:layer="layout" svg:x1="4.201cm" svg:y1="0.683cm" svg:x2="4.254cm" svg:y2="0.683cm">
          <text:p/>
        </draw:line>
        <draw:line draw:style-name="gr6" draw:text-style-name="P5" draw:layer="layout" svg:x1="4.303cm" svg:y1="0.683cm" svg:x2="4.356cm" svg:y2="0.683cm">
          <text:p/>
        </draw:line>
        <draw:line draw:style-name="gr6" draw:text-style-name="P5" draw:layer="layout" svg:x1="4.406cm" svg:y1="0.683cm" svg:x2="4.459cm" svg:y2="0.683cm">
          <text:p/>
        </draw:line>
        <draw:line draw:style-name="gr6" draw:text-style-name="P5" draw:layer="layout" svg:x1="4.508cm" svg:y1="0.683cm" svg:x2="4.561cm" svg:y2="0.683cm">
          <text:p/>
        </draw:line>
        <draw:line draw:style-name="gr6" draw:text-style-name="P5" draw:layer="layout" svg:x1="4.61cm" svg:y1="0.683cm" svg:x2="4.663cm" svg:y2="0.683cm">
          <text:p/>
        </draw:line>
        <draw:line draw:style-name="gr6" draw:text-style-name="P5" draw:layer="layout" svg:x1="4.713cm" svg:y1="0.683cm" svg:x2="4.762cm" svg:y2="0.683cm">
          <text:p/>
        </draw:line>
        <draw:line draw:style-name="gr6" draw:text-style-name="P5" draw:layer="layout" svg:x1="4.815cm" svg:y1="0.683cm" svg:x2="4.864cm" svg:y2="0.683cm">
          <text:p/>
        </draw:line>
        <draw:line draw:style-name="gr6" draw:text-style-name="P5" draw:layer="layout" svg:x1="4.917cm" svg:y1="0.683cm" svg:x2="4.967cm" svg:y2="0.683cm">
          <text:p/>
        </draw:line>
        <draw:line draw:style-name="gr6" draw:text-style-name="P5" draw:layer="layout" svg:x1="5.02cm" svg:y1="0.683cm" svg:x2="5.069cm" svg:y2="0.683cm">
          <text:p/>
        </draw:line>
        <draw:line draw:style-name="gr6" draw:text-style-name="P5" draw:layer="layout" svg:x1="5.122cm" svg:y1="0.683cm" svg:x2="5.171cm" svg:y2="0.683cm">
          <text:p/>
        </draw:line>
        <draw:line draw:style-name="gr6" draw:text-style-name="P5" draw:layer="layout" svg:x1="5.224cm" svg:y1="0.683cm" svg:x2="5.274cm" svg:y2="0.683cm">
          <text:p/>
        </draw:line>
        <draw:line draw:style-name="gr6" draw:text-style-name="P5" draw:layer="layout" svg:x1="5.323cm" svg:y1="0.683cm" svg:x2="5.376cm" svg:y2="0.683cm">
          <text:p/>
        </draw:line>
        <draw:line draw:style-name="gr6" draw:text-style-name="P5" draw:layer="layout" svg:x1="5.425cm" svg:y1="0.683cm" svg:x2="5.478cm" svg:y2="0.683cm">
          <text:p/>
        </draw:line>
        <draw:line draw:style-name="gr6" draw:text-style-name="P5" draw:layer="layout" svg:x1="5.528cm" svg:y1="0.683cm" svg:x2="5.58cm" svg:y2="0.683cm">
          <text:p/>
        </draw:line>
        <draw:line draw:style-name="gr6" draw:text-style-name="P5" draw:layer="layout" svg:x1="5.63cm" svg:y1="0.683cm" svg:x2="5.683cm" svg:y2="0.683cm">
          <text:p/>
        </draw:line>
        <draw:line draw:style-name="gr6" draw:text-style-name="P5" draw:layer="layout" svg:x1="5.732cm" svg:y1="0.683cm" svg:x2="5.785cm" svg:y2="0.683cm">
          <text:p/>
        </draw:line>
        <draw:line draw:style-name="gr6" draw:text-style-name="P5" draw:layer="layout" svg:x1="5.834cm" svg:y1="0.683cm" svg:x2="5.884cm" svg:y2="0.683cm">
          <text:p/>
        </draw:line>
        <draw:line draw:style-name="gr6" draw:text-style-name="P5" draw:layer="layout" svg:x1="5.937cm" svg:y1="0.683cm" svg:x2="5.986cm" svg:y2="0.683cm">
          <text:p/>
        </draw:line>
        <draw:line draw:style-name="gr6" draw:text-style-name="P5" draw:layer="layout" svg:x1="6.039cm" svg:y1="0.683cm" svg:x2="6.088cm" svg:y2="0.683cm">
          <text:p/>
        </draw:line>
        <draw:line draw:style-name="gr6" draw:text-style-name="P5" draw:layer="layout" svg:x1="6.141cm" svg:y1="0.683cm" svg:x2="6.191cm" svg:y2="0.683cm">
          <text:p/>
        </draw:line>
        <draw:line draw:style-name="gr6" draw:text-style-name="P5" draw:layer="layout" svg:x1="6.244cm" svg:y1="0.683cm" svg:x2="6.293cm" svg:y2="0.683cm">
          <text:p/>
        </draw:line>
        <draw:line draw:style-name="gr6" draw:text-style-name="P5" draw:layer="layout" svg:x1="6.346cm" svg:y1="0.683cm" svg:x2="6.395cm" svg:y2="0.683cm">
          <text:p/>
        </draw:line>
        <draw:line draw:style-name="gr6" draw:text-style-name="P5" draw:layer="layout" svg:x1="6.445cm" svg:y1="0.683cm" svg:x2="6.498cm" svg:y2="0.683cm">
          <text:p/>
        </draw:line>
        <draw:line draw:style-name="gr6" draw:text-style-name="P5" draw:layer="layout" svg:x1="6.547cm" svg:y1="0.683cm" svg:x2="6.6cm" svg:y2="0.683cm">
          <text:p/>
        </draw:line>
        <draw:line draw:style-name="gr6" draw:text-style-name="P5" draw:layer="layout" svg:x1="6.649cm" svg:y1="0.683cm" svg:x2="6.702cm" svg:y2="0.683cm">
          <text:p/>
        </draw:line>
        <draw:line draw:style-name="gr6" draw:text-style-name="P5" draw:layer="layout" svg:x1="6.752cm" svg:y1="0.683cm" svg:x2="6.805cm" svg:y2="0.683cm">
          <text:p/>
        </draw:line>
        <draw:line draw:style-name="gr6" draw:text-style-name="P5" draw:layer="layout" svg:x1="6.854cm" svg:y1="0.683cm" svg:x2="6.907cm" svg:y2="0.683cm">
          <text:p/>
        </draw:line>
        <draw:line draw:style-name="gr6" draw:text-style-name="P5" draw:layer="layout" svg:x1="6.956cm" svg:y1="0.683cm" svg:x2="7.009cm" svg:y2="0.683cm">
          <text:p/>
        </draw:line>
        <draw:line draw:style-name="gr6" draw:text-style-name="P5" draw:layer="layout" svg:x1="7.059cm" svg:y1="0.683cm" svg:x2="7.108cm" svg:y2="0.683cm">
          <text:p/>
        </draw:line>
        <draw:line draw:style-name="gr6" draw:text-style-name="P5" draw:layer="layout" svg:x1="7.161cm" svg:y1="0.683cm" svg:x2="7.21cm" svg:y2="0.683cm">
          <text:p/>
        </draw:line>
        <draw:line draw:style-name="gr6" draw:text-style-name="P5" draw:layer="layout" svg:x1="7.263cm" svg:y1="0.683cm" svg:x2="7.313cm" svg:y2="0.683cm">
          <text:p/>
        </draw:line>
        <draw:line draw:style-name="gr6" draw:text-style-name="P5" draw:layer="layout" svg:x1="7.366cm" svg:y1="0.683cm" svg:x2="7.415cm" svg:y2="0.683cm">
          <text:p/>
        </draw:line>
        <draw:line draw:style-name="gr6" draw:text-style-name="P5" draw:layer="layout" svg:x1="7.468cm" svg:y1="0.683cm" svg:x2="7.517cm" svg:y2="0.683cm">
          <text:p/>
        </draw:line>
        <draw:line draw:style-name="gr6" draw:text-style-name="P5" draw:layer="layout" svg:x1="7.57cm" svg:y1="0.683cm" svg:x2="7.62cm" svg:y2="0.683cm">
          <text:p/>
        </draw:line>
        <draw:line draw:style-name="gr6" draw:text-style-name="P5" draw:layer="layout" svg:x1="7.669cm" svg:y1="0.683cm" svg:x2="7.722cm" svg:y2="0.683cm">
          <text:p/>
        </draw:line>
        <draw:line draw:style-name="gr6" draw:text-style-name="P5" draw:layer="layout" svg:x1="7.771cm" svg:y1="0.683cm" svg:x2="7.824cm" svg:y2="0.683cm">
          <text:p/>
        </draw:line>
        <draw:line draw:style-name="gr6" draw:text-style-name="P5" draw:layer="layout" svg:x1="7.874cm" svg:y1="0.683cm" svg:x2="7.926cm" svg:y2="0.683cm">
          <text:p/>
        </draw:line>
        <draw:line draw:style-name="gr6" draw:text-style-name="P5" draw:layer="layout" svg:x1="7.976cm" svg:y1="0.683cm" svg:x2="8.029cm" svg:y2="0.683cm">
          <text:p/>
        </draw:line>
        <draw:line draw:style-name="gr6" draw:text-style-name="P5" draw:layer="layout" svg:x1="8.078cm" svg:y1="0.683cm" svg:x2="8.131cm" svg:y2="0.683cm">
          <text:p/>
        </draw:line>
        <draw:line draw:style-name="gr6" draw:text-style-name="P5" draw:layer="layout" svg:x1="8.18cm" svg:y1="0.683cm" svg:x2="8.23cm" svg:y2="0.683cm">
          <text:p/>
        </draw:line>
        <draw:line draw:style-name="gr6" draw:text-style-name="P5" draw:layer="layout" svg:x1="8.283cm" svg:y1="0.683cm" svg:x2="8.332cm" svg:y2="0.683cm">
          <text:p/>
        </draw:line>
        <draw:line draw:style-name="gr6" draw:text-style-name="P5" draw:layer="layout" svg:x1="8.385cm" svg:y1="0.683cm" svg:x2="8.434cm" svg:y2="0.683cm">
          <text:p/>
        </draw:line>
        <draw:line draw:style-name="gr6" draw:text-style-name="P5" draw:layer="layout" svg:x1="8.487cm" svg:y1="0.683cm" svg:x2="8.537cm" svg:y2="0.683cm">
          <text:p/>
        </draw:line>
        <draw:line draw:style-name="gr6" draw:text-style-name="P5" draw:layer="layout" svg:x1="8.59cm" svg:y1="0.683cm" svg:x2="8.639cm" svg:y2="0.683cm">
          <text:p/>
        </draw:line>
        <draw:line draw:style-name="gr6" draw:text-style-name="P5" draw:layer="layout" svg:x1="8.692cm" svg:y1="0.683cm" svg:x2="8.741cm" svg:y2="0.683cm">
          <text:p/>
        </draw:line>
        <draw:line draw:style-name="gr6" draw:text-style-name="P5" draw:layer="layout" svg:x1="8.794cm" svg:y1="0.683cm" svg:x2="8.844cm" svg:y2="0.683cm">
          <text:p/>
        </draw:line>
        <draw:line draw:style-name="gr5" draw:text-style-name="P5" draw:layer="layout" svg:x1="1.552cm" svg:y1="0.683cm" svg:x2="1.524cm" svg:y2="0.683cm">
          <text:p/>
        </draw:line>
        <draw:line draw:style-name="gr6" draw:text-style-name="P5" draw:layer="layout" svg:x1="1.552cm" svg:y1="0.355cm" svg:x2="1.601cm" svg:y2="0.355cm">
          <text:p/>
        </draw:line>
        <draw:line draw:style-name="gr6" draw:text-style-name="P5" draw:layer="layout" svg:x1="1.654cm" svg:y1="0.355cm" svg:x2="1.703cm" svg:y2="0.355cm">
          <text:p/>
        </draw:line>
        <draw:line draw:style-name="gr6" draw:text-style-name="P5" draw:layer="layout" svg:x1="1.753cm" svg:y1="0.355cm" svg:x2="1.806cm" svg:y2="0.355cm">
          <text:p/>
        </draw:line>
        <draw:line draw:style-name="gr6" draw:text-style-name="P5" draw:layer="layout" svg:x1="1.855cm" svg:y1="0.355cm" svg:x2="1.908cm" svg:y2="0.355cm">
          <text:p/>
        </draw:line>
        <draw:line draw:style-name="gr6" draw:text-style-name="P5" draw:layer="layout" svg:x1="1.957cm" svg:y1="0.355cm" svg:x2="2.01cm" svg:y2="0.355cm">
          <text:p/>
        </draw:line>
        <draw:line draw:style-name="gr6" draw:text-style-name="P5" draw:layer="layout" svg:x1="2.06cm" svg:y1="0.355cm" svg:x2="2.113cm" svg:y2="0.355cm">
          <text:p/>
        </draw:line>
        <draw:line draw:style-name="gr6" draw:text-style-name="P5" draw:layer="layout" svg:x1="2.162cm" svg:y1="0.355cm" svg:x2="2.215cm" svg:y2="0.355cm">
          <text:p/>
        </draw:line>
        <draw:line draw:style-name="gr6" draw:text-style-name="P5" draw:layer="layout" svg:x1="2.264cm" svg:y1="0.355cm" svg:x2="2.317cm" svg:y2="0.355cm">
          <text:p/>
        </draw:line>
        <draw:line draw:style-name="gr6" draw:text-style-name="P5" draw:layer="layout" svg:x1="2.367cm" svg:y1="0.355cm" svg:x2="2.416cm" svg:y2="0.355cm">
          <text:p/>
        </draw:line>
        <draw:line draw:style-name="gr6" draw:text-style-name="P5" draw:layer="layout" svg:x1="2.469cm" svg:y1="0.355cm" svg:x2="2.518cm" svg:y2="0.355cm">
          <text:p/>
        </draw:line>
        <draw:line draw:style-name="gr6" draw:text-style-name="P5" draw:layer="layout" svg:x1="2.571cm" svg:y1="0.355cm" svg:x2="2.621cm" svg:y2="0.355cm">
          <text:p/>
        </draw:line>
        <draw:line draw:style-name="gr6" draw:text-style-name="P5" draw:layer="layout" svg:x1="2.674cm" svg:y1="0.355cm" svg:x2="2.723cm" svg:y2="0.355cm">
          <text:p/>
        </draw:line>
        <draw:line draw:style-name="gr6" draw:text-style-name="P5" draw:layer="layout" svg:x1="2.776cm" svg:y1="0.355cm" svg:x2="2.825cm" svg:y2="0.355cm">
          <text:p/>
        </draw:line>
        <draw:line draw:style-name="gr6" draw:text-style-name="P5" draw:layer="layout" svg:x1="2.878cm" svg:y1="0.355cm" svg:x2="2.928cm" svg:y2="0.355cm">
          <text:p/>
        </draw:line>
        <draw:line draw:style-name="gr6" draw:text-style-name="P5" draw:layer="layout" svg:x1="2.977cm" svg:y1="0.355cm" svg:x2="3.03cm" svg:y2="0.355cm">
          <text:p/>
        </draw:line>
        <draw:line draw:style-name="gr6" draw:text-style-name="P5" draw:layer="layout" svg:x1="3.079cm" svg:y1="0.355cm" svg:x2="3.132cm" svg:y2="0.355cm">
          <text:p/>
        </draw:line>
        <draw:line draw:style-name="gr6" draw:text-style-name="P5" draw:layer="layout" svg:x1="3.182cm" svg:y1="0.355cm" svg:x2="3.234cm" svg:y2="0.355cm">
          <text:p/>
        </draw:line>
        <draw:line draw:style-name="gr6" draw:text-style-name="P5" draw:layer="layout" svg:x1="3.284cm" svg:y1="0.355cm" svg:x2="3.337cm" svg:y2="0.355cm">
          <text:p/>
        </draw:line>
        <draw:line draw:style-name="gr6" draw:text-style-name="P5" draw:layer="layout" svg:x1="3.386cm" svg:y1="0.355cm" svg:x2="3.439cm" svg:y2="0.355cm">
          <text:p/>
        </draw:line>
        <draw:line draw:style-name="gr6" draw:text-style-name="P5" draw:layer="layout" svg:x1="3.488cm" svg:y1="0.355cm" svg:x2="3.538cm" svg:y2="0.355cm">
          <text:p/>
        </draw:line>
        <draw:line draw:style-name="gr6" draw:text-style-name="P5" draw:layer="layout" svg:x1="3.591cm" svg:y1="0.355cm" svg:x2="3.64cm" svg:y2="0.355cm">
          <text:p/>
        </draw:line>
        <draw:line draw:style-name="gr6" draw:text-style-name="P5" draw:layer="layout" svg:x1="3.693cm" svg:y1="0.355cm" svg:x2="3.742cm" svg:y2="0.355cm">
          <text:p/>
        </draw:line>
        <draw:line draw:style-name="gr6" draw:text-style-name="P5" draw:layer="layout" svg:x1="3.795cm" svg:y1="0.355cm" svg:x2="3.845cm" svg:y2="0.355cm">
          <text:p/>
        </draw:line>
        <draw:line draw:style-name="gr6" draw:text-style-name="P5" draw:layer="layout" svg:x1="3.898cm" svg:y1="0.355cm" svg:x2="3.947cm" svg:y2="0.355cm">
          <text:p/>
        </draw:line>
        <draw:line draw:style-name="gr6" draw:text-style-name="P5" draw:layer="layout" svg:x1="4cm" svg:y1="0.355cm" svg:x2="4.049cm" svg:y2="0.355cm">
          <text:p/>
        </draw:line>
        <draw:line draw:style-name="gr6" draw:text-style-name="P5" draw:layer="layout" svg:x1="4.099cm" svg:y1="0.355cm" svg:x2="4.152cm" svg:y2="0.355cm">
          <text:p/>
        </draw:line>
        <draw:line draw:style-name="gr6" draw:text-style-name="P5" draw:layer="layout" svg:x1="4.201cm" svg:y1="0.355cm" svg:x2="4.254cm" svg:y2="0.355cm">
          <text:p/>
        </draw:line>
        <draw:line draw:style-name="gr6" draw:text-style-name="P5" draw:layer="layout" svg:x1="4.303cm" svg:y1="0.355cm" svg:x2="4.356cm" svg:y2="0.355cm">
          <text:p/>
        </draw:line>
        <draw:line draw:style-name="gr6" draw:text-style-name="P5" draw:layer="layout" svg:x1="4.406cm" svg:y1="0.355cm" svg:x2="4.459cm" svg:y2="0.355cm">
          <text:p/>
        </draw:line>
        <draw:line draw:style-name="gr6" draw:text-style-name="P5" draw:layer="layout" svg:x1="4.508cm" svg:y1="0.355cm" svg:x2="4.561cm" svg:y2="0.355cm">
          <text:p/>
        </draw:line>
        <draw:line draw:style-name="gr6" draw:text-style-name="P5" draw:layer="layout" svg:x1="4.61cm" svg:y1="0.355cm" svg:x2="4.663cm" svg:y2="0.355cm">
          <text:p/>
        </draw:line>
        <draw:line draw:style-name="gr6" draw:text-style-name="P5" draw:layer="layout" svg:x1="4.713cm" svg:y1="0.355cm" svg:x2="4.762cm" svg:y2="0.355cm">
          <text:p/>
        </draw:line>
        <draw:line draw:style-name="gr6" draw:text-style-name="P5" draw:layer="layout" svg:x1="4.815cm" svg:y1="0.355cm" svg:x2="4.864cm" svg:y2="0.355cm">
          <text:p/>
        </draw:line>
        <draw:line draw:style-name="gr6" draw:text-style-name="P5" draw:layer="layout" svg:x1="4.917cm" svg:y1="0.355cm" svg:x2="4.967cm" svg:y2="0.355cm">
          <text:p/>
        </draw:line>
        <draw:line draw:style-name="gr6" draw:text-style-name="P5" draw:layer="layout" svg:x1="5.02cm" svg:y1="0.355cm" svg:x2="5.069cm" svg:y2="0.355cm">
          <text:p/>
        </draw:line>
        <draw:line draw:style-name="gr6" draw:text-style-name="P5" draw:layer="layout" svg:x1="5.122cm" svg:y1="0.355cm" svg:x2="5.171cm" svg:y2="0.355cm">
          <text:p/>
        </draw:line>
        <draw:line draw:style-name="gr6" draw:text-style-name="P5" draw:layer="layout" svg:x1="5.224cm" svg:y1="0.355cm" svg:x2="5.274cm" svg:y2="0.355cm">
          <text:p/>
        </draw:line>
        <draw:line draw:style-name="gr6" draw:text-style-name="P5" draw:layer="layout" svg:x1="5.323cm" svg:y1="0.355cm" svg:x2="5.376cm" svg:y2="0.355cm">
          <text:p/>
        </draw:line>
        <draw:line draw:style-name="gr6" draw:text-style-name="P5" draw:layer="layout" svg:x1="5.425cm" svg:y1="0.355cm" svg:x2="5.478cm" svg:y2="0.355cm">
          <text:p/>
        </draw:line>
        <draw:line draw:style-name="gr6" draw:text-style-name="P5" draw:layer="layout" svg:x1="5.528cm" svg:y1="0.355cm" svg:x2="5.58cm" svg:y2="0.355cm">
          <text:p/>
        </draw:line>
        <draw:line draw:style-name="gr6" draw:text-style-name="P5" draw:layer="layout" svg:x1="5.63cm" svg:y1="0.355cm" svg:x2="5.683cm" svg:y2="0.355cm">
          <text:p/>
        </draw:line>
        <draw:line draw:style-name="gr6" draw:text-style-name="P5" draw:layer="layout" svg:x1="5.732cm" svg:y1="0.355cm" svg:x2="5.785cm" svg:y2="0.355cm">
          <text:p/>
        </draw:line>
        <draw:line draw:style-name="gr6" draw:text-style-name="P5" draw:layer="layout" svg:x1="5.834cm" svg:y1="0.355cm" svg:x2="5.884cm" svg:y2="0.355cm">
          <text:p/>
        </draw:line>
        <draw:line draw:style-name="gr6" draw:text-style-name="P5" draw:layer="layout" svg:x1="5.937cm" svg:y1="0.355cm" svg:x2="5.986cm" svg:y2="0.355cm">
          <text:p/>
        </draw:line>
        <draw:line draw:style-name="gr6" draw:text-style-name="P5" draw:layer="layout" svg:x1="6.039cm" svg:y1="0.355cm" svg:x2="6.088cm" svg:y2="0.355cm">
          <text:p/>
        </draw:line>
        <draw:line draw:style-name="gr6" draw:text-style-name="P5" draw:layer="layout" svg:x1="6.141cm" svg:y1="0.355cm" svg:x2="6.191cm" svg:y2="0.355cm">
          <text:p/>
        </draw:line>
        <draw:line draw:style-name="gr6" draw:text-style-name="P5" draw:layer="layout" svg:x1="6.244cm" svg:y1="0.355cm" svg:x2="6.293cm" svg:y2="0.355cm">
          <text:p/>
        </draw:line>
        <draw:line draw:style-name="gr6" draw:text-style-name="P5" draw:layer="layout" svg:x1="6.346cm" svg:y1="0.355cm" svg:x2="6.395cm" svg:y2="0.355cm">
          <text:p/>
        </draw:line>
        <draw:line draw:style-name="gr6" draw:text-style-name="P5" draw:layer="layout" svg:x1="6.445cm" svg:y1="0.355cm" svg:x2="6.498cm" svg:y2="0.355cm">
          <text:p/>
        </draw:line>
        <draw:line draw:style-name="gr6" draw:text-style-name="P5" draw:layer="layout" svg:x1="6.547cm" svg:y1="0.355cm" svg:x2="6.6cm" svg:y2="0.355cm">
          <text:p/>
        </draw:line>
        <draw:line draw:style-name="gr6" draw:text-style-name="P5" draw:layer="layout" svg:x1="6.649cm" svg:y1="0.355cm" svg:x2="6.702cm" svg:y2="0.355cm">
          <text:p/>
        </draw:line>
        <draw:line draw:style-name="gr6" draw:text-style-name="P5" draw:layer="layout" svg:x1="6.752cm" svg:y1="0.355cm" svg:x2="6.805cm" svg:y2="0.355cm">
          <text:p/>
        </draw:line>
        <draw:line draw:style-name="gr6" draw:text-style-name="P5" draw:layer="layout" svg:x1="6.854cm" svg:y1="0.355cm" svg:x2="6.907cm" svg:y2="0.355cm">
          <text:p/>
        </draw:line>
        <draw:line draw:style-name="gr6" draw:text-style-name="P5" draw:layer="layout" svg:x1="6.956cm" svg:y1="0.355cm" svg:x2="7.009cm" svg:y2="0.355cm">
          <text:p/>
        </draw:line>
        <draw:line draw:style-name="gr6" draw:text-style-name="P5" draw:layer="layout" svg:x1="7.059cm" svg:y1="0.355cm" svg:x2="7.108cm" svg:y2="0.355cm">
          <text:p/>
        </draw:line>
        <draw:line draw:style-name="gr6" draw:text-style-name="P5" draw:layer="layout" svg:x1="7.161cm" svg:y1="0.355cm" svg:x2="7.21cm" svg:y2="0.355cm">
          <text:p/>
        </draw:line>
        <draw:line draw:style-name="gr6" draw:text-style-name="P5" draw:layer="layout" svg:x1="7.263cm" svg:y1="0.355cm" svg:x2="7.313cm" svg:y2="0.355cm">
          <text:p/>
        </draw:line>
        <draw:line draw:style-name="gr6" draw:text-style-name="P5" draw:layer="layout" svg:x1="7.366cm" svg:y1="0.355cm" svg:x2="7.415cm" svg:y2="0.355cm">
          <text:p/>
        </draw:line>
        <draw:line draw:style-name="gr6" draw:text-style-name="P5" draw:layer="layout" svg:x1="7.468cm" svg:y1="0.355cm" svg:x2="7.517cm" svg:y2="0.355cm">
          <text:p/>
        </draw:line>
        <draw:line draw:style-name="gr6" draw:text-style-name="P5" draw:layer="layout" svg:x1="7.57cm" svg:y1="0.355cm" svg:x2="7.62cm" svg:y2="0.355cm">
          <text:p/>
        </draw:line>
        <draw:line draw:style-name="gr6" draw:text-style-name="P5" draw:layer="layout" svg:x1="7.669cm" svg:y1="0.355cm" svg:x2="7.722cm" svg:y2="0.355cm">
          <text:p/>
        </draw:line>
        <draw:line draw:style-name="gr6" draw:text-style-name="P5" draw:layer="layout" svg:x1="7.771cm" svg:y1="0.355cm" svg:x2="7.824cm" svg:y2="0.355cm">
          <text:p/>
        </draw:line>
        <draw:line draw:style-name="gr6" draw:text-style-name="P5" draw:layer="layout" svg:x1="7.874cm" svg:y1="0.355cm" svg:x2="7.926cm" svg:y2="0.355cm">
          <text:p/>
        </draw:line>
        <draw:line draw:style-name="gr6" draw:text-style-name="P5" draw:layer="layout" svg:x1="7.976cm" svg:y1="0.355cm" svg:x2="8.029cm" svg:y2="0.355cm">
          <text:p/>
        </draw:line>
        <draw:line draw:style-name="gr6" draw:text-style-name="P5" draw:layer="layout" svg:x1="8.078cm" svg:y1="0.355cm" svg:x2="8.131cm" svg:y2="0.355cm">
          <text:p/>
        </draw:line>
        <draw:line draw:style-name="gr6" draw:text-style-name="P5" draw:layer="layout" svg:x1="8.18cm" svg:y1="0.355cm" svg:x2="8.23cm" svg:y2="0.355cm">
          <text:p/>
        </draw:line>
        <draw:line draw:style-name="gr6" draw:text-style-name="P5" draw:layer="layout" svg:x1="8.283cm" svg:y1="0.355cm" svg:x2="8.332cm" svg:y2="0.355cm">
          <text:p/>
        </draw:line>
        <draw:line draw:style-name="gr6" draw:text-style-name="P5" draw:layer="layout" svg:x1="8.385cm" svg:y1="0.355cm" svg:x2="8.434cm" svg:y2="0.355cm">
          <text:p/>
        </draw:line>
        <draw:line draw:style-name="gr6" draw:text-style-name="P5" draw:layer="layout" svg:x1="8.487cm" svg:y1="0.355cm" svg:x2="8.537cm" svg:y2="0.355cm">
          <text:p/>
        </draw:line>
        <draw:line draw:style-name="gr6" draw:text-style-name="P5" draw:layer="layout" svg:x1="8.59cm" svg:y1="0.355cm" svg:x2="8.639cm" svg:y2="0.355cm">
          <text:p/>
        </draw:line>
        <draw:line draw:style-name="gr6" draw:text-style-name="P5" draw:layer="layout" svg:x1="8.692cm" svg:y1="0.355cm" svg:x2="8.741cm" svg:y2="0.355cm">
          <text:p/>
        </draw:line>
        <draw:line draw:style-name="gr6" draw:text-style-name="P5" draw:layer="layout" svg:x1="8.794cm" svg:y1="0.355cm" svg:x2="8.844cm" svg:y2="0.355cm">
          <text:p/>
        </draw:line>
        <draw:line draw:style-name="gr5" draw:text-style-name="P5" draw:layer="layout" svg:x1="1.552cm" svg:y1="0.355cm" svg:x2="1.524cm" svg:y2="0.355cm">
          <text:p/>
        </draw:line>
        <draw:frame draw:style-name="gr7" draw:text-style-name="P7" draw:layer="layout" svg:width="1.293cm" svg:height="0.314cm" svg:x="0.113cm" svg:y="2.489cm">
          <draw:text-box>
            <text:p text:style-name="P6"><text:span text:style-name="T1">H1_CONV</text:span></text:p>
          </draw:text-box>
        </draw:frame>
        <draw:line draw:style-name="gr6" draw:text-style-name="P5" draw:layer="layout" svg:x1="1.552cm" svg:y1="0.027cm" svg:x2="1.601cm" svg:y2="0.027cm">
          <text:p/>
        </draw:line>
        <draw:line draw:style-name="gr6" draw:text-style-name="P5" draw:layer="layout" svg:x1="1.654cm" svg:y1="0.027cm" svg:x2="1.703cm" svg:y2="0.027cm">
          <text:p/>
        </draw:line>
        <draw:line draw:style-name="gr6" draw:text-style-name="P5" draw:layer="layout" svg:x1="1.753cm" svg:y1="0.027cm" svg:x2="1.806cm" svg:y2="0.027cm">
          <text:p/>
        </draw:line>
        <draw:line draw:style-name="gr6" draw:text-style-name="P5" draw:layer="layout" svg:x1="1.855cm" svg:y1="0.027cm" svg:x2="1.908cm" svg:y2="0.027cm">
          <text:p/>
        </draw:line>
        <draw:line draw:style-name="gr6" draw:text-style-name="P5" draw:layer="layout" svg:x1="1.957cm" svg:y1="0.027cm" svg:x2="2.01cm" svg:y2="0.027cm">
          <text:p/>
        </draw:line>
        <draw:line draw:style-name="gr6" draw:text-style-name="P5" draw:layer="layout" svg:x1="2.06cm" svg:y1="0.027cm" svg:x2="2.113cm" svg:y2="0.027cm">
          <text:p/>
        </draw:line>
        <draw:line draw:style-name="gr6" draw:text-style-name="P5" draw:layer="layout" svg:x1="2.162cm" svg:y1="0.027cm" svg:x2="2.215cm" svg:y2="0.027cm">
          <text:p/>
        </draw:line>
        <draw:line draw:style-name="gr6" draw:text-style-name="P5" draw:layer="layout" svg:x1="2.264cm" svg:y1="0.027cm" svg:x2="2.317cm" svg:y2="0.027cm">
          <text:p/>
        </draw:line>
        <draw:line draw:style-name="gr6" draw:text-style-name="P5" draw:layer="layout" svg:x1="2.367cm" svg:y1="0.027cm" svg:x2="2.416cm" svg:y2="0.027cm">
          <text:p/>
        </draw:line>
        <draw:line draw:style-name="gr6" draw:text-style-name="P5" draw:layer="layout" svg:x1="2.469cm" svg:y1="0.027cm" svg:x2="2.518cm" svg:y2="0.027cm">
          <text:p/>
        </draw:line>
        <draw:line draw:style-name="gr6" draw:text-style-name="P5" draw:layer="layout" svg:x1="2.571cm" svg:y1="0.027cm" svg:x2="2.621cm" svg:y2="0.027cm">
          <text:p/>
        </draw:line>
        <draw:line draw:style-name="gr6" draw:text-style-name="P5" draw:layer="layout" svg:x1="2.674cm" svg:y1="0.027cm" svg:x2="2.723cm" svg:y2="0.027cm">
          <text:p/>
        </draw:line>
        <draw:line draw:style-name="gr6" draw:text-style-name="P5" draw:layer="layout" svg:x1="2.776cm" svg:y1="0.027cm" svg:x2="2.825cm" svg:y2="0.027cm">
          <text:p/>
        </draw:line>
        <draw:line draw:style-name="gr6" draw:text-style-name="P5" draw:layer="layout" svg:x1="2.878cm" svg:y1="0.027cm" svg:x2="2.928cm" svg:y2="0.027cm">
          <text:p/>
        </draw:line>
        <draw:line draw:style-name="gr6" draw:text-style-name="P5" draw:layer="layout" svg:x1="2.977cm" svg:y1="0.027cm" svg:x2="3.03cm" svg:y2="0.027cm">
          <text:p/>
        </draw:line>
        <draw:line draw:style-name="gr6" draw:text-style-name="P5" draw:layer="layout" svg:x1="3.079cm" svg:y1="0.027cm" svg:x2="3.132cm" svg:y2="0.027cm">
          <text:p/>
        </draw:line>
        <draw:line draw:style-name="gr6" draw:text-style-name="P5" draw:layer="layout" svg:x1="3.182cm" svg:y1="0.027cm" svg:x2="3.234cm" svg:y2="0.027cm">
          <text:p/>
        </draw:line>
        <draw:line draw:style-name="gr6" draw:text-style-name="P5" draw:layer="layout" svg:x1="3.284cm" svg:y1="0.027cm" svg:x2="3.337cm" svg:y2="0.027cm">
          <text:p/>
        </draw:line>
        <draw:line draw:style-name="gr6" draw:text-style-name="P5" draw:layer="layout" svg:x1="3.386cm" svg:y1="0.027cm" svg:x2="3.439cm" svg:y2="0.027cm">
          <text:p/>
        </draw:line>
        <draw:line draw:style-name="gr6" draw:text-style-name="P5" draw:layer="layout" svg:x1="3.488cm" svg:y1="0.027cm" svg:x2="3.538cm" svg:y2="0.027cm">
          <text:p/>
        </draw:line>
        <draw:line draw:style-name="gr6" draw:text-style-name="P5" draw:layer="layout" svg:x1="3.591cm" svg:y1="0.027cm" svg:x2="3.64cm" svg:y2="0.027cm">
          <text:p/>
        </draw:line>
        <draw:line draw:style-name="gr6" draw:text-style-name="P5" draw:layer="layout" svg:x1="3.693cm" svg:y1="0.027cm" svg:x2="3.742cm" svg:y2="0.027cm">
          <text:p/>
        </draw:line>
        <draw:line draw:style-name="gr6" draw:text-style-name="P5" draw:layer="layout" svg:x1="3.795cm" svg:y1="0.027cm" svg:x2="3.845cm" svg:y2="0.027cm">
          <text:p/>
        </draw:line>
        <draw:line draw:style-name="gr6" draw:text-style-name="P5" draw:layer="layout" svg:x1="3.898cm" svg:y1="0.027cm" svg:x2="3.947cm" svg:y2="0.027cm">
          <text:p/>
        </draw:line>
        <draw:line draw:style-name="gr6" draw:text-style-name="P5" draw:layer="layout" svg:x1="4cm" svg:y1="0.027cm" svg:x2="4.049cm" svg:y2="0.027cm">
          <text:p/>
        </draw:line>
        <draw:line draw:style-name="gr6" draw:text-style-name="P5" draw:layer="layout" svg:x1="4.099cm" svg:y1="0.027cm" svg:x2="4.152cm" svg:y2="0.027cm">
          <text:p/>
        </draw:line>
        <draw:line draw:style-name="gr6" draw:text-style-name="P5" draw:layer="layout" svg:x1="4.201cm" svg:y1="0.027cm" svg:x2="4.254cm" svg:y2="0.027cm">
          <text:p/>
        </draw:line>
        <draw:line draw:style-name="gr6" draw:text-style-name="P5" draw:layer="layout" svg:x1="4.303cm" svg:y1="0.027cm" svg:x2="4.356cm" svg:y2="0.027cm">
          <text:p/>
        </draw:line>
        <draw:line draw:style-name="gr6" draw:text-style-name="P5" draw:layer="layout" svg:x1="4.406cm" svg:y1="0.027cm" svg:x2="4.459cm" svg:y2="0.027cm">
          <text:p/>
        </draw:line>
        <draw:line draw:style-name="gr6" draw:text-style-name="P5" draw:layer="layout" svg:x1="4.508cm" svg:y1="0.027cm" svg:x2="4.561cm" svg:y2="0.027cm">
          <text:p/>
        </draw:line>
        <draw:line draw:style-name="gr6" draw:text-style-name="P5" draw:layer="layout" svg:x1="4.61cm" svg:y1="0.027cm" svg:x2="4.663cm" svg:y2="0.027cm">
          <text:p/>
        </draw:line>
        <draw:line draw:style-name="gr6" draw:text-style-name="P5" draw:layer="layout" svg:x1="4.713cm" svg:y1="0.027cm" svg:x2="4.762cm" svg:y2="0.027cm">
          <text:p/>
        </draw:line>
        <draw:line draw:style-name="gr6" draw:text-style-name="P5" draw:layer="layout" svg:x1="4.815cm" svg:y1="0.027cm" svg:x2="4.864cm" svg:y2="0.027cm">
          <text:p/>
        </draw:line>
        <draw:line draw:style-name="gr6" draw:text-style-name="P5" draw:layer="layout" svg:x1="4.917cm" svg:y1="0.027cm" svg:x2="4.967cm" svg:y2="0.027cm">
          <text:p/>
        </draw:line>
        <draw:line draw:style-name="gr6" draw:text-style-name="P5" draw:layer="layout" svg:x1="5.02cm" svg:y1="0.027cm" svg:x2="5.069cm" svg:y2="0.027cm">
          <text:p/>
        </draw:line>
        <draw:line draw:style-name="gr6" draw:text-style-name="P5" draw:layer="layout" svg:x1="5.122cm" svg:y1="0.027cm" svg:x2="5.171cm" svg:y2="0.027cm">
          <text:p/>
        </draw:line>
        <draw:line draw:style-name="gr6" draw:text-style-name="P5" draw:layer="layout" svg:x1="5.224cm" svg:y1="0.027cm" svg:x2="5.274cm" svg:y2="0.027cm">
          <text:p/>
        </draw:line>
        <draw:line draw:style-name="gr6" draw:text-style-name="P5" draw:layer="layout" svg:x1="5.323cm" svg:y1="0.027cm" svg:x2="5.376cm" svg:y2="0.027cm">
          <text:p/>
        </draw:line>
        <draw:line draw:style-name="gr6" draw:text-style-name="P5" draw:layer="layout" svg:x1="5.425cm" svg:y1="0.027cm" svg:x2="5.478cm" svg:y2="0.027cm">
          <text:p/>
        </draw:line>
        <draw:line draw:style-name="gr6" draw:text-style-name="P5" draw:layer="layout" svg:x1="5.528cm" svg:y1="0.027cm" svg:x2="5.58cm" svg:y2="0.027cm">
          <text:p/>
        </draw:line>
        <draw:line draw:style-name="gr6" draw:text-style-name="P5" draw:layer="layout" svg:x1="5.63cm" svg:y1="0.027cm" svg:x2="5.683cm" svg:y2="0.027cm">
          <text:p/>
        </draw:line>
        <draw:line draw:style-name="gr6" draw:text-style-name="P5" draw:layer="layout" svg:x1="5.732cm" svg:y1="0.027cm" svg:x2="5.785cm" svg:y2="0.027cm">
          <text:p/>
        </draw:line>
        <draw:line draw:style-name="gr6" draw:text-style-name="P5" draw:layer="layout" svg:x1="5.834cm" svg:y1="0.027cm" svg:x2="5.884cm" svg:y2="0.027cm">
          <text:p/>
        </draw:line>
        <draw:line draw:style-name="gr6" draw:text-style-name="P5" draw:layer="layout" svg:x1="5.937cm" svg:y1="0.027cm" svg:x2="5.986cm" svg:y2="0.027cm">
          <text:p/>
        </draw:line>
        <draw:line draw:style-name="gr6" draw:text-style-name="P5" draw:layer="layout" svg:x1="6.039cm" svg:y1="0.027cm" svg:x2="6.088cm" svg:y2="0.027cm">
          <text:p/>
        </draw:line>
        <draw:line draw:style-name="gr6" draw:text-style-name="P5" draw:layer="layout" svg:x1="6.141cm" svg:y1="0.027cm" svg:x2="6.191cm" svg:y2="0.027cm">
          <text:p/>
        </draw:line>
        <draw:line draw:style-name="gr6" draw:text-style-name="P5" draw:layer="layout" svg:x1="6.244cm" svg:y1="0.027cm" svg:x2="6.293cm" svg:y2="0.027cm">
          <text:p/>
        </draw:line>
        <draw:line draw:style-name="gr6" draw:text-style-name="P5" draw:layer="layout" svg:x1="6.346cm" svg:y1="0.027cm" svg:x2="6.395cm" svg:y2="0.027cm">
          <text:p/>
        </draw:line>
        <draw:line draw:style-name="gr6" draw:text-style-name="P5" draw:layer="layout" svg:x1="6.445cm" svg:y1="0.027cm" svg:x2="6.498cm" svg:y2="0.027cm">
          <text:p/>
        </draw:line>
        <draw:line draw:style-name="gr6" draw:text-style-name="P5" draw:layer="layout" svg:x1="6.547cm" svg:y1="0.027cm" svg:x2="6.6cm" svg:y2="0.027cm">
          <text:p/>
        </draw:line>
        <draw:line draw:style-name="gr6" draw:text-style-name="P5" draw:layer="layout" svg:x1="6.649cm" svg:y1="0.027cm" svg:x2="6.702cm" svg:y2="0.027cm">
          <text:p/>
        </draw:line>
        <draw:line draw:style-name="gr6" draw:text-style-name="P5" draw:layer="layout" svg:x1="6.752cm" svg:y1="0.027cm" svg:x2="6.805cm" svg:y2="0.027cm">
          <text:p/>
        </draw:line>
        <draw:line draw:style-name="gr6" draw:text-style-name="P5" draw:layer="layout" svg:x1="6.854cm" svg:y1="0.027cm" svg:x2="6.907cm" svg:y2="0.027cm">
          <text:p/>
        </draw:line>
        <draw:line draw:style-name="gr6" draw:text-style-name="P5" draw:layer="layout" svg:x1="6.956cm" svg:y1="0.027cm" svg:x2="7.009cm" svg:y2="0.027cm">
          <text:p/>
        </draw:line>
        <draw:line draw:style-name="gr6" draw:text-style-name="P5" draw:layer="layout" svg:x1="7.059cm" svg:y1="0.027cm" svg:x2="7.108cm" svg:y2="0.027cm">
          <text:p/>
        </draw:line>
        <draw:line draw:style-name="gr6" draw:text-style-name="P5" draw:layer="layout" svg:x1="7.161cm" svg:y1="0.027cm" svg:x2="7.21cm" svg:y2="0.027cm">
          <text:p/>
        </draw:line>
        <draw:line draw:style-name="gr6" draw:text-style-name="P5" draw:layer="layout" svg:x1="7.263cm" svg:y1="0.027cm" svg:x2="7.313cm" svg:y2="0.027cm">
          <text:p/>
        </draw:line>
        <draw:line draw:style-name="gr6" draw:text-style-name="P5" draw:layer="layout" svg:x1="7.366cm" svg:y1="0.027cm" svg:x2="7.415cm" svg:y2="0.027cm">
          <text:p/>
        </draw:line>
        <draw:line draw:style-name="gr6" draw:text-style-name="P5" draw:layer="layout" svg:x1="7.468cm" svg:y1="0.027cm" svg:x2="7.517cm" svg:y2="0.027cm">
          <text:p/>
        </draw:line>
        <draw:line draw:style-name="gr6" draw:text-style-name="P5" draw:layer="layout" svg:x1="7.57cm" svg:y1="0.027cm" svg:x2="7.62cm" svg:y2="0.027cm">
          <text:p/>
        </draw:line>
        <draw:line draw:style-name="gr6" draw:text-style-name="P5" draw:layer="layout" svg:x1="7.669cm" svg:y1="0.027cm" svg:x2="7.722cm" svg:y2="0.027cm">
          <text:p/>
        </draw:line>
        <draw:line draw:style-name="gr6" draw:text-style-name="P5" draw:layer="layout" svg:x1="7.771cm" svg:y1="0.027cm" svg:x2="7.824cm" svg:y2="0.027cm">
          <text:p/>
        </draw:line>
        <draw:line draw:style-name="gr6" draw:text-style-name="P5" draw:layer="layout" svg:x1="7.874cm" svg:y1="0.027cm" svg:x2="7.926cm" svg:y2="0.027cm">
          <text:p/>
        </draw:line>
        <draw:line draw:style-name="gr6" draw:text-style-name="P5" draw:layer="layout" svg:x1="7.976cm" svg:y1="0.027cm" svg:x2="8.029cm" svg:y2="0.027cm">
          <text:p/>
        </draw:line>
        <draw:line draw:style-name="gr6" draw:text-style-name="P5" draw:layer="layout" svg:x1="8.078cm" svg:y1="0.027cm" svg:x2="8.131cm" svg:y2="0.027cm">
          <text:p/>
        </draw:line>
        <draw:line draw:style-name="gr6" draw:text-style-name="P5" draw:layer="layout" svg:x1="8.18cm" svg:y1="0.027cm" svg:x2="8.23cm" svg:y2="0.027cm">
          <text:p/>
        </draw:line>
        <draw:line draw:style-name="gr6" draw:text-style-name="P5" draw:layer="layout" svg:x1="8.283cm" svg:y1="0.027cm" svg:x2="8.332cm" svg:y2="0.027cm">
          <text:p/>
        </draw:line>
        <draw:line draw:style-name="gr6" draw:text-style-name="P5" draw:layer="layout" svg:x1="8.385cm" svg:y1="0.027cm" svg:x2="8.434cm" svg:y2="0.027cm">
          <text:p/>
        </draw:line>
        <draw:line draw:style-name="gr6" draw:text-style-name="P5" draw:layer="layout" svg:x1="8.487cm" svg:y1="0.027cm" svg:x2="8.537cm" svg:y2="0.027cm">
          <text:p/>
        </draw:line>
        <draw:line draw:style-name="gr6" draw:text-style-name="P5" draw:layer="layout" svg:x1="8.59cm" svg:y1="0.027cm" svg:x2="8.639cm" svg:y2="0.027cm">
          <text:p/>
        </draw:line>
        <draw:line draw:style-name="gr6" draw:text-style-name="P5" draw:layer="layout" svg:x1="8.692cm" svg:y1="0.027cm" svg:x2="8.741cm" svg:y2="0.027cm">
          <text:p/>
        </draw:line>
        <draw:line draw:style-name="gr6" draw:text-style-name="P5" draw:layer="layout" svg:x1="8.794cm" svg:y1="0.027cm" svg:x2="8.844cm" svg:y2="0.027cm">
          <text:p/>
        </draw:line>
        <draw:line draw:style-name="gr5" draw:text-style-name="P5" draw:layer="layout" svg:x1="1.552cm" svg:y1="0.027cm" svg:x2="1.524cm" svg:y2="0.027cm">
          <text:p/>
        </draw:line>
        <draw:frame draw:style-name="gr7" draw:text-style-name="P7" draw:layer="layout" svg:width="1.23cm" svg:height="0.314cm" svg:x="0.053cm" svg:y="1.998cm">
          <draw:text-box>
            <text:p text:style-name="P6"><text:span text:style-name="T1">H2_POOL</text:span></text:p>
          </draw:text-box>
        </draw:frame>
        <draw:frame draw:style-name="gr7" draw:text-style-name="P7" draw:layer="layout" svg:width="1.293cm" svg:height="0.314cm" svg:x="0cm" svg:y="1.349cm">
          <draw:text-box>
            <text:p text:style-name="P6"><text:span text:style-name="T1">H3_CONV</text:span></text:p>
          </draw:text-box>
        </draw:frame>
        <draw:frame draw:style-name="gr7" draw:text-style-name="P7" draw:layer="layout" svg:width="1.23cm" svg:height="0.314cm" svg:x="0.208cm" svg:y="0.855cm">
          <draw:text-box>
            <text:p text:style-name="P6"><text:span text:style-name="T1">H4_POOL</text:span></text:p>
          </draw:text-box>
        </draw:frame>
        <draw:line draw:style-name="gr8" draw:text-style-name="P5" draw:layer="layout" svg:x1="1.552cm" svg:y1="3.293cm" svg:x2="1.552cm" svg:y2="0.034cm">
          <text:p/>
        </draw:line>
        <draw:line draw:style-name="gr8" draw:text-style-name="P5" draw:layer="layout" svg:x1="8.868cm" svg:y1="3.293cm" svg:x2="8.868cm" svg:y2="0.023cm">
          <text:p/>
        </draw:line>
        <draw:line draw:style-name="gr8" draw:text-style-name="P5" draw:layer="layout" svg:x1="1.552cm" svg:y1="3.293cm" svg:x2="8.868cm" svg:y2="3.293cm">
          <text:p/>
        </draw:line>
        <draw:line draw:style-name="gr8" draw:text-style-name="P5" draw:layer="layout" svg:x1="1.552cm" svg:y1="0.023cm" svg:x2="8.868cm" svg:y2="0.023cm">
          <text:p/>
        </draw:line>
        <draw:frame draw:style-name="gr7" draw:text-style-name="P7" draw:layer="layout" svg:width="1.132cm" svg:height="0.314cm" svg:x="0.3cm" svg:y="0.203cm">
          <draw:text-box>
            <text:p text:style-name="P6"><text:span text:style-name="T1">HY_OUT</text:span></text:p>
          </draw:text-box>
        </draw:frame>
        <draw:line draw:style-name="gr6" draw:text-style-name="P5" draw:layer="layout" svg:x1="1.552cm" svg:y1="2.641cm" svg:x2="1.601cm" svg:y2="2.641cm">
          <text:p/>
        </draw:line>
        <draw:line draw:style-name="gr6" draw:text-style-name="P5" draw:layer="layout" svg:x1="1.654cm" svg:y1="2.641cm" svg:x2="1.703cm" svg:y2="2.641cm">
          <text:p/>
        </draw:line>
        <draw:line draw:style-name="gr6" draw:text-style-name="P5" draw:layer="layout" svg:x1="1.753cm" svg:y1="2.641cm" svg:x2="1.806cm" svg:y2="2.641cm">
          <text:p/>
        </draw:line>
        <draw:line draw:style-name="gr6" draw:text-style-name="P5" draw:layer="layout" svg:x1="1.855cm" svg:y1="2.641cm" svg:x2="1.908cm" svg:y2="2.641cm">
          <text:p/>
        </draw:line>
        <draw:line draw:style-name="gr6" draw:text-style-name="P5" draw:layer="layout" svg:x1="1.957cm" svg:y1="2.641cm" svg:x2="2.01cm" svg:y2="2.641cm">
          <text:p/>
        </draw:line>
        <draw:line draw:style-name="gr6" draw:text-style-name="P5" draw:layer="layout" svg:x1="2.06cm" svg:y1="2.641cm" svg:x2="2.113cm" svg:y2="2.641cm">
          <text:p/>
        </draw:line>
        <draw:line draw:style-name="gr6" draw:text-style-name="P5" draw:layer="layout" svg:x1="2.162cm" svg:y1="2.641cm" svg:x2="2.215cm" svg:y2="2.641cm">
          <text:p/>
        </draw:line>
        <draw:line draw:style-name="gr6" draw:text-style-name="P5" draw:layer="layout" svg:x1="2.264cm" svg:y1="2.641cm" svg:x2="2.317cm" svg:y2="2.641cm">
          <text:p/>
        </draw:line>
        <draw:line draw:style-name="gr6" draw:text-style-name="P5" draw:layer="layout" svg:x1="2.367cm" svg:y1="2.641cm" svg:x2="2.416cm" svg:y2="2.641cm">
          <text:p/>
        </draw:line>
        <draw:line draw:style-name="gr6" draw:text-style-name="P5" draw:layer="layout" svg:x1="2.469cm" svg:y1="2.641cm" svg:x2="2.518cm" svg:y2="2.641cm">
          <text:p/>
        </draw:line>
        <draw:line draw:style-name="gr6" draw:text-style-name="P5" draw:layer="layout" svg:x1="2.571cm" svg:y1="2.641cm" svg:x2="2.621cm" svg:y2="2.641cm">
          <text:p/>
        </draw:line>
        <draw:line draw:style-name="gr6" draw:text-style-name="P5" draw:layer="layout" svg:x1="2.674cm" svg:y1="2.641cm" svg:x2="2.723cm" svg:y2="2.641cm">
          <text:p/>
        </draw:line>
        <draw:line draw:style-name="gr6" draw:text-style-name="P5" draw:layer="layout" svg:x1="2.776cm" svg:y1="2.641cm" svg:x2="2.825cm" svg:y2="2.641cm">
          <text:p/>
        </draw:line>
        <draw:line draw:style-name="gr6" draw:text-style-name="P5" draw:layer="layout" svg:x1="2.878cm" svg:y1="2.641cm" svg:x2="2.928cm" svg:y2="2.641cm">
          <text:p/>
        </draw:line>
        <draw:line draw:style-name="gr6" draw:text-style-name="P5" draw:layer="layout" svg:x1="2.977cm" svg:y1="2.641cm" svg:x2="3.03cm" svg:y2="2.641cm">
          <text:p/>
        </draw:line>
        <draw:line draw:style-name="gr6" draw:text-style-name="P5" draw:layer="layout" svg:x1="3.079cm" svg:y1="2.641cm" svg:x2="3.132cm" svg:y2="2.641cm">
          <text:p/>
        </draw:line>
        <draw:line draw:style-name="gr6" draw:text-style-name="P5" draw:layer="layout" svg:x1="3.182cm" svg:y1="2.641cm" svg:x2="3.234cm" svg:y2="2.641cm">
          <text:p/>
        </draw:line>
        <draw:line draw:style-name="gr6" draw:text-style-name="P5" draw:layer="layout" svg:x1="3.284cm" svg:y1="2.641cm" svg:x2="3.337cm" svg:y2="2.641cm">
          <text:p/>
        </draw:line>
        <draw:line draw:style-name="gr6" draw:text-style-name="P5" draw:layer="layout" svg:x1="3.386cm" svg:y1="2.641cm" svg:x2="3.439cm" svg:y2="2.641cm">
          <text:p/>
        </draw:line>
        <draw:line draw:style-name="gr6" draw:text-style-name="P5" draw:layer="layout" svg:x1="3.488cm" svg:y1="2.641cm" svg:x2="3.538cm" svg:y2="2.641cm">
          <text:p/>
        </draw:line>
        <draw:line draw:style-name="gr6" draw:text-style-name="P5" draw:layer="layout" svg:x1="3.591cm" svg:y1="2.641cm" svg:x2="3.64cm" svg:y2="2.641cm">
          <text:p/>
        </draw:line>
        <draw:line draw:style-name="gr6" draw:text-style-name="P5" draw:layer="layout" svg:x1="3.693cm" svg:y1="2.641cm" svg:x2="3.742cm" svg:y2="2.641cm">
          <text:p/>
        </draw:line>
        <draw:line draw:style-name="gr6" draw:text-style-name="P5" draw:layer="layout" svg:x1="3.795cm" svg:y1="2.641cm" svg:x2="3.845cm" svg:y2="2.641cm">
          <text:p/>
        </draw:line>
        <draw:line draw:style-name="gr6" draw:text-style-name="P5" draw:layer="layout" svg:x1="3.898cm" svg:y1="2.641cm" svg:x2="3.947cm" svg:y2="2.641cm">
          <text:p/>
        </draw:line>
        <draw:line draw:style-name="gr6" draw:text-style-name="P5" draw:layer="layout" svg:x1="4cm" svg:y1="2.641cm" svg:x2="4.049cm" svg:y2="2.641cm">
          <text:p/>
        </draw:line>
        <draw:line draw:style-name="gr6" draw:text-style-name="P5" draw:layer="layout" svg:x1="4.099cm" svg:y1="2.641cm" svg:x2="4.152cm" svg:y2="2.641cm">
          <text:p/>
        </draw:line>
        <draw:line draw:style-name="gr6" draw:text-style-name="P5" draw:layer="layout" svg:x1="4.201cm" svg:y1="2.641cm" svg:x2="4.254cm" svg:y2="2.641cm">
          <text:p/>
        </draw:line>
        <draw:line draw:style-name="gr6" draw:text-style-name="P5" draw:layer="layout" svg:x1="4.303cm" svg:y1="2.641cm" svg:x2="4.356cm" svg:y2="2.641cm">
          <text:p/>
        </draw:line>
        <draw:line draw:style-name="gr6" draw:text-style-name="P5" draw:layer="layout" svg:x1="4.406cm" svg:y1="2.641cm" svg:x2="4.459cm" svg:y2="2.641cm">
          <text:p/>
        </draw:line>
        <draw:line draw:style-name="gr6" draw:text-style-name="P5" draw:layer="layout" svg:x1="4.508cm" svg:y1="2.641cm" svg:x2="4.561cm" svg:y2="2.641cm">
          <text:p/>
        </draw:line>
        <draw:line draw:style-name="gr6" draw:text-style-name="P5" draw:layer="layout" svg:x1="4.61cm" svg:y1="2.641cm" svg:x2="4.663cm" svg:y2="2.641cm">
          <text:p/>
        </draw:line>
        <draw:line draw:style-name="gr6" draw:text-style-name="P5" draw:layer="layout" svg:x1="4.713cm" svg:y1="2.641cm" svg:x2="4.762cm" svg:y2="2.641cm">
          <text:p/>
        </draw:line>
        <draw:line draw:style-name="gr6" draw:text-style-name="P5" draw:layer="layout" svg:x1="4.815cm" svg:y1="2.641cm" svg:x2="4.864cm" svg:y2="2.641cm">
          <text:p/>
        </draw:line>
        <draw:line draw:style-name="gr6" draw:text-style-name="P5" draw:layer="layout" svg:x1="4.917cm" svg:y1="2.641cm" svg:x2="4.967cm" svg:y2="2.641cm">
          <text:p/>
        </draw:line>
        <draw:line draw:style-name="gr6" draw:text-style-name="P5" draw:layer="layout" svg:x1="5.02cm" svg:y1="2.641cm" svg:x2="5.069cm" svg:y2="2.641cm">
          <text:p/>
        </draw:line>
        <draw:line draw:style-name="gr6" draw:text-style-name="P5" draw:layer="layout" svg:x1="5.122cm" svg:y1="2.641cm" svg:x2="5.171cm" svg:y2="2.641cm">
          <text:p/>
        </draw:line>
        <draw:line draw:style-name="gr6" draw:text-style-name="P5" draw:layer="layout" svg:x1="5.224cm" svg:y1="2.641cm" svg:x2="5.274cm" svg:y2="2.641cm">
          <text:p/>
        </draw:line>
        <draw:line draw:style-name="gr6" draw:text-style-name="P5" draw:layer="layout" svg:x1="5.323cm" svg:y1="2.641cm" svg:x2="5.376cm" svg:y2="2.641cm">
          <text:p/>
        </draw:line>
        <draw:line draw:style-name="gr6" draw:text-style-name="P5" draw:layer="layout" svg:x1="5.425cm" svg:y1="2.641cm" svg:x2="5.478cm" svg:y2="2.641cm">
          <text:p/>
        </draw:line>
        <draw:line draw:style-name="gr6" draw:text-style-name="P5" draw:layer="layout" svg:x1="5.528cm" svg:y1="2.641cm" svg:x2="5.58cm" svg:y2="2.641cm">
          <text:p/>
        </draw:line>
        <draw:line draw:style-name="gr6" draw:text-style-name="P5" draw:layer="layout" svg:x1="5.63cm" svg:y1="2.641cm" svg:x2="5.683cm" svg:y2="2.641cm">
          <text:p/>
        </draw:line>
        <draw:line draw:style-name="gr6" draw:text-style-name="P5" draw:layer="layout" svg:x1="5.732cm" svg:y1="2.641cm" svg:x2="5.785cm" svg:y2="2.641cm">
          <text:p/>
        </draw:line>
        <draw:line draw:style-name="gr6" draw:text-style-name="P5" draw:layer="layout" svg:x1="5.834cm" svg:y1="2.641cm" svg:x2="5.884cm" svg:y2="2.641cm">
          <text:p/>
        </draw:line>
        <draw:line draw:style-name="gr6" draw:text-style-name="P5" draw:layer="layout" svg:x1="5.937cm" svg:y1="2.641cm" svg:x2="5.986cm" svg:y2="2.641cm">
          <text:p/>
        </draw:line>
        <draw:line draw:style-name="gr6" draw:text-style-name="P5" draw:layer="layout" svg:x1="6.039cm" svg:y1="2.641cm" svg:x2="6.088cm" svg:y2="2.641cm">
          <text:p/>
        </draw:line>
        <draw:line draw:style-name="gr6" draw:text-style-name="P5" draw:layer="layout" svg:x1="6.141cm" svg:y1="2.641cm" svg:x2="6.191cm" svg:y2="2.641cm">
          <text:p/>
        </draw:line>
        <draw:line draw:style-name="gr6" draw:text-style-name="P5" draw:layer="layout" svg:x1="6.244cm" svg:y1="2.641cm" svg:x2="6.293cm" svg:y2="2.641cm">
          <text:p/>
        </draw:line>
        <draw:line draw:style-name="gr6" draw:text-style-name="P5" draw:layer="layout" svg:x1="6.346cm" svg:y1="2.641cm" svg:x2="6.395cm" svg:y2="2.641cm">
          <text:p/>
        </draw:line>
        <draw:line draw:style-name="gr6" draw:text-style-name="P5" draw:layer="layout" svg:x1="6.445cm" svg:y1="2.641cm" svg:x2="6.498cm" svg:y2="2.641cm">
          <text:p/>
        </draw:line>
        <draw:line draw:style-name="gr6" draw:text-style-name="P5" draw:layer="layout" svg:x1="6.547cm" svg:y1="2.641cm" svg:x2="6.6cm" svg:y2="2.641cm">
          <text:p/>
        </draw:line>
        <draw:line draw:style-name="gr6" draw:text-style-name="P5" draw:layer="layout" svg:x1="6.649cm" svg:y1="2.641cm" svg:x2="6.702cm" svg:y2="2.641cm">
          <text:p/>
        </draw:line>
        <draw:line draw:style-name="gr6" draw:text-style-name="P5" draw:layer="layout" svg:x1="6.752cm" svg:y1="2.641cm" svg:x2="6.805cm" svg:y2="2.641cm">
          <text:p/>
        </draw:line>
        <draw:line draw:style-name="gr6" draw:text-style-name="P5" draw:layer="layout" svg:x1="6.854cm" svg:y1="2.641cm" svg:x2="6.907cm" svg:y2="2.641cm">
          <text:p/>
        </draw:line>
        <draw:line draw:style-name="gr6" draw:text-style-name="P5" draw:layer="layout" svg:x1="6.956cm" svg:y1="2.641cm" svg:x2="7.009cm" svg:y2="2.641cm">
          <text:p/>
        </draw:line>
        <draw:line draw:style-name="gr6" draw:text-style-name="P5" draw:layer="layout" svg:x1="7.059cm" svg:y1="2.641cm" svg:x2="7.108cm" svg:y2="2.641cm">
          <text:p/>
        </draw:line>
        <draw:line draw:style-name="gr6" draw:text-style-name="P5" draw:layer="layout" svg:x1="7.161cm" svg:y1="2.641cm" svg:x2="7.21cm" svg:y2="2.641cm">
          <text:p/>
        </draw:line>
        <draw:line draw:style-name="gr6" draw:text-style-name="P5" draw:layer="layout" svg:x1="7.263cm" svg:y1="2.641cm" svg:x2="7.313cm" svg:y2="2.641cm">
          <text:p/>
        </draw:line>
        <draw:line draw:style-name="gr6" draw:text-style-name="P5" draw:layer="layout" svg:x1="7.366cm" svg:y1="2.641cm" svg:x2="7.415cm" svg:y2="2.641cm">
          <text:p/>
        </draw:line>
        <draw:line draw:style-name="gr6" draw:text-style-name="P5" draw:layer="layout" svg:x1="7.468cm" svg:y1="2.641cm" svg:x2="7.517cm" svg:y2="2.641cm">
          <text:p/>
        </draw:line>
        <draw:line draw:style-name="gr6" draw:text-style-name="P5" draw:layer="layout" svg:x1="7.57cm" svg:y1="2.641cm" svg:x2="7.62cm" svg:y2="2.641cm">
          <text:p/>
        </draw:line>
        <draw:line draw:style-name="gr6" draw:text-style-name="P5" draw:layer="layout" svg:x1="7.669cm" svg:y1="2.641cm" svg:x2="7.722cm" svg:y2="2.641cm">
          <text:p/>
        </draw:line>
        <draw:line draw:style-name="gr6" draw:text-style-name="P5" draw:layer="layout" svg:x1="7.771cm" svg:y1="2.641cm" svg:x2="7.824cm" svg:y2="2.641cm">
          <text:p/>
        </draw:line>
        <draw:line draw:style-name="gr6" draw:text-style-name="P5" draw:layer="layout" svg:x1="7.874cm" svg:y1="2.641cm" svg:x2="7.926cm" svg:y2="2.641cm">
          <text:p/>
        </draw:line>
        <draw:line draw:style-name="gr6" draw:text-style-name="P5" draw:layer="layout" svg:x1="7.976cm" svg:y1="2.641cm" svg:x2="8.029cm" svg:y2="2.641cm">
          <text:p/>
        </draw:line>
        <draw:line draw:style-name="gr6" draw:text-style-name="P5" draw:layer="layout" svg:x1="8.078cm" svg:y1="2.641cm" svg:x2="8.131cm" svg:y2="2.641cm">
          <text:p/>
        </draw:line>
        <draw:line draw:style-name="gr6" draw:text-style-name="P5" draw:layer="layout" svg:x1="8.18cm" svg:y1="2.641cm" svg:x2="8.23cm" svg:y2="2.641cm">
          <text:p/>
        </draw:line>
        <draw:line draw:style-name="gr6" draw:text-style-name="P5" draw:layer="layout" svg:x1="8.283cm" svg:y1="2.641cm" svg:x2="8.332cm" svg:y2="2.641cm">
          <text:p/>
        </draw:line>
        <draw:line draw:style-name="gr6" draw:text-style-name="P5" draw:layer="layout" svg:x1="8.385cm" svg:y1="2.641cm" svg:x2="8.434cm" svg:y2="2.641cm">
          <text:p/>
        </draw:line>
        <draw:line draw:style-name="gr6" draw:text-style-name="P5" draw:layer="layout" svg:x1="8.487cm" svg:y1="2.641cm" svg:x2="8.537cm" svg:y2="2.641cm">
          <text:p/>
        </draw:line>
        <draw:line draw:style-name="gr6" draw:text-style-name="P5" draw:layer="layout" svg:x1="8.59cm" svg:y1="2.641cm" svg:x2="8.639cm" svg:y2="2.641cm">
          <text:p/>
        </draw:line>
        <draw:line draw:style-name="gr6" draw:text-style-name="P5" draw:layer="layout" svg:x1="8.692cm" svg:y1="2.641cm" svg:x2="8.741cm" svg:y2="2.641cm">
          <text:p/>
        </draw:line>
        <draw:line draw:style-name="gr6" draw:text-style-name="P5" draw:layer="layout" svg:x1="8.794cm" svg:y1="2.641cm" svg:x2="8.844cm" svg:y2="2.641cm">
          <text:p/>
        </draw:line>
        <draw:frame draw:style-name="gr7" draw:text-style-name="P7" draw:layer="layout" svg:width="0.84cm" svg:height="0.314cm" svg:x="0.593cm" svg:y="0.527cm">
          <draw:text-box>
            <text:p text:style-name="P6"><text:span text:style-name="T1">H5_FC</text:span></text:p>
          </draw:text-box>
        </draw:frame>
        <draw:frame draw:style-name="gr7" draw:text-style-name="P7" draw:layer="layout" svg:width="0.768cm" svg:height="0.314cm" svg:x="3.574cm" svg:y="2.499cm">
          <draw:text-box>
            <text:p text:style-name="P6"><text:span text:style-name="T1">Conv1</text:span></text:p>
          </draw:text-box>
        </draw:frame>
        <draw:frame draw:style-name="gr7" draw:text-style-name="P7" draw:layer="layout" svg:width="0.768cm" svg:height="0.314cm" svg:x="3.563cm" svg:y="2.489cm">
          <draw:text-box>
            <text:p text:style-name="P6"><text:span text:style-name="T2">Conv1</text:span></text:p>
          </draw:text-box>
        </draw:frame>
        <draw:frame draw:style-name="gr7" draw:text-style-name="P7" draw:layer="layout" svg:width="0.671cm" svg:height="0.314cm" svg:x="3.574cm" svg:y="1.843cm">
          <draw:text-box>
            <text:p text:style-name="P6"><text:span text:style-name="T1">Pool2</text:span></text:p>
          </draw:text-box>
        </draw:frame>
        <draw:frame draw:style-name="gr7" draw:text-style-name="P7" draw:layer="layout" svg:width="0.671cm" svg:height="0.314cm" svg:x="3.563cm" svg:y="1.832cm">
          <draw:text-box>
            <text:p text:style-name="P6"><text:span text:style-name="T2">Pool2</text:span></text:p>
          </draw:text-box>
        </draw:frame>
        <draw:frame draw:style-name="gr7" draw:text-style-name="P7" draw:layer="layout" svg:width="0.768cm" svg:height="0.314cm" svg:x="4.586cm" svg:y="1.518cm">
          <draw:text-box>
            <text:p text:style-name="P6"><text:span text:style-name="T1">Conv2</text:span></text:p>
          </draw:text-box>
        </draw:frame>
        <draw:frame draw:style-name="gr7" draw:text-style-name="P7" draw:layer="layout" svg:width="0.768cm" svg:height="0.314cm" svg:x="4.576cm" svg:y="1.508cm">
          <draw:text-box>
            <text:p text:style-name="P6"><text:span text:style-name="T2">Conv2</text:span></text:p>
          </draw:text-box>
        </draw:frame>
        <draw:frame draw:style-name="gr7" draw:text-style-name="P7" draw:layer="layout" svg:width="0.768cm" svg:height="0.314cm" svg:x="4.583cm" svg:y="1.19cm">
          <draw:text-box>
            <text:p text:style-name="P6"><text:span text:style-name="T1">Conv3</text:span></text:p>
          </draw:text-box>
        </draw:frame>
        <draw:frame draw:style-name="gr7" draw:text-style-name="P7" draw:layer="layout" svg:width="0.768cm" svg:height="0.314cm" svg:x="4.572cm" svg:y="1.18cm">
          <draw:text-box>
            <text:p text:style-name="P6"><text:span text:style-name="T2">Conv3</text:span></text:p>
          </draw:text-box>
        </draw:frame>
        <draw:frame draw:style-name="gr7" draw:text-style-name="P7" draw:layer="layout" svg:width="0.671cm" svg:height="0.314cm" svg:x="4.576cm" svg:y="0.866cm">
          <draw:text-box>
            <text:p text:style-name="P6"><text:span text:style-name="T1">Pool3</text:span></text:p>
          </draw:text-box>
        </draw:frame>
        <draw:frame draw:style-name="gr7" draw:text-style-name="P7" draw:layer="layout" svg:width="0.671cm" svg:height="0.314cm" svg:x="4.565cm" svg:y="0.855cm">
          <draw:text-box>
            <text:p text:style-name="P6"><text:span text:style-name="T3">Pool3</text:span></text:p>
          </draw:text-box>
        </draw:frame>
        <draw:frame draw:style-name="gr7" draw:text-style-name="P7" draw:layer="layout" svg:width="0.349cm" svg:height="0.314cm" svg:x="4.572cm" svg:y="0.538cm">
          <draw:text-box>
            <text:p text:style-name="P6"><text:span text:style-name="T1">FC</text:span></text:p>
          </draw:text-box>
        </draw:frame>
        <draw:frame draw:style-name="gr7" draw:text-style-name="P7" draw:layer="layout" svg:width="0.349cm" svg:height="0.314cm" svg:x="4.561cm" svg:y="0.527cm">
          <draw:text-box>
            <text:p text:style-name="P6"><text:span text:style-name="T2">FC</text:span></text:p>
          </draw:text-box>
        </draw:frame>
        <draw:frame draw:style-name="gr7" draw:text-style-name="P7" draw:layer="layout" svg:width="0.552cm" svg:height="0.314cm" svg:x="4.011cm" svg:y="0.213cm">
          <draw:text-box>
            <text:p text:style-name="P6"><text:span text:style-name="T1">CPU</text:span></text:p>
          </draw:text-box>
        </draw:frame>
        <draw:line draw:style-name="gr6" draw:text-style-name="P5" draw:layer="layout" svg:x1="1.552cm" svg:y1="2.316cm" svg:x2="1.601cm" svg:y2="2.316cm">
          <text:p/>
        </draw:line>
        <draw:line draw:style-name="gr6" draw:text-style-name="P5" draw:layer="layout" svg:x1="1.654cm" svg:y1="2.316cm" svg:x2="1.703cm" svg:y2="2.316cm">
          <text:p/>
        </draw:line>
        <draw:line draw:style-name="gr6" draw:text-style-name="P5" draw:layer="layout" svg:x1="1.753cm" svg:y1="2.316cm" svg:x2="1.806cm" svg:y2="2.316cm">
          <text:p/>
        </draw:line>
        <draw:line draw:style-name="gr6" draw:text-style-name="P5" draw:layer="layout" svg:x1="1.855cm" svg:y1="2.316cm" svg:x2="1.908cm" svg:y2="2.316cm">
          <text:p/>
        </draw:line>
        <draw:line draw:style-name="gr6" draw:text-style-name="P5" draw:layer="layout" svg:x1="1.957cm" svg:y1="2.316cm" svg:x2="2.01cm" svg:y2="2.316cm">
          <text:p/>
        </draw:line>
        <draw:line draw:style-name="gr6" draw:text-style-name="P5" draw:layer="layout" svg:x1="2.06cm" svg:y1="2.316cm" svg:x2="2.113cm" svg:y2="2.316cm">
          <text:p/>
        </draw:line>
        <draw:line draw:style-name="gr6" draw:text-style-name="P5" draw:layer="layout" svg:x1="2.162cm" svg:y1="2.316cm" svg:x2="2.215cm" svg:y2="2.316cm">
          <text:p/>
        </draw:line>
        <draw:line draw:style-name="gr6" draw:text-style-name="P5" draw:layer="layout" svg:x1="2.264cm" svg:y1="2.316cm" svg:x2="2.317cm" svg:y2="2.316cm">
          <text:p/>
        </draw:line>
        <draw:line draw:style-name="gr6" draw:text-style-name="P5" draw:layer="layout" svg:x1="2.367cm" svg:y1="2.316cm" svg:x2="2.416cm" svg:y2="2.316cm">
          <text:p/>
        </draw:line>
        <draw:line draw:style-name="gr6" draw:text-style-name="P5" draw:layer="layout" svg:x1="2.469cm" svg:y1="2.316cm" svg:x2="2.518cm" svg:y2="2.316cm">
          <text:p/>
        </draw:line>
        <draw:line draw:style-name="gr6" draw:text-style-name="P5" draw:layer="layout" svg:x1="2.571cm" svg:y1="2.316cm" svg:x2="2.621cm" svg:y2="2.316cm">
          <text:p/>
        </draw:line>
        <draw:line draw:style-name="gr6" draw:text-style-name="P5" draw:layer="layout" svg:x1="2.674cm" svg:y1="2.316cm" svg:x2="2.723cm" svg:y2="2.316cm">
          <text:p/>
        </draw:line>
        <draw:line draw:style-name="gr6" draw:text-style-name="P5" draw:layer="layout" svg:x1="2.776cm" svg:y1="2.316cm" svg:x2="2.825cm" svg:y2="2.316cm">
          <text:p/>
        </draw:line>
        <draw:line draw:style-name="gr6" draw:text-style-name="P5" draw:layer="layout" svg:x1="2.878cm" svg:y1="2.316cm" svg:x2="2.928cm" svg:y2="2.316cm">
          <text:p/>
        </draw:line>
        <draw:line draw:style-name="gr6" draw:text-style-name="P5" draw:layer="layout" svg:x1="2.977cm" svg:y1="2.316cm" svg:x2="3.03cm" svg:y2="2.316cm">
          <text:p/>
        </draw:line>
        <draw:line draw:style-name="gr6" draw:text-style-name="P5" draw:layer="layout" svg:x1="3.079cm" svg:y1="2.316cm" svg:x2="3.132cm" svg:y2="2.316cm">
          <text:p/>
        </draw:line>
        <draw:line draw:style-name="gr6" draw:text-style-name="P5" draw:layer="layout" svg:x1="3.182cm" svg:y1="2.316cm" svg:x2="3.234cm" svg:y2="2.316cm">
          <text:p/>
        </draw:line>
        <draw:line draw:style-name="gr6" draw:text-style-name="P5" draw:layer="layout" svg:x1="3.284cm" svg:y1="2.316cm" svg:x2="3.337cm" svg:y2="2.316cm">
          <text:p/>
        </draw:line>
        <draw:line draw:style-name="gr6" draw:text-style-name="P5" draw:layer="layout" svg:x1="3.386cm" svg:y1="2.316cm" svg:x2="3.439cm" svg:y2="2.316cm">
          <text:p/>
        </draw:line>
        <draw:line draw:style-name="gr6" draw:text-style-name="P5" draw:layer="layout" svg:x1="3.488cm" svg:y1="2.316cm" svg:x2="3.538cm" svg:y2="2.316cm">
          <text:p/>
        </draw:line>
        <draw:line draw:style-name="gr6" draw:text-style-name="P5" draw:layer="layout" svg:x1="3.591cm" svg:y1="2.316cm" svg:x2="3.64cm" svg:y2="2.316cm">
          <text:p/>
        </draw:line>
        <draw:line draw:style-name="gr6" draw:text-style-name="P5" draw:layer="layout" svg:x1="3.693cm" svg:y1="2.316cm" svg:x2="3.742cm" svg:y2="2.316cm">
          <text:p/>
        </draw:line>
        <draw:line draw:style-name="gr6" draw:text-style-name="P5" draw:layer="layout" svg:x1="3.795cm" svg:y1="2.316cm" svg:x2="3.845cm" svg:y2="2.316cm">
          <text:p/>
        </draw:line>
        <draw:line draw:style-name="gr6" draw:text-style-name="P5" draw:layer="layout" svg:x1="3.898cm" svg:y1="2.316cm" svg:x2="3.947cm" svg:y2="2.316cm">
          <text:p/>
        </draw:line>
        <draw:line draw:style-name="gr6" draw:text-style-name="P5" draw:layer="layout" svg:x1="4cm" svg:y1="2.316cm" svg:x2="4.049cm" svg:y2="2.316cm">
          <text:p/>
        </draw:line>
        <draw:line draw:style-name="gr6" draw:text-style-name="P5" draw:layer="layout" svg:x1="4.099cm" svg:y1="2.316cm" svg:x2="4.152cm" svg:y2="2.316cm">
          <text:p/>
        </draw:line>
        <draw:line draw:style-name="gr6" draw:text-style-name="P5" draw:layer="layout" svg:x1="4.201cm" svg:y1="2.316cm" svg:x2="4.254cm" svg:y2="2.316cm">
          <text:p/>
        </draw:line>
        <draw:line draw:style-name="gr6" draw:text-style-name="P5" draw:layer="layout" svg:x1="4.303cm" svg:y1="2.316cm" svg:x2="4.356cm" svg:y2="2.316cm">
          <text:p/>
        </draw:line>
        <draw:line draw:style-name="gr6" draw:text-style-name="P5" draw:layer="layout" svg:x1="4.406cm" svg:y1="2.316cm" svg:x2="4.459cm" svg:y2="2.316cm">
          <text:p/>
        </draw:line>
        <draw:line draw:style-name="gr6" draw:text-style-name="P5" draw:layer="layout" svg:x1="4.508cm" svg:y1="2.316cm" svg:x2="4.561cm" svg:y2="2.316cm">
          <text:p/>
        </draw:line>
        <draw:line draw:style-name="gr6" draw:text-style-name="P5" draw:layer="layout" svg:x1="4.61cm" svg:y1="2.316cm" svg:x2="4.663cm" svg:y2="2.316cm">
          <text:p/>
        </draw:line>
        <draw:line draw:style-name="gr6" draw:text-style-name="P5" draw:layer="layout" svg:x1="4.713cm" svg:y1="2.316cm" svg:x2="4.762cm" svg:y2="2.316cm">
          <text:p/>
        </draw:line>
        <draw:line draw:style-name="gr6" draw:text-style-name="P5" draw:layer="layout" svg:x1="4.815cm" svg:y1="2.316cm" svg:x2="4.864cm" svg:y2="2.316cm">
          <text:p/>
        </draw:line>
        <draw:line draw:style-name="gr6" draw:text-style-name="P5" draw:layer="layout" svg:x1="4.917cm" svg:y1="2.316cm" svg:x2="4.967cm" svg:y2="2.316cm">
          <text:p/>
        </draw:line>
        <draw:line draw:style-name="gr6" draw:text-style-name="P5" draw:layer="layout" svg:x1="5.02cm" svg:y1="2.316cm" svg:x2="5.069cm" svg:y2="2.316cm">
          <text:p/>
        </draw:line>
        <draw:line draw:style-name="gr6" draw:text-style-name="P5" draw:layer="layout" svg:x1="5.122cm" svg:y1="2.316cm" svg:x2="5.171cm" svg:y2="2.316cm">
          <text:p/>
        </draw:line>
        <draw:line draw:style-name="gr6" draw:text-style-name="P5" draw:layer="layout" svg:x1="5.224cm" svg:y1="2.316cm" svg:x2="5.274cm" svg:y2="2.316cm">
          <text:p/>
        </draw:line>
        <draw:line draw:style-name="gr6" draw:text-style-name="P5" draw:layer="layout" svg:x1="5.323cm" svg:y1="2.316cm" svg:x2="5.376cm" svg:y2="2.316cm">
          <text:p/>
        </draw:line>
        <draw:line draw:style-name="gr6" draw:text-style-name="P5" draw:layer="layout" svg:x1="5.425cm" svg:y1="2.316cm" svg:x2="5.478cm" svg:y2="2.316cm">
          <text:p/>
        </draw:line>
        <draw:line draw:style-name="gr6" draw:text-style-name="P5" draw:layer="layout" svg:x1="5.528cm" svg:y1="2.316cm" svg:x2="5.58cm" svg:y2="2.316cm">
          <text:p/>
        </draw:line>
        <draw:line draw:style-name="gr6" draw:text-style-name="P5" draw:layer="layout" svg:x1="5.63cm" svg:y1="2.316cm" svg:x2="5.683cm" svg:y2="2.316cm">
          <text:p/>
        </draw:line>
        <draw:line draw:style-name="gr6" draw:text-style-name="P5" draw:layer="layout" svg:x1="5.732cm" svg:y1="2.316cm" svg:x2="5.785cm" svg:y2="2.316cm">
          <text:p/>
        </draw:line>
        <draw:line draw:style-name="gr6" draw:text-style-name="P5" draw:layer="layout" svg:x1="5.834cm" svg:y1="2.316cm" svg:x2="5.884cm" svg:y2="2.316cm">
          <text:p/>
        </draw:line>
        <draw:line draw:style-name="gr6" draw:text-style-name="P5" draw:layer="layout" svg:x1="5.937cm" svg:y1="2.316cm" svg:x2="5.986cm" svg:y2="2.316cm">
          <text:p/>
        </draw:line>
        <draw:line draw:style-name="gr6" draw:text-style-name="P5" draw:layer="layout" svg:x1="6.039cm" svg:y1="2.316cm" svg:x2="6.088cm" svg:y2="2.316cm">
          <text:p/>
        </draw:line>
        <draw:line draw:style-name="gr6" draw:text-style-name="P5" draw:layer="layout" svg:x1="6.141cm" svg:y1="2.316cm" svg:x2="6.191cm" svg:y2="2.316cm">
          <text:p/>
        </draw:line>
        <draw:line draw:style-name="gr6" draw:text-style-name="P5" draw:layer="layout" svg:x1="6.244cm" svg:y1="2.316cm" svg:x2="6.293cm" svg:y2="2.316cm">
          <text:p/>
        </draw:line>
        <draw:line draw:style-name="gr6" draw:text-style-name="P5" draw:layer="layout" svg:x1="6.346cm" svg:y1="2.316cm" svg:x2="6.395cm" svg:y2="2.316cm">
          <text:p/>
        </draw:line>
        <draw:line draw:style-name="gr6" draw:text-style-name="P5" draw:layer="layout" svg:x1="6.445cm" svg:y1="2.316cm" svg:x2="6.498cm" svg:y2="2.316cm">
          <text:p/>
        </draw:line>
        <draw:line draw:style-name="gr6" draw:text-style-name="P5" draw:layer="layout" svg:x1="6.547cm" svg:y1="2.316cm" svg:x2="6.6cm" svg:y2="2.316cm">
          <text:p/>
        </draw:line>
        <draw:line draw:style-name="gr6" draw:text-style-name="P5" draw:layer="layout" svg:x1="6.649cm" svg:y1="2.316cm" svg:x2="6.702cm" svg:y2="2.316cm">
          <text:p/>
        </draw:line>
        <draw:line draw:style-name="gr6" draw:text-style-name="P5" draw:layer="layout" svg:x1="6.752cm" svg:y1="2.316cm" svg:x2="6.805cm" svg:y2="2.316cm">
          <text:p/>
        </draw:line>
        <draw:line draw:style-name="gr6" draw:text-style-name="P5" draw:layer="layout" svg:x1="6.854cm" svg:y1="2.316cm" svg:x2="6.907cm" svg:y2="2.316cm">
          <text:p/>
        </draw:line>
        <draw:line draw:style-name="gr6" draw:text-style-name="P5" draw:layer="layout" svg:x1="6.956cm" svg:y1="2.316cm" svg:x2="7.009cm" svg:y2="2.316cm">
          <text:p/>
        </draw:line>
        <draw:line draw:style-name="gr6" draw:text-style-name="P5" draw:layer="layout" svg:x1="7.059cm" svg:y1="2.316cm" svg:x2="7.108cm" svg:y2="2.316cm">
          <text:p/>
        </draw:line>
        <draw:line draw:style-name="gr6" draw:text-style-name="P5" draw:layer="layout" svg:x1="7.161cm" svg:y1="2.316cm" svg:x2="7.21cm" svg:y2="2.316cm">
          <text:p/>
        </draw:line>
        <draw:line draw:style-name="gr6" draw:text-style-name="P5" draw:layer="layout" svg:x1="7.263cm" svg:y1="2.316cm" svg:x2="7.313cm" svg:y2="2.316cm">
          <text:p/>
        </draw:line>
        <draw:line draw:style-name="gr6" draw:text-style-name="P5" draw:layer="layout" svg:x1="7.366cm" svg:y1="2.316cm" svg:x2="7.415cm" svg:y2="2.316cm">
          <text:p/>
        </draw:line>
        <draw:line draw:style-name="gr6" draw:text-style-name="P5" draw:layer="layout" svg:x1="7.468cm" svg:y1="2.316cm" svg:x2="7.517cm" svg:y2="2.316cm">
          <text:p/>
        </draw:line>
        <draw:line draw:style-name="gr6" draw:text-style-name="P5" draw:layer="layout" svg:x1="7.57cm" svg:y1="2.316cm" svg:x2="7.62cm" svg:y2="2.316cm">
          <text:p/>
        </draw:line>
        <draw:line draw:style-name="gr6" draw:text-style-name="P5" draw:layer="layout" svg:x1="7.669cm" svg:y1="2.316cm" svg:x2="7.722cm" svg:y2="2.316cm">
          <text:p/>
        </draw:line>
        <draw:line draw:style-name="gr6" draw:text-style-name="P5" draw:layer="layout" svg:x1="7.771cm" svg:y1="2.316cm" svg:x2="7.824cm" svg:y2="2.316cm">
          <text:p/>
        </draw:line>
        <draw:line draw:style-name="gr6" draw:text-style-name="P5" draw:layer="layout" svg:x1="7.874cm" svg:y1="2.316cm" svg:x2="7.926cm" svg:y2="2.316cm">
          <text:p/>
        </draw:line>
        <draw:line draw:style-name="gr6" draw:text-style-name="P5" draw:layer="layout" svg:x1="7.976cm" svg:y1="2.316cm" svg:x2="8.029cm" svg:y2="2.316cm">
          <text:p/>
        </draw:line>
        <draw:line draw:style-name="gr6" draw:text-style-name="P5" draw:layer="layout" svg:x1="8.078cm" svg:y1="2.316cm" svg:x2="8.131cm" svg:y2="2.316cm">
          <text:p/>
        </draw:line>
        <draw:line draw:style-name="gr6" draw:text-style-name="P5" draw:layer="layout" svg:x1="8.18cm" svg:y1="2.316cm" svg:x2="8.23cm" svg:y2="2.316cm">
          <text:p/>
        </draw:line>
        <draw:line draw:style-name="gr6" draw:text-style-name="P5" draw:layer="layout" svg:x1="8.283cm" svg:y1="2.316cm" svg:x2="8.332cm" svg:y2="2.316cm">
          <text:p/>
        </draw:line>
        <draw:line draw:style-name="gr6" draw:text-style-name="P5" draw:layer="layout" svg:x1="8.385cm" svg:y1="2.316cm" svg:x2="8.434cm" svg:y2="2.316cm">
          <text:p/>
        </draw:line>
        <draw:line draw:style-name="gr6" draw:text-style-name="P5" draw:layer="layout" svg:x1="8.487cm" svg:y1="2.316cm" svg:x2="8.537cm" svg:y2="2.316cm">
          <text:p/>
        </draw:line>
        <draw:line draw:style-name="gr6" draw:text-style-name="P5" draw:layer="layout" svg:x1="8.59cm" svg:y1="2.316cm" svg:x2="8.639cm" svg:y2="2.316cm">
          <text:p/>
        </draw:line>
        <draw:line draw:style-name="gr6" draw:text-style-name="P5" draw:layer="layout" svg:x1="8.692cm" svg:y1="2.316cm" svg:x2="8.741cm" svg:y2="2.316cm">
          <text:p/>
        </draw:line>
        <draw:line draw:style-name="gr6" draw:text-style-name="P5" draw:layer="layout" svg:x1="8.794cm" svg:y1="2.316cm" svg:x2="8.844cm" svg:y2="2.316cm">
          <text:p/>
        </draw:line>
        <draw:line draw:style-name="gr6" draw:text-style-name="P5" draw:layer="layout" svg:x1="1.552cm" svg:y1="2.969cm" svg:x2="1.601cm" svg:y2="2.969cm">
          <text:p/>
        </draw:line>
        <draw:line draw:style-name="gr6" draw:text-style-name="P5" draw:layer="layout" svg:x1="1.654cm" svg:y1="2.969cm" svg:x2="1.703cm" svg:y2="2.969cm">
          <text:p/>
        </draw:line>
        <draw:line draw:style-name="gr6" draw:text-style-name="P5" draw:layer="layout" svg:x1="1.753cm" svg:y1="2.969cm" svg:x2="1.806cm" svg:y2="2.969cm">
          <text:p/>
        </draw:line>
        <draw:line draw:style-name="gr6" draw:text-style-name="P5" draw:layer="layout" svg:x1="1.855cm" svg:y1="2.969cm" svg:x2="1.908cm" svg:y2="2.969cm">
          <text:p/>
        </draw:line>
        <draw:line draw:style-name="gr6" draw:text-style-name="P5" draw:layer="layout" svg:x1="1.957cm" svg:y1="2.969cm" svg:x2="2.01cm" svg:y2="2.969cm">
          <text:p/>
        </draw:line>
        <draw:line draw:style-name="gr6" draw:text-style-name="P5" draw:layer="layout" svg:x1="2.06cm" svg:y1="2.969cm" svg:x2="2.113cm" svg:y2="2.969cm">
          <text:p/>
        </draw:line>
        <draw:line draw:style-name="gr6" draw:text-style-name="P5" draw:layer="layout" svg:x1="2.162cm" svg:y1="2.969cm" svg:x2="2.215cm" svg:y2="2.969cm">
          <text:p/>
        </draw:line>
        <draw:line draw:style-name="gr6" draw:text-style-name="P5" draw:layer="layout" svg:x1="2.264cm" svg:y1="2.969cm" svg:x2="2.317cm" svg:y2="2.969cm">
          <text:p/>
        </draw:line>
        <draw:line draw:style-name="gr6" draw:text-style-name="P5" draw:layer="layout" svg:x1="2.367cm" svg:y1="2.969cm" svg:x2="2.416cm" svg:y2="2.969cm">
          <text:p/>
        </draw:line>
        <draw:line draw:style-name="gr6" draw:text-style-name="P5" draw:layer="layout" svg:x1="2.469cm" svg:y1="2.969cm" svg:x2="2.518cm" svg:y2="2.969cm">
          <text:p/>
        </draw:line>
        <draw:line draw:style-name="gr6" draw:text-style-name="P5" draw:layer="layout" svg:x1="2.571cm" svg:y1="2.969cm" svg:x2="2.621cm" svg:y2="2.969cm">
          <text:p/>
        </draw:line>
        <draw:line draw:style-name="gr6" draw:text-style-name="P5" draw:layer="layout" svg:x1="2.674cm" svg:y1="2.969cm" svg:x2="2.723cm" svg:y2="2.969cm">
          <text:p/>
        </draw:line>
        <draw:line draw:style-name="gr6" draw:text-style-name="P5" draw:layer="layout" svg:x1="2.776cm" svg:y1="2.969cm" svg:x2="2.825cm" svg:y2="2.969cm">
          <text:p/>
        </draw:line>
        <draw:line draw:style-name="gr6" draw:text-style-name="P5" draw:layer="layout" svg:x1="2.878cm" svg:y1="2.969cm" svg:x2="2.928cm" svg:y2="2.969cm">
          <text:p/>
        </draw:line>
        <draw:line draw:style-name="gr6" draw:text-style-name="P5" draw:layer="layout" svg:x1="2.977cm" svg:y1="2.969cm" svg:x2="3.03cm" svg:y2="2.969cm">
          <text:p/>
        </draw:line>
        <draw:line draw:style-name="gr6" draw:text-style-name="P5" draw:layer="layout" svg:x1="3.079cm" svg:y1="2.969cm" svg:x2="3.132cm" svg:y2="2.969cm">
          <text:p/>
        </draw:line>
        <draw:line draw:style-name="gr6" draw:text-style-name="P5" draw:layer="layout" svg:x1="3.182cm" svg:y1="2.969cm" svg:x2="3.234cm" svg:y2="2.969cm">
          <text:p/>
        </draw:line>
        <draw:line draw:style-name="gr6" draw:text-style-name="P5" draw:layer="layout" svg:x1="3.284cm" svg:y1="2.969cm" svg:x2="3.337cm" svg:y2="2.969cm">
          <text:p/>
        </draw:line>
        <draw:line draw:style-name="gr6" draw:text-style-name="P5" draw:layer="layout" svg:x1="3.386cm" svg:y1="2.969cm" svg:x2="3.439cm" svg:y2="2.969cm">
          <text:p/>
        </draw:line>
        <draw:line draw:style-name="gr6" draw:text-style-name="P5" draw:layer="layout" svg:x1="3.488cm" svg:y1="2.969cm" svg:x2="3.538cm" svg:y2="2.969cm">
          <text:p/>
        </draw:line>
        <draw:line draw:style-name="gr6" draw:text-style-name="P5" draw:layer="layout" svg:x1="3.591cm" svg:y1="2.969cm" svg:x2="3.64cm" svg:y2="2.969cm">
          <text:p/>
        </draw:line>
        <draw:line draw:style-name="gr6" draw:text-style-name="P5" draw:layer="layout" svg:x1="3.693cm" svg:y1="2.969cm" svg:x2="3.742cm" svg:y2="2.969cm">
          <text:p/>
        </draw:line>
        <draw:line draw:style-name="gr6" draw:text-style-name="P5" draw:layer="layout" svg:x1="3.795cm" svg:y1="2.969cm" svg:x2="3.845cm" svg:y2="2.969cm">
          <text:p/>
        </draw:line>
        <draw:line draw:style-name="gr6" draw:text-style-name="P5" draw:layer="layout" svg:x1="3.898cm" svg:y1="2.969cm" svg:x2="3.947cm" svg:y2="2.969cm">
          <text:p/>
        </draw:line>
        <draw:line draw:style-name="gr6" draw:text-style-name="P5" draw:layer="layout" svg:x1="4cm" svg:y1="2.969cm" svg:x2="4.049cm" svg:y2="2.969cm">
          <text:p/>
        </draw:line>
        <draw:line draw:style-name="gr6" draw:text-style-name="P5" draw:layer="layout" svg:x1="4.099cm" svg:y1="2.969cm" svg:x2="4.152cm" svg:y2="2.969cm">
          <text:p/>
        </draw:line>
        <draw:line draw:style-name="gr6" draw:text-style-name="P5" draw:layer="layout" svg:x1="4.201cm" svg:y1="2.969cm" svg:x2="4.254cm" svg:y2="2.969cm">
          <text:p/>
        </draw:line>
        <draw:line draw:style-name="gr6" draw:text-style-name="P5" draw:layer="layout" svg:x1="4.303cm" svg:y1="2.969cm" svg:x2="4.356cm" svg:y2="2.969cm">
          <text:p/>
        </draw:line>
        <draw:line draw:style-name="gr6" draw:text-style-name="P5" draw:layer="layout" svg:x1="4.406cm" svg:y1="2.969cm" svg:x2="4.459cm" svg:y2="2.969cm">
          <text:p/>
        </draw:line>
        <draw:line draw:style-name="gr6" draw:text-style-name="P5" draw:layer="layout" svg:x1="4.508cm" svg:y1="2.969cm" svg:x2="4.561cm" svg:y2="2.969cm">
          <text:p/>
        </draw:line>
        <draw:line draw:style-name="gr6" draw:text-style-name="P5" draw:layer="layout" svg:x1="4.61cm" svg:y1="2.969cm" svg:x2="4.663cm" svg:y2="2.969cm">
          <text:p/>
        </draw:line>
        <draw:line draw:style-name="gr6" draw:text-style-name="P5" draw:layer="layout" svg:x1="4.713cm" svg:y1="2.969cm" svg:x2="4.762cm" svg:y2="2.969cm">
          <text:p/>
        </draw:line>
        <draw:line draw:style-name="gr6" draw:text-style-name="P5" draw:layer="layout" svg:x1="4.815cm" svg:y1="2.969cm" svg:x2="4.864cm" svg:y2="2.969cm">
          <text:p/>
        </draw:line>
        <draw:line draw:style-name="gr6" draw:text-style-name="P5" draw:layer="layout" svg:x1="4.917cm" svg:y1="2.969cm" svg:x2="4.967cm" svg:y2="2.969cm">
          <text:p/>
        </draw:line>
        <draw:line draw:style-name="gr6" draw:text-style-name="P5" draw:layer="layout" svg:x1="5.02cm" svg:y1="2.969cm" svg:x2="5.069cm" svg:y2="2.969cm">
          <text:p/>
        </draw:line>
        <draw:line draw:style-name="gr6" draw:text-style-name="P5" draw:layer="layout" svg:x1="5.122cm" svg:y1="2.969cm" svg:x2="5.171cm" svg:y2="2.969cm">
          <text:p/>
        </draw:line>
        <draw:line draw:style-name="gr6" draw:text-style-name="P5" draw:layer="layout" svg:x1="5.224cm" svg:y1="2.969cm" svg:x2="5.274cm" svg:y2="2.969cm">
          <text:p/>
        </draw:line>
        <draw:line draw:style-name="gr6" draw:text-style-name="P5" draw:layer="layout" svg:x1="5.323cm" svg:y1="2.969cm" svg:x2="5.376cm" svg:y2="2.969cm">
          <text:p/>
        </draw:line>
        <draw:line draw:style-name="gr6" draw:text-style-name="P5" draw:layer="layout" svg:x1="5.425cm" svg:y1="2.969cm" svg:x2="5.478cm" svg:y2="2.969cm">
          <text:p/>
        </draw:line>
        <draw:line draw:style-name="gr6" draw:text-style-name="P5" draw:layer="layout" svg:x1="5.528cm" svg:y1="2.969cm" svg:x2="5.58cm" svg:y2="2.969cm">
          <text:p/>
        </draw:line>
        <draw:line draw:style-name="gr6" draw:text-style-name="P5" draw:layer="layout" svg:x1="5.63cm" svg:y1="2.969cm" svg:x2="5.683cm" svg:y2="2.969cm">
          <text:p/>
        </draw:line>
        <draw:line draw:style-name="gr6" draw:text-style-name="P5" draw:layer="layout" svg:x1="5.732cm" svg:y1="2.969cm" svg:x2="5.785cm" svg:y2="2.969cm">
          <text:p/>
        </draw:line>
        <draw:line draw:style-name="gr6" draw:text-style-name="P5" draw:layer="layout" svg:x1="5.834cm" svg:y1="2.969cm" svg:x2="5.884cm" svg:y2="2.969cm">
          <text:p/>
        </draw:line>
        <draw:line draw:style-name="gr6" draw:text-style-name="P5" draw:layer="layout" svg:x1="5.937cm" svg:y1="2.969cm" svg:x2="5.986cm" svg:y2="2.969cm">
          <text:p/>
        </draw:line>
        <draw:line draw:style-name="gr6" draw:text-style-name="P5" draw:layer="layout" svg:x1="6.039cm" svg:y1="2.969cm" svg:x2="6.088cm" svg:y2="2.969cm">
          <text:p/>
        </draw:line>
        <draw:line draw:style-name="gr6" draw:text-style-name="P5" draw:layer="layout" svg:x1="6.141cm" svg:y1="2.969cm" svg:x2="6.191cm" svg:y2="2.969cm">
          <text:p/>
        </draw:line>
        <draw:line draw:style-name="gr6" draw:text-style-name="P5" draw:layer="layout" svg:x1="6.244cm" svg:y1="2.969cm" svg:x2="6.293cm" svg:y2="2.969cm">
          <text:p/>
        </draw:line>
        <draw:line draw:style-name="gr6" draw:text-style-name="P5" draw:layer="layout" svg:x1="6.346cm" svg:y1="2.969cm" svg:x2="6.395cm" svg:y2="2.969cm">
          <text:p/>
        </draw:line>
        <draw:line draw:style-name="gr6" draw:text-style-name="P5" draw:layer="layout" svg:x1="6.445cm" svg:y1="2.969cm" svg:x2="6.498cm" svg:y2="2.969cm">
          <text:p/>
        </draw:line>
        <draw:line draw:style-name="gr6" draw:text-style-name="P5" draw:layer="layout" svg:x1="6.547cm" svg:y1="2.969cm" svg:x2="6.6cm" svg:y2="2.969cm">
          <text:p/>
        </draw:line>
        <draw:line draw:style-name="gr6" draw:text-style-name="P5" draw:layer="layout" svg:x1="6.649cm" svg:y1="2.969cm" svg:x2="6.702cm" svg:y2="2.969cm">
          <text:p/>
        </draw:line>
        <draw:line draw:style-name="gr6" draw:text-style-name="P5" draw:layer="layout" svg:x1="6.752cm" svg:y1="2.969cm" svg:x2="6.805cm" svg:y2="2.969cm">
          <text:p/>
        </draw:line>
        <draw:line draw:style-name="gr6" draw:text-style-name="P5" draw:layer="layout" svg:x1="6.854cm" svg:y1="2.969cm" svg:x2="6.907cm" svg:y2="2.969cm">
          <text:p/>
        </draw:line>
        <draw:line draw:style-name="gr6" draw:text-style-name="P5" draw:layer="layout" svg:x1="6.956cm" svg:y1="2.969cm" svg:x2="7.009cm" svg:y2="2.969cm">
          <text:p/>
        </draw:line>
        <draw:line draw:style-name="gr6" draw:text-style-name="P5" draw:layer="layout" svg:x1="7.059cm" svg:y1="2.969cm" svg:x2="7.108cm" svg:y2="2.969cm">
          <text:p/>
        </draw:line>
        <draw:line draw:style-name="gr6" draw:text-style-name="P5" draw:layer="layout" svg:x1="7.161cm" svg:y1="2.969cm" svg:x2="7.21cm" svg:y2="2.969cm">
          <text:p/>
        </draw:line>
        <draw:line draw:style-name="gr6" draw:text-style-name="P5" draw:layer="layout" svg:x1="7.263cm" svg:y1="2.969cm" svg:x2="7.313cm" svg:y2="2.969cm">
          <text:p/>
        </draw:line>
        <draw:line draw:style-name="gr6" draw:text-style-name="P5" draw:layer="layout" svg:x1="7.366cm" svg:y1="2.969cm" svg:x2="7.415cm" svg:y2="2.969cm">
          <text:p/>
        </draw:line>
        <draw:line draw:style-name="gr6" draw:text-style-name="P5" draw:layer="layout" svg:x1="7.468cm" svg:y1="2.969cm" svg:x2="7.517cm" svg:y2="2.969cm">
          <text:p/>
        </draw:line>
        <draw:line draw:style-name="gr6" draw:text-style-name="P5" draw:layer="layout" svg:x1="7.57cm" svg:y1="2.969cm" svg:x2="7.62cm" svg:y2="2.969cm">
          <text:p/>
        </draw:line>
        <draw:line draw:style-name="gr6" draw:text-style-name="P5" draw:layer="layout" svg:x1="7.669cm" svg:y1="2.969cm" svg:x2="7.722cm" svg:y2="2.969cm">
          <text:p/>
        </draw:line>
        <draw:line draw:style-name="gr6" draw:text-style-name="P5" draw:layer="layout" svg:x1="7.771cm" svg:y1="2.969cm" svg:x2="7.824cm" svg:y2="2.969cm">
          <text:p/>
        </draw:line>
        <draw:line draw:style-name="gr6" draw:text-style-name="P5" draw:layer="layout" svg:x1="7.874cm" svg:y1="2.969cm" svg:x2="7.926cm" svg:y2="2.969cm">
          <text:p/>
        </draw:line>
        <draw:line draw:style-name="gr6" draw:text-style-name="P5" draw:layer="layout" svg:x1="7.976cm" svg:y1="2.969cm" svg:x2="8.029cm" svg:y2="2.969cm">
          <text:p/>
        </draw:line>
        <draw:line draw:style-name="gr6" draw:text-style-name="P5" draw:layer="layout" svg:x1="8.078cm" svg:y1="2.969cm" svg:x2="8.131cm" svg:y2="2.969cm">
          <text:p/>
        </draw:line>
        <draw:line draw:style-name="gr6" draw:text-style-name="P5" draw:layer="layout" svg:x1="8.18cm" svg:y1="2.969cm" svg:x2="8.23cm" svg:y2="2.969cm">
          <text:p/>
        </draw:line>
        <draw:line draw:style-name="gr6" draw:text-style-name="P5" draw:layer="layout" svg:x1="8.283cm" svg:y1="2.969cm" svg:x2="8.332cm" svg:y2="2.969cm">
          <text:p/>
        </draw:line>
        <draw:line draw:style-name="gr6" draw:text-style-name="P5" draw:layer="layout" svg:x1="8.385cm" svg:y1="2.969cm" svg:x2="8.434cm" svg:y2="2.969cm">
          <text:p/>
        </draw:line>
        <draw:line draw:style-name="gr6" draw:text-style-name="P5" draw:layer="layout" svg:x1="8.487cm" svg:y1="2.969cm" svg:x2="8.537cm" svg:y2="2.969cm">
          <text:p/>
        </draw:line>
        <draw:line draw:style-name="gr6" draw:text-style-name="P5" draw:layer="layout" svg:x1="8.59cm" svg:y1="2.969cm" svg:x2="8.639cm" svg:y2="2.969cm">
          <text:p/>
        </draw:line>
        <draw:line draw:style-name="gr6" draw:text-style-name="P5" draw:layer="layout" svg:x1="8.692cm" svg:y1="2.969cm" svg:x2="8.741cm" svg:y2="2.969cm">
          <text:p/>
        </draw:line>
        <draw:line draw:style-name="gr6" draw:text-style-name="P5" draw:layer="layout" svg:x1="8.794cm" svg:y1="2.969cm" svg:x2="8.844cm" svg:y2="2.969cm">
          <text:p/>
        </draw:line>
        <draw:frame draw:style-name="gr7" draw:text-style-name="P7" draw:layer="layout" svg:width="0.552cm" svg:height="0.314cm" svg:x="4.001cm" svg:y="0.203cm">
          <draw:text-box>
            <text:p text:style-name="P6"><text:span text:style-name="T3">CPU</text:span></text:p>
          </draw:text-box>
        </draw:frame>
        <draw:frame draw:style-name="gr7" draw:text-style-name="P7" draw:layer="layout" svg:width="0.654cm" svg:height="0.314cm" svg:x="2.29cm" svg:y="2.824cm">
          <draw:text-box>
            <text:p text:style-name="P6"><text:span text:style-name="T1">Spike</text:span></text:p>
          </draw:text-box>
        </draw:frame>
        <draw:frame draw:style-name="gr7" draw:text-style-name="P7" draw:layer="layout" svg:width="0.654cm" svg:height="0.314cm" svg:x="2.279cm" svg:y="2.813cm">
          <draw:text-box>
            <text:p text:style-name="P6"><text:span text:style-name="T3">Spike</text:span></text:p>
          </draw:text-box>
        </draw:frame>
        <draw:frame draw:style-name="gr7" draw:text-style-name="P7" draw:layer="layout" svg:width="0.671cm" svg:height="0.314cm" svg:x="3.574cm" svg:y="2.171cm">
          <draw:text-box>
            <text:p text:style-name="P6"><text:span text:style-name="T1">Pool1</text:span></text:p>
          </draw:text-box>
        </draw:frame>
        <draw:path draw:style-name="gr9" draw:text-style-name="P5" draw:layer="layout" svg:width="0.134cm" svg:height="0.589cm" svg:x="1.375cm" svg:y="1.858cm" svg:viewBox="0 0 135 590" svg:d="M135 0c-35 0-67 24-67 49v199c0 24-35 45-68 45 33 0 68 25 68 50v197c0 25 32 50 67 50">
          <text:p/>
        </draw:path>
        <draw:polygon draw:style-name="gr9" draw:text-style-name="P5" draw:layer="layout" svg:width="0cm" svg:height="0cm" svg:x="1.375cm" svg:y="1.858cm" svg:viewBox="0 0 0 0" draw:points="0,0">
          <text:p/>
        </draw:polygon>
        <draw:polygon draw:style-name="gr9" draw:text-style-name="P5" draw:layer="layout" svg:width="0cm" svg:height="0cm" svg:x="1.509cm" svg:y="2.447cm" svg:viewBox="0 0 0 0" draw:points="0,0">
          <text:p/>
        </draw:polygon>
        <draw:path draw:style-name="gr9" draw:text-style-name="P5" draw:layer="layout" svg:width="0.134cm" svg:height="0.564cm" svg:x="1.375cm" svg:y="1.216cm" svg:viewBox="0 0 135 565" svg:d="M135 0c-35 0-67 24-67 45v192c0 21-35 46-68 46 33 0 68 24 68 46v187c0 24 32 49 67 49">
          <text:p/>
        </draw:path>
        <draw:polygon draw:style-name="gr9" draw:text-style-name="P5" draw:layer="layout" svg:width="0cm" svg:height="0cm" svg:x="1.375cm" svg:y="1.216cm" svg:viewBox="0 0 0 0" draw:points="0,0">
          <text:p/>
        </draw:polygon>
        <draw:polygon draw:style-name="gr9" draw:text-style-name="P5" draw:layer="layout" svg:width="0cm" svg:height="0cm" svg:x="1.509cm" svg:y="1.78cm" svg:viewBox="0 0 0 0" draw:points="0,0">
          <text:p/>
        </draw:polygon>
        <draw:frame draw:style-name="gr7" draw:text-style-name="P7" draw:layer="layout" svg:width="0.671cm" svg:height="0.314cm" svg:x="3.563cm" svg:y="2.161cm">
          <draw:text-box>
            <text:p text:style-name="P6"><text:span text:style-name="T2">Pool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88cm" fo:page-height="4.0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27"/>
    <meta:generator>LibreOffice/6.0.7.3$Linux_X86_64 LibreOffice_project/00m0$Build-3</meta:generator>
  </office:meta>
</office:document-meta>
</file>